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5600002BA100004530B5234A37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399cm" style:rel-column-width="1537*"/>
    </style:style>
    <style:style style:name="Tabla1.B" style:family="table-column">
      <style:table-column-properties style:column-width="0.716cm" style:rel-column-width="2761*"/>
    </style:style>
    <style:style style:name="Tabla1.C" style:family="table-column">
      <style:table-column-properties style:column-width="1.034cm" style:rel-column-width="3985*"/>
    </style:style>
    <style:style style:name="Tabla1.D" style:family="table-column">
      <style:table-column-properties style:column-width="14.852cm" style:rel-column-width="57252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644cm" style:rel-column-width="10193*"/>
    </style:style>
    <style:style style:name="Tabla2.B" style:family="table-column">
      <style:table-column-properties style:column-width="14.356cm" style:rel-column-width="55342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.B1" style:family="table-cell">
      <style:table-cell-properties style:border-line-width="0.002cm 0.004cm 0.002cm" fo:padding="0.049cm" fo:border="0.2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644cm" style:rel-column-width="10193*"/>
    </style:style>
    <style:style style:name="Tabla3.B" style:family="table-column">
      <style:table-column-properties style:column-width="14.356cm" style:rel-column-width="55342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3.B1" style:family="table-cell">
      <style:table-cell-properties style:border-line-width="0.002cm 0.004cm 0.002cm" fo:padding="0.049cm" fo:border="0.2pt double #808080"/>
    </style:style>
    <style:style style:name="Tabla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3.209cm" style:rel-column-width="12369*"/>
    </style:style>
    <style:style style:name="Tabla4.B" style:family="table-column">
      <style:table-column-properties style:column-width="13.792cm" style:rel-column-width="53166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4.B1" style:family="table-cell">
      <style:table-cell-properties style:border-line-width="0.002cm 0.004cm 0.002cm" fo:padding="0.049cm" fo:border="0.2pt double #808080"/>
    </style:style>
    <style:style style:name="Tabla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3.209cm" style:rel-column-width="12369*"/>
    </style:style>
    <style:style style:name="Tabla5.B" style:family="table-column">
      <style:table-column-properties style:column-width="13.792cm" style:rel-column-width="53166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5.B1" style:family="table-cell">
      <style:table-cell-properties style:border-line-width="0.002cm 0.004cm 0.002cm" fo:padding="0.049cm" fo:border="0.2pt double #808080"/>
    </style:style>
    <style:style style:name="Tabla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551cm" style:rel-column-width="9833*"/>
    </style:style>
    <style:style style:name="Tabla6.B" style:family="table-column">
      <style:table-column-properties style:column-width="14.45cm" style:rel-column-width="55702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6.B1" style:family="table-cell">
      <style:table-cell-properties style:border-line-width="0.002cm 0.004cm 0.002cm" fo:padding="0.049cm" fo:border="0.2pt double #808080"/>
    </style:style>
    <style:style style:name="Tabla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3.778cm" style:rel-column-width="14564*"/>
    </style:style>
    <style:style style:name="Tabla7.B" style:family="table-column">
      <style:table-column-properties style:column-width="7.391cm" style:rel-column-width="28490*"/>
    </style:style>
    <style:style style:name="Tabla7.C" style:family="table-column">
      <style:table-column-properties style:column-width="5.831cm" style:rel-column-width="22481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7.B1" style:family="table-cell">
      <style:table-cell-properties style:border-line-width="0.002cm 0.004cm 0.002cm" fo:padding="0.049cm" fo:border="0.2pt double #808080"/>
    </style:style>
    <style:style style:name="Tabla7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7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.B9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3.611cm" style:rel-column-width="13918*"/>
    </style:style>
    <style:style style:name="Tabla8.B" style:family="table-column">
      <style:table-column-properties style:column-width="7.465cm" style:rel-column-width="28776*"/>
    </style:style>
    <style:style style:name="Tabla8.C" style:family="table-column">
      <style:table-column-properties style:column-width="5.925cm" style:rel-column-width="22841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8.B1" style:family="table-cell">
      <style:table-cell-properties style:border-line-width="0.002cm 0.004cm 0.002cm" fo:padding="0.049cm" fo:border="0.2pt double #808080"/>
    </style:style>
    <style:style style:name="Tabla8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8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8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8.B9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3.787cm" style:rel-column-width="14598*"/>
    </style:style>
    <style:style style:name="Tabla9.B" style:family="table-column">
      <style:table-column-properties style:column-width="7.461cm" style:rel-column-width="28762*"/>
    </style:style>
    <style:style style:name="Tabla9.C" style:family="table-column">
      <style:table-column-properties style:column-width="5.752cm" style:rel-column-width="22175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9.B1" style:family="table-cell">
      <style:table-cell-properties style:border-line-width="0.002cm 0.004cm 0.002cm" fo:padding="0.049cm" fo:border="0.2pt double #808080"/>
    </style:style>
    <style:style style:name="Tabla9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9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9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9.B9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0" style:family="table">
      <style:table-properties style:width="17cm" style:rel-width="100%" table:align="left"/>
    </style:style>
    <style:style style:name="Tabla10.A" style:family="table-column">
      <style:table-column-properties style:column-width="3.743cm" style:rel-column-width="14428*"/>
    </style:style>
    <style:style style:name="Tabla10.B" style:family="table-column">
      <style:table-column-properties style:column-width="6.592cm" style:rel-column-width="25410*"/>
    </style:style>
    <style:style style:name="Tabla10.C" style:family="table-column">
      <style:table-column-properties style:column-width="6.666cm" style:rel-column-width="25697*"/>
    </style:style>
    <style:style style:name="Tabla10.1" style:family="table-row">
      <style:table-row-properties fo:background-color="#c8e0e0">
        <style:background-image/>
      </style:table-row-properties>
    </style:style>
    <style:style style:name="Tabla10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0.B1" style:family="table-cell">
      <style:table-cell-properties style:border-line-width="0.002cm 0.004cm 0.002cm" fo:padding="0.049cm" fo:border="0.2pt double #808080"/>
    </style:style>
    <style:style style:name="Tabla10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0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0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0.B9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1" style:family="table">
      <style:table-properties style:width="17cm" style:rel-width="100%" table:align="left"/>
    </style:style>
    <style:style style:name="Tabla11.A" style:family="table-column">
      <style:table-column-properties style:column-width="2.547cm" style:rel-column-width="9819*"/>
    </style:style>
    <style:style style:name="Tabla11.B" style:family="table-column">
      <style:table-column-properties style:column-width="14.453cm" style:rel-column-width="55716*"/>
    </style:style>
    <style:style style:name="Tabla11.1" style:family="table-row">
      <style:table-row-properties fo:background-color="#c8e0e0">
        <style:background-image/>
      </style:table-row-properties>
    </style:style>
    <style:style style:name="Tabla1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1.B1" style:family="table-cell">
      <style:table-cell-properties style:border-line-width="0.002cm 0.004cm 0.002cm" fo:padding="0.049cm" fo:border="0.2pt double #808080"/>
    </style:style>
    <style:style style:name="Tabla1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1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2" style:family="table">
      <style:table-properties style:width="17cm" style:rel-width="100%" table:align="left"/>
    </style:style>
    <style:style style:name="Tabla12.A" style:family="table-column">
      <style:table-column-properties style:column-width="2.715cm" style:rel-column-width="10465*"/>
    </style:style>
    <style:style style:name="Tabla12.B" style:family="table-column">
      <style:table-column-properties style:column-width="1.035cm" style:rel-column-width="3992*"/>
    </style:style>
    <style:style style:name="Tabla12.C" style:family="table-column">
      <style:table-column-properties style:column-width="13.25cm" style:rel-column-width="51078*"/>
    </style:style>
    <style:style style:name="Tabla12.1" style:family="table-row">
      <style:table-row-properties fo:background-color="#c8e0e0">
        <style:background-image/>
      </style:table-row-properties>
    </style:style>
    <style:style style:name="Tabla1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2.B1" style:family="table-cell">
      <style:table-cell-properties style:border-line-width="0.002cm 0.004cm 0.002cm" fo:padding="0.049cm" fo:border="0.2pt double #808080"/>
    </style:style>
    <style:style style:name="Tabla1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2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3" style:family="table">
      <style:table-properties style:width="17cm" style:rel-width="100%" table:align="left"/>
    </style:style>
    <style:style style:name="Tabla13.A" style:family="table-column">
      <style:table-column-properties style:column-width="2.715cm" style:rel-column-width="10465*"/>
    </style:style>
    <style:style style:name="Tabla13.B" style:family="table-column">
      <style:table-column-properties style:column-width="1.035cm" style:rel-column-width="3992*"/>
    </style:style>
    <style:style style:name="Tabla13.C" style:family="table-column">
      <style:table-column-properties style:column-width="13.25cm" style:rel-column-width="51078*"/>
    </style:style>
    <style:style style:name="Tabla13.1" style:family="table-row">
      <style:table-row-properties fo:background-color="#c8e0e0">
        <style:background-image/>
      </style:table-row-properties>
    </style:style>
    <style:style style:name="Tabla1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3.B1" style:family="table-cell">
      <style:table-cell-properties style:border-line-width="0.002cm 0.004cm 0.002cm" fo:padding="0.049cm" fo:border="0.2pt double #808080"/>
    </style:style>
    <style:style style:name="Tabla1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3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4" style:family="table">
      <style:table-properties style:width="17cm" style:rel-width="100%" table:align="left"/>
    </style:style>
    <style:style style:name="Tabla14.A" style:family="table-column">
      <style:table-column-properties style:column-width="2.715cm" style:rel-column-width="10465*"/>
    </style:style>
    <style:style style:name="Tabla14.B" style:family="table-column">
      <style:table-column-properties style:column-width="1.035cm" style:rel-column-width="3992*"/>
    </style:style>
    <style:style style:name="Tabla14.C" style:family="table-column">
      <style:table-column-properties style:column-width="13.25cm" style:rel-column-width="51078*"/>
    </style:style>
    <style:style style:name="Tabla14.1" style:family="table-row">
      <style:table-row-properties fo:background-color="#c8e0e0">
        <style:background-image/>
      </style:table-row-properties>
    </style:style>
    <style:style style:name="Tabla1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4.B1" style:family="table-cell">
      <style:table-cell-properties style:border-line-width="0.002cm 0.004cm 0.002cm" fo:padding="0.049cm" fo:border="0.2pt double #808080"/>
    </style:style>
    <style:style style:name="Tabla1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4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5" style:family="table">
      <style:table-properties style:width="17cm" style:rel-width="100%" table:align="left"/>
    </style:style>
    <style:style style:name="Tabla15.A" style:family="table-column">
      <style:table-column-properties style:column-width="2.715cm" style:rel-column-width="10465*"/>
    </style:style>
    <style:style style:name="Tabla15.B" style:family="table-column">
      <style:table-column-properties style:column-width="1.035cm" style:rel-column-width="3992*"/>
    </style:style>
    <style:style style:name="Tabla15.C" style:family="table-column">
      <style:table-column-properties style:column-width="13.25cm" style:rel-column-width="51078*"/>
    </style:style>
    <style:style style:name="Tabla15.1" style:family="table-row">
      <style:table-row-properties fo:background-color="#c8e0e0">
        <style:background-image/>
      </style:table-row-properties>
    </style:style>
    <style:style style:name="Tabla1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5.B1" style:family="table-cell">
      <style:table-cell-properties style:border-line-width="0.002cm 0.004cm 0.002cm" fo:padding="0.049cm" fo:border="0.2pt double #808080"/>
    </style:style>
    <style:style style:name="Tabla1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5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6" style:family="table">
      <style:table-properties style:width="17cm" style:rel-width="100%" table:align="left"/>
    </style:style>
    <style:style style:name="Tabla16.A" style:family="table-column">
      <style:table-column-properties style:column-width="2.715cm" style:rel-column-width="10465*"/>
    </style:style>
    <style:style style:name="Tabla16.B" style:family="table-column">
      <style:table-column-properties style:column-width="1.035cm" style:rel-column-width="3992*"/>
    </style:style>
    <style:style style:name="Tabla16.C" style:family="table-column">
      <style:table-column-properties style:column-width="13.25cm" style:rel-column-width="51078*"/>
    </style:style>
    <style:style style:name="Tabla16.1" style:family="table-row">
      <style:table-row-properties fo:background-color="#c8e0e0">
        <style:background-image/>
      </style:table-row-properties>
    </style:style>
    <style:style style:name="Tabla1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6.B1" style:family="table-cell">
      <style:table-cell-properties style:border-line-width="0.002cm 0.004cm 0.002cm" fo:padding="0.049cm" fo:border="0.2pt double #808080"/>
    </style:style>
    <style:style style:name="Tabla1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6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7" style:family="table">
      <style:table-properties style:width="17cm" style:rel-width="100%" table:align="left"/>
    </style:style>
    <style:style style:name="Tabla17.A" style:family="table-column">
      <style:table-column-properties style:column-width="2.715cm" style:rel-column-width="10465*"/>
    </style:style>
    <style:style style:name="Tabla17.B" style:family="table-column">
      <style:table-column-properties style:column-width="1.035cm" style:rel-column-width="3992*"/>
    </style:style>
    <style:style style:name="Tabla17.C" style:family="table-column">
      <style:table-column-properties style:column-width="13.25cm" style:rel-column-width="51078*"/>
    </style:style>
    <style:style style:name="Tabla17.1" style:family="table-row">
      <style:table-row-properties fo:background-color="#c8e0e0">
        <style:background-image/>
      </style:table-row-properties>
    </style:style>
    <style:style style:name="Tabla17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7.B1" style:family="table-cell">
      <style:table-cell-properties style:border-line-width="0.002cm 0.004cm 0.002cm" fo:padding="0.049cm" fo:border="0.2pt double #808080"/>
    </style:style>
    <style:style style:name="Tabla17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7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7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8" style:family="table">
      <style:table-properties style:width="17cm" style:rel-width="100%" table:align="left"/>
    </style:style>
    <style:style style:name="Tabla18.A" style:family="table-column">
      <style:table-column-properties style:column-width="2.715cm" style:rel-column-width="10465*"/>
    </style:style>
    <style:style style:name="Tabla18.B" style:family="table-column">
      <style:table-column-properties style:column-width="1.035cm" style:rel-column-width="3992*"/>
    </style:style>
    <style:style style:name="Tabla18.C" style:family="table-column">
      <style:table-column-properties style:column-width="13.25cm" style:rel-column-width="51078*"/>
    </style:style>
    <style:style style:name="Tabla18.1" style:family="table-row">
      <style:table-row-properties fo:background-color="#c8e0e0">
        <style:background-image/>
      </style:table-row-properties>
    </style:style>
    <style:style style:name="Tabla18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8.B1" style:family="table-cell">
      <style:table-cell-properties style:border-line-width="0.002cm 0.004cm 0.002cm" fo:padding="0.049cm" fo:border="0.2pt double #808080"/>
    </style:style>
    <style:style style:name="Tabla18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8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8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9" style:family="table">
      <style:table-properties style:width="17cm" style:rel-width="100%" table:align="left"/>
    </style:style>
    <style:style style:name="Tabla19.A" style:family="table-column">
      <style:table-column-properties style:column-width="2.715cm" style:rel-column-width="10465*"/>
    </style:style>
    <style:style style:name="Tabla19.B" style:family="table-column">
      <style:table-column-properties style:column-width="1.035cm" style:rel-column-width="3992*"/>
    </style:style>
    <style:style style:name="Tabla19.C" style:family="table-column">
      <style:table-column-properties style:column-width="13.25cm" style:rel-column-width="51078*"/>
    </style:style>
    <style:style style:name="Tabla19.1" style:family="table-row">
      <style:table-row-properties fo:background-color="#c8e0e0">
        <style:background-image/>
      </style:table-row-properties>
    </style:style>
    <style:style style:name="Tabla19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9.B1" style:family="table-cell">
      <style:table-cell-properties style:border-line-width="0.002cm 0.004cm 0.002cm" fo:padding="0.049cm" fo:border="0.2pt double #808080"/>
    </style:style>
    <style:style style:name="Tabla19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9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19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0" style:family="table">
      <style:table-properties style:width="17cm" style:rel-width="100%" table:align="left"/>
    </style:style>
    <style:style style:name="Tabla20.A" style:family="table-column">
      <style:table-column-properties style:column-width="2.713cm" style:rel-column-width="10458*"/>
    </style:style>
    <style:style style:name="Tabla20.B" style:family="table-column">
      <style:table-column-properties style:column-width="14.288cm" style:rel-column-width="55077*"/>
    </style:style>
    <style:style style:name="Tabla20.1" style:family="table-row">
      <style:table-row-properties fo:background-color="#c8e0e0">
        <style:background-image/>
      </style:table-row-properties>
    </style:style>
    <style:style style:name="Tabla20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0.B1" style:family="table-cell">
      <style:table-cell-properties style:border-line-width="0.002cm 0.004cm 0.002cm" fo:padding="0.049cm" fo:border="0.2pt double #808080"/>
    </style:style>
    <style:style style:name="Tabla20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0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1" style:family="table">
      <style:table-properties style:width="17cm" style:rel-width="100%" table:align="left"/>
    </style:style>
    <style:style style:name="Tabla21.A" style:family="table-column">
      <style:table-column-properties style:column-width="2.713cm" style:rel-column-width="10458*"/>
    </style:style>
    <style:style style:name="Tabla21.B" style:family="table-column">
      <style:table-column-properties style:column-width="14.288cm" style:rel-column-width="55077*"/>
    </style:style>
    <style:style style:name="Tabla21.1" style:family="table-row">
      <style:table-row-properties fo:background-color="#c8e0e0">
        <style:background-image/>
      </style:table-row-properties>
    </style:style>
    <style:style style:name="Tabla2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1.B1" style:family="table-cell">
      <style:table-cell-properties style:border-line-width="0.002cm 0.004cm 0.002cm" fo:padding="0.049cm" fo:border="0.2pt double #808080"/>
    </style:style>
    <style:style style:name="Tabla2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1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2" style:family="table">
      <style:table-properties style:width="17cm" style:rel-width="100%" table:align="left"/>
    </style:style>
    <style:style style:name="Tabla22.A" style:family="table-column">
      <style:table-column-properties style:column-width="2.713cm" style:rel-column-width="10458*"/>
    </style:style>
    <style:style style:name="Tabla22.B" style:family="table-column">
      <style:table-column-properties style:column-width="14.288cm" style:rel-column-width="55077*"/>
    </style:style>
    <style:style style:name="Tabla22.1" style:family="table-row">
      <style:table-row-properties fo:background-color="#c8e0e0">
        <style:background-image/>
      </style:table-row-properties>
    </style:style>
    <style:style style:name="Tabla2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2.B1" style:family="table-cell">
      <style:table-cell-properties style:border-line-width="0.002cm 0.004cm 0.002cm" fo:padding="0.049cm" fo:border="0.2pt double #808080"/>
    </style:style>
    <style:style style:name="Tabla2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3" style:family="table">
      <style:table-properties style:width="17cm" style:rel-width="100%" table:align="left"/>
    </style:style>
    <style:style style:name="Tabla23.A" style:family="table-column">
      <style:table-column-properties style:column-width="2.713cm" style:rel-column-width="10458*"/>
    </style:style>
    <style:style style:name="Tabla23.B" style:family="table-column">
      <style:table-column-properties style:column-width="14.288cm" style:rel-column-width="55077*"/>
    </style:style>
    <style:style style:name="Tabla23.1" style:family="table-row">
      <style:table-row-properties fo:background-color="#c8e0e0">
        <style:background-image/>
      </style:table-row-properties>
    </style:style>
    <style:style style:name="Tabla2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3.B1" style:family="table-cell">
      <style:table-cell-properties style:border-line-width="0.002cm 0.004cm 0.002cm" fo:padding="0.049cm" fo:border="0.2pt double #808080"/>
    </style:style>
    <style:style style:name="Tabla2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4" style:family="table">
      <style:table-properties style:width="17cm" style:rel-width="100%" table:align="left"/>
    </style:style>
    <style:style style:name="Tabla24.A" style:family="table-column">
      <style:table-column-properties style:column-width="2.713cm" style:rel-column-width="10458*"/>
    </style:style>
    <style:style style:name="Tabla24.B" style:family="table-column">
      <style:table-column-properties style:column-width="14.288cm" style:rel-column-width="55077*"/>
    </style:style>
    <style:style style:name="Tabla24.1" style:family="table-row">
      <style:table-row-properties fo:background-color="#c8e0e0">
        <style:background-image/>
      </style:table-row-properties>
    </style:style>
    <style:style style:name="Tabla2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4.B1" style:family="table-cell">
      <style:table-cell-properties style:border-line-width="0.002cm 0.004cm 0.002cm" fo:padding="0.049cm" fo:border="0.2pt double #808080"/>
    </style:style>
    <style:style style:name="Tabla2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5" style:family="table">
      <style:table-properties style:width="17cm" style:rel-width="100%" table:align="left"/>
    </style:style>
    <style:style style:name="Tabla25.A" style:family="table-column">
      <style:table-column-properties style:column-width="2.713cm" style:rel-column-width="10458*"/>
    </style:style>
    <style:style style:name="Tabla25.B" style:family="table-column">
      <style:table-column-properties style:column-width="14.288cm" style:rel-column-width="55077*"/>
    </style:style>
    <style:style style:name="Tabla25.1" style:family="table-row">
      <style:table-row-properties fo:background-color="#c8e0e0">
        <style:background-image/>
      </style:table-row-properties>
    </style:style>
    <style:style style:name="Tabla2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5.B1" style:family="table-cell">
      <style:table-cell-properties style:border-line-width="0.002cm 0.004cm 0.002cm" fo:padding="0.049cm" fo:border="0.2pt double #808080"/>
    </style:style>
    <style:style style:name="Tabla2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6" style:family="table">
      <style:table-properties style:width="17cm" style:rel-width="100%" table:align="left"/>
    </style:style>
    <style:style style:name="Tabla26.A" style:family="table-column">
      <style:table-column-properties style:column-width="2.713cm" style:rel-column-width="10458*"/>
    </style:style>
    <style:style style:name="Tabla26.B" style:family="table-column">
      <style:table-column-properties style:column-width="14.288cm" style:rel-column-width="55077*"/>
    </style:style>
    <style:style style:name="Tabla26.1" style:family="table-row">
      <style:table-row-properties fo:background-color="#c8e0e0">
        <style:background-image/>
      </style:table-row-properties>
    </style:style>
    <style:style style:name="Tabla2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6.B1" style:family="table-cell">
      <style:table-cell-properties style:border-line-width="0.002cm 0.004cm 0.002cm" fo:padding="0.049cm" fo:border="0.2pt double #808080"/>
    </style:style>
    <style:style style:name="Tabla2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" style:family="table">
      <style:table-properties style:width="17.59cm" table:align="left"/>
    </style:style>
    <style:style style:name="Tabla27.A" style:family="table-column">
      <style:table-column-properties style:column-width="1.954cm"/>
    </style:style>
    <style:style style:name="Tabla27.1" style:family="table-row">
      <style:table-row-properties style:min-row-height="1.078cm"/>
    </style:style>
    <style:style style:name="Tabla27.A1" style:family="table-cell">
      <style:table-cell-properties style:vertical-align="middle"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B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C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D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E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F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G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H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7.I1" style:family="table-cell">
      <style:table-cell-properties fo:background-color="#c8e0e0" style:border-line-width="0.002cm 0.004cm 0.002cm" fo:padding="0.049cm" fo:border="0.2pt double #808080">
        <style:background-image/>
      </style:table-cell-properties>
    </style:style>
    <style:style style:name="Tabla27.A2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3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4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5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6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7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8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9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9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10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11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11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12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1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7.A13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7.B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C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D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E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F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G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H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7.I1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" style:family="table">
      <style:table-properties style:width="17.588cm" fo:margin-left="0cm" table:align="left"/>
    </style:style>
    <style:style style:name="Tabla28.A" style:family="table-column">
      <style:table-column-properties style:column-width="1.353cm"/>
    </style:style>
    <style:style style:name="Tabla28.1" style:family="table-row">
      <style:table-row-properties style:min-row-height="1.078cm"/>
    </style:style>
    <style:style style:name="Tabla28.A1" style:family="table-cell">
      <style:table-cell-properties style:vertical-align="middle"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B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C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D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E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F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G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H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I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J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K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L1" style:family="table-cell">
      <style:table-cell-properties fo:background-color="#c8e0e0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Tabla28.M1" style:family="table-cell">
      <style:table-cell-properties fo:background-color="#c8e0e0" style:border-line-width="0.002cm 0.004cm 0.002cm" fo:padding="0.049cm" fo:border="0.2pt double #808080">
        <style:background-image/>
      </style:table-cell-properties>
    </style:style>
    <style:style style:name="Tabla28.A2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3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4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5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6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7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8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8.A9" style:family="table-cell">
      <style:table-cell-properties fo:background-color="#c8e0e0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Tabla28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D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E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F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G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H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I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J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K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L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8.M9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077e7d" officeooo:paragraph-rsid="00077e7d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3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4cd40"/>
    </style:style>
    <style:style style:name="P14" style:family="paragraph" style:parent-style-name="Table_20_Contents">
      <style:paragraph-properties fo:text-align="center" style:justify-single-word="false"/>
      <style:text-properties officeooo:paragraph-rsid="00077e7d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Heading_20_4">
      <style:paragraph-properties fo:text-align="start" style:justify-single-word="false"/>
    </style:style>
    <style:style style:name="P19" style:family="paragraph" style:parent-style-name="Table_20_Contents" style:list-style-name="L3">
      <style:paragraph-properties fo:text-align="start" style:justify-single-word="false"/>
    </style:style>
    <style:style style:name="P20" style:family="paragraph" style:parent-style-name="Table_20_Contents" style:list-style-name="L6">
      <style:paragraph-properties fo:text-align="start" style:justify-single-word="false"/>
    </style:style>
    <style:style style:name="P21" style:family="paragraph" style:parent-style-name="Table_20_Contents" style:list-style-name="L7">
      <style:paragraph-properties fo:text-align="start" style:justify-single-word="false"/>
    </style:style>
    <style:style style:name="P22" style:family="paragraph" style:parent-style-name="Table_20_Contents" style:list-style-name="L8">
      <style:paragraph-properties fo:text-align="start" style:justify-single-word="false"/>
    </style:style>
    <style:style style:name="P23" style:family="paragraph" style:parent-style-name="Table_20_Contents" style:list-style-name="L9">
      <style:paragraph-properties fo:text-align="start" style:justify-single-word="false"/>
    </style:style>
    <style:style style:name="P24" style:family="paragraph" style:parent-style-name="Table_20_Contents" style:list-style-name="L12">
      <style:paragraph-properties fo:text-align="start" style:justify-single-word="false"/>
    </style:style>
    <style:style style:name="P25" style:family="paragraph" style:parent-style-name="Table_20_Contents" style:list-style-name="L13">
      <style:paragraph-properties fo:text-align="start" style:justify-single-word="false"/>
    </style:style>
    <style:style style:name="P26" style:family="paragraph" style:parent-style-name="Table_20_Contents" style:list-style-name="L14">
      <style:paragraph-properties fo:text-align="start" style:justify-single-word="false"/>
    </style:style>
    <style:style style:name="P27" style:family="paragraph" style:parent-style-name="Table_20_Contents" style:list-style-name="L15">
      <style:paragraph-properties fo:text-align="start" style:justify-single-word="false"/>
    </style:style>
    <style:style style:name="P28" style:family="paragraph" style:parent-style-name="Table_20_Contents" style:list-style-name="L18">
      <style:paragraph-properties fo:text-align="start" style:justify-single-word="false"/>
    </style:style>
    <style:style style:name="P29" style:family="paragraph" style:parent-style-name="Table_20_Contents" style:list-style-name="L19">
      <style:paragraph-properties fo:text-align="start" style:justify-single-word="false"/>
    </style:style>
    <style:style style:name="P30" style:family="paragraph" style:parent-style-name="Table_20_Contents" style:list-style-name="L20">
      <style:paragraph-properties fo:text-align="start" style:justify-single-word="false"/>
    </style:style>
    <style:style style:name="P31" style:family="paragraph" style:parent-style-name="Table_20_Contents" style:list-style-name="L21">
      <style:paragraph-properties fo:text-align="start" style:justify-single-word="false"/>
    </style:style>
    <style:style style:name="P32" style:family="paragraph" style:parent-style-name="Table_20_Contents" style:list-style-name="L22">
      <style:paragraph-properties fo:text-align="start" style:justify-single-word="false"/>
    </style:style>
    <style:style style:name="P33" style:family="paragraph" style:parent-style-name="Table_20_Contents" style:list-style-name="L23">
      <style:paragraph-properties fo:text-align="start" style:justify-single-word="false"/>
    </style:style>
    <style:style style:name="P34" style:family="paragraph" style:parent-style-name="Table_20_Contents" style:list-style-name="L24">
      <style:paragraph-properties fo:text-align="start" style:justify-single-word="false"/>
    </style:style>
    <style:style style:name="P35" style:family="paragraph" style:parent-style-name="Table_20_Contents" style:list-style-name="L25">
      <style:paragraph-properties fo:text-align="start" style:justify-single-word="false"/>
    </style:style>
    <style:style style:name="P36" style:family="paragraph" style:parent-style-name="Table_20_Contents" style:list-style-name="L26">
      <style:paragraph-properties fo:text-align="start" style:justify-single-word="false"/>
    </style:style>
    <style:style style:name="P37" style:family="paragraph" style:parent-style-name="Table_20_Contents" style:list-style-name="L27">
      <style:paragraph-properties fo:text-align="start" style:justify-single-word="false"/>
    </style:style>
    <style:style style:name="P38" style:family="paragraph" style:parent-style-name="Table_20_Contents" style:list-style-name="L28">
      <style:paragraph-properties fo:text-align="start" style:justify-single-word="false"/>
    </style:style>
    <style:style style:name="P39" style:family="paragraph" style:parent-style-name="Table_20_Contents" style:list-style-name="L29">
      <style:paragraph-properties fo:text-align="start" style:justify-single-word="false"/>
    </style:style>
    <style:style style:name="P40" style:family="paragraph" style:parent-style-name="Table_20_Contents" style:list-style-name="L32">
      <style:paragraph-properties fo:text-align="start" style:justify-single-word="false"/>
    </style:style>
    <style:style style:name="P41" style:family="paragraph" style:parent-style-name="Table_20_Contents" style:list-style-name="L33">
      <style:paragraph-properties fo:text-align="start" style:justify-single-word="false"/>
    </style:style>
    <style:style style:name="P42" style:family="paragraph" style:parent-style-name="Table_20_Contents" style:list-style-name="L34">
      <style:paragraph-properties fo:text-align="start" style:justify-single-word="false"/>
    </style:style>
    <style:style style:name="P43" style:family="paragraph" style:parent-style-name="Table_20_Contents" style:list-style-name="L35">
      <style:paragraph-properties fo:text-align="start" style:justify-single-word="false"/>
    </style:style>
    <style:style style:name="P44" style:family="paragraph" style:parent-style-name="Table_20_Contents" style:list-style-name="L36">
      <style:paragraph-properties fo:text-align="start" style:justify-single-word="false"/>
    </style:style>
    <style:style style:name="P45" style:family="paragraph" style:parent-style-name="Table_20_Contents" style:list-style-name="L37">
      <style:paragraph-properties fo:text-align="start" style:justify-single-word="false"/>
    </style:style>
    <style:style style:name="P46" style:family="paragraph" style:parent-style-name="Table_20_Contents" style:list-style-name="L38">
      <style:paragraph-properties fo:text-align="start" style:justify-single-word="false"/>
    </style:style>
    <style:style style:name="P47" style:family="paragraph" style:parent-style-name="Table_20_Contents" style:list-style-name="L39">
      <style:paragraph-properties fo:text-align="start" style:justify-single-word="false"/>
    </style:style>
    <style:style style:name="P48" style:family="paragraph" style:parent-style-name="Table_20_Contents" style:list-style-name="L40">
      <style:paragraph-properties fo:text-align="start" style:justify-single-word="false"/>
    </style:style>
    <style:style style:name="P49" style:family="paragraph" style:parent-style-name="Table_20_Contents" style:list-style-name="L41">
      <style:paragraph-properties fo:text-align="start" style:justify-single-word="false"/>
    </style:style>
    <style:style style:name="P50" style:family="paragraph" style:parent-style-name="Table_20_Contents" style:list-style-name="L42">
      <style:paragraph-properties fo:text-align="start" style:justify-single-word="false"/>
    </style:style>
    <style:style style:name="P51" style:family="paragraph" style:parent-style-name="Table_20_Contents" style:list-style-name="L43">
      <style:paragraph-properties fo:text-align="start" style:justify-single-word="false"/>
    </style:style>
    <style:style style:name="P52" style:family="paragraph" style:parent-style-name="Table_20_Contents" style:list-style-name="L44">
      <style:paragraph-properties fo:text-align="start" style:justify-single-word="false"/>
    </style:style>
    <style:style style:name="P53" style:family="paragraph" style:parent-style-name="Table_20_Contents" style:list-style-name="L49">
      <style:paragraph-properties fo:text-align="start" style:justify-single-word="false"/>
    </style:style>
    <style:style style:name="P54" style:family="paragraph" style:parent-style-name="Table_20_Contents" style:list-style-name="L50">
      <style:paragraph-properties fo:text-align="start" style:justify-single-word="false"/>
    </style:style>
    <style:style style:name="P55" style:family="paragraph" style:parent-style-name="Table_20_Contents" style:list-style-name="L51">
      <style:paragraph-properties fo:text-align="start" style:justify-single-word="false"/>
    </style:style>
    <style:style style:name="P56" style:family="paragraph" style:parent-style-name="Table_20_Contents" style:list-style-name="L52">
      <style:paragraph-properties fo:text-align="start" style:justify-single-word="false"/>
    </style:style>
    <style:style style:name="P57" style:family="paragraph" style:parent-style-name="Table_20_Contents" style:list-style-name="L53">
      <style:paragraph-properties fo:text-align="start" style:justify-single-word="false"/>
    </style:style>
    <style:style style:name="P58" style:family="paragraph" style:parent-style-name="Table_20_Contents" style:list-style-name="L54">
      <style:paragraph-properties fo:text-align="start" style:justify-single-word="false"/>
    </style:style>
    <style:style style:name="P59" style:family="paragraph" style:parent-style-name="Table_20_Contents" style:list-style-name="L55">
      <style:paragraph-properties fo:text-align="start" style:justify-single-word="false"/>
    </style:style>
    <style:style style:name="P60" style:family="paragraph" style:parent-style-name="Table_20_Contents" style:list-style-name="L56">
      <style:paragraph-properties fo:text-align="start" style:justify-single-word="false"/>
    </style:style>
    <style:style style:name="P61" style:family="paragraph" style:parent-style-name="Table_20_Contents" style:list-style-name="L57">
      <style:paragraph-properties fo:text-align="start" style:justify-single-word="false"/>
    </style:style>
    <style:style style:name="P62" style:family="paragraph" style:parent-style-name="Table_20_Contents" style:list-style-name="L58">
      <style:paragraph-properties fo:text-align="start" style:justify-single-word="false"/>
    </style:style>
    <style:style style:name="P63" style:family="paragraph" style:parent-style-name="Table_20_Contents" style:list-style-name="L59">
      <style:paragraph-properties fo:text-align="start" style:justify-single-word="false"/>
    </style:style>
    <style:style style:name="P64" style:family="paragraph" style:parent-style-name="Table_20_Contents" style:list-style-name="L60">
      <style:paragraph-properties fo:text-align="start" style:justify-single-word="false"/>
    </style:style>
    <style:style style:name="P65" style:family="paragraph" style:parent-style-name="Table_20_Contents" style:list-style-name="L61">
      <style:paragraph-properties fo:text-align="start" style:justify-single-word="false"/>
    </style:style>
    <style:style style:name="P66" style:family="paragraph" style:parent-style-name="Table_20_Contents" style:list-style-name="L62">
      <style:paragraph-properties fo:text-align="start" style:justify-single-word="false"/>
    </style:style>
    <style:style style:name="P67" style:family="paragraph" style:parent-style-name="Table_20_Contents" style:list-style-name="L63">
      <style:paragraph-properties fo:text-align="start" style:justify-single-word="false"/>
    </style:style>
    <style:style style:name="P68" style:family="paragraph" style:parent-style-name="Table_20_Contents" style:list-style-name="L66">
      <style:paragraph-properties fo:text-align="start" style:justify-single-word="false"/>
    </style:style>
    <style:style style:name="P69" style:family="paragraph" style:parent-style-name="Table_20_Contents" style:list-style-name="L67">
      <style:paragraph-properties fo:text-align="start" style:justify-single-word="false"/>
    </style:style>
    <style:style style:name="P70" style:family="paragraph" style:parent-style-name="Table_20_Contents" style:list-style-name="L68">
      <style:paragraph-properties fo:text-align="start" style:justify-single-word="false"/>
    </style:style>
    <style:style style:name="P71" style:family="paragraph" style:parent-style-name="Table_20_Contents" style:list-style-name="L69">
      <style:paragraph-properties fo:text-align="start" style:justify-single-word="false"/>
    </style:style>
    <style:style style:name="P72" style:family="paragraph" style:parent-style-name="Table_20_Contents" style:list-style-name="L70">
      <style:paragraph-properties fo:text-align="start" style:justify-single-word="false"/>
    </style:style>
    <style:style style:name="P73" style:family="paragraph" style:parent-style-name="Table_20_Contents" style:list-style-name="L71">
      <style:paragraph-properties fo:text-align="start" style:justify-single-word="false"/>
    </style:style>
    <style:style style:name="P74" style:family="paragraph" style:parent-style-name="Table_20_Contents" style:list-style-name="L72">
      <style:paragraph-properties fo:text-align="start" style:justify-single-word="false"/>
    </style:style>
    <style:style style:name="P75" style:family="paragraph" style:parent-style-name="Table_20_Contents" style:list-style-name="L73">
      <style:paragraph-properties fo:text-align="start" style:justify-single-word="false"/>
    </style:style>
    <style:style style:name="P76" style:family="paragraph" style:parent-style-name="Table_20_Contents" style:list-style-name="L74">
      <style:paragraph-properties fo:text-align="start" style:justify-single-word="false"/>
    </style:style>
    <style:style style:name="P77" style:family="paragraph" style:parent-style-name="Table_20_Contents" style:list-style-name="L75">
      <style:paragraph-properties fo:text-align="start" style:justify-single-word="false"/>
    </style:style>
    <style:style style:name="P78" style:family="paragraph" style:parent-style-name="Table_20_Contents" style:list-style-name="L76">
      <style:paragraph-properties fo:text-align="start" style:justify-single-word="false"/>
    </style:style>
    <style:style style:name="P79" style:family="paragraph" style:parent-style-name="Table_20_Contents" style:list-style-name="L77">
      <style:paragraph-properties fo:text-align="start" style:justify-single-word="false"/>
    </style:style>
    <style:style style:name="P80" style:family="paragraph" style:parent-style-name="Table_20_Contents" style:list-style-name="L80">
      <style:paragraph-properties fo:text-align="start" style:justify-single-word="false"/>
    </style:style>
    <style:style style:name="P81" style:family="paragraph" style:parent-style-name="Table_20_Contents" style:list-style-name="L81">
      <style:paragraph-properties fo:text-align="start" style:justify-single-word="false"/>
    </style:style>
    <style:style style:name="P82" style:family="paragraph" style:parent-style-name="Table_20_Contents" style:list-style-name="L82">
      <style:paragraph-properties fo:text-align="start" style:justify-single-word="false"/>
    </style:style>
    <style:style style:name="P83" style:family="paragraph" style:parent-style-name="Table_20_Contents" style:list-style-name="L83">
      <style:paragraph-properties fo:text-align="start" style:justify-single-word="false"/>
    </style:style>
    <style:style style:name="P84" style:family="paragraph" style:parent-style-name="Table_20_Contents" style:list-style-name="L84">
      <style:paragraph-properties fo:text-align="start" style:justify-single-word="false"/>
    </style:style>
    <style:style style:name="P85" style:family="paragraph" style:parent-style-name="Table_20_Contents" style:list-style-name="L85">
      <style:paragraph-properties fo:text-align="start" style:justify-single-word="false"/>
    </style:style>
    <style:style style:name="P86" style:family="paragraph" style:parent-style-name="Table_20_Contents" style:list-style-name="L88">
      <style:paragraph-properties fo:text-align="start" style:justify-single-word="false"/>
    </style:style>
    <style:style style:name="P87" style:family="paragraph" style:parent-style-name="Table_20_Contents" style:list-style-name="L89">
      <style:paragraph-properties fo:text-align="start" style:justify-single-word="false"/>
    </style:style>
    <style:style style:name="P88" style:family="paragraph" style:parent-style-name="Table_20_Contents" style:list-style-name="L90">
      <style:paragraph-properties fo:text-align="start" style:justify-single-word="false"/>
    </style:style>
    <style:style style:name="P89" style:family="paragraph" style:parent-style-name="Table_20_Contents" style:list-style-name="L91">
      <style:paragraph-properties fo:text-align="start" style:justify-single-word="false"/>
    </style:style>
    <style:style style:name="P90" style:family="paragraph" style:parent-style-name="Table_20_Contents" style:list-style-name="L92">
      <style:paragraph-properties fo:text-align="start" style:justify-single-word="false"/>
    </style:style>
    <style:style style:name="P91" style:family="paragraph" style:parent-style-name="Table_20_Contents" style:list-style-name="L93">
      <style:paragraph-properties fo:text-align="start" style:justify-single-word="false"/>
    </style:style>
    <style:style style:name="P92" style:family="paragraph" style:parent-style-name="Table_20_Contents" style:list-style-name="L94">
      <style:paragraph-properties fo:text-align="start" style:justify-single-word="false"/>
    </style:style>
    <style:style style:name="P93" style:family="paragraph" style:parent-style-name="Table_20_Contents" style:list-style-name="L95">
      <style:paragraph-properties fo:text-align="start" style:justify-single-word="false"/>
    </style:style>
    <style:style style:name="P94" style:family="paragraph" style:parent-style-name="Table_20_Contents" style:list-style-name="L96">
      <style:paragraph-properties fo:text-align="start" style:justify-single-word="false"/>
    </style:style>
    <style:style style:name="P95" style:family="paragraph" style:parent-style-name="Table_20_Contents" style:list-style-name="L99">
      <style:paragraph-properties fo:text-align="start" style:justify-single-word="false"/>
    </style:style>
    <style:style style:name="P96" style:family="paragraph" style:parent-style-name="Table_20_Contents" style:list-style-name="L100">
      <style:paragraph-properties fo:text-align="start" style:justify-single-word="false"/>
    </style:style>
    <style:style style:name="P97" style:family="paragraph" style:parent-style-name="Table_20_Contents" style:list-style-name="L101">
      <style:paragraph-properties fo:text-align="start" style:justify-single-word="false"/>
    </style:style>
    <style:style style:name="P98" style:family="paragraph" style:parent-style-name="Table_20_Contents" style:list-style-name="L102">
      <style:paragraph-properties fo:text-align="start" style:justify-single-word="false"/>
    </style:style>
    <style:style style:name="P99" style:family="paragraph" style:parent-style-name="Table_20_Contents" style:list-style-name="L105">
      <style:paragraph-properties fo:text-align="start" style:justify-single-word="false"/>
    </style:style>
    <style:style style:name="P100" style:family="paragraph" style:parent-style-name="Table_20_Contents" style:list-style-name="L106">
      <style:paragraph-properties fo:text-align="start" style:justify-single-word="false"/>
    </style:style>
    <style:style style:name="P101" style:family="paragraph" style:parent-style-name="Table_20_Contents" style:list-style-name="L109">
      <style:paragraph-properties fo:text-align="start" style:justify-single-word="false"/>
    </style:style>
    <style:style style:name="P102" style:family="paragraph" style:parent-style-name="Table_20_Contents" style:list-style-name="L110">
      <style:paragraph-properties fo:text-align="start" style:justify-single-word="false"/>
    </style:style>
    <style:style style:name="P103" style:family="paragraph" style:parent-style-name="Table_20_Contents" style:list-style-name="L111">
      <style:paragraph-properties fo:text-align="start" style:justify-single-word="false"/>
    </style:style>
    <style:style style:name="P104" style:family="paragraph" style:parent-style-name="Table_20_Contents" style:list-style-name="L114">
      <style:paragraph-properties fo:text-align="start" style:justify-single-word="false"/>
    </style:style>
    <style:style style:name="P105" style:family="paragraph" style:parent-style-name="Table_20_Contents" style:list-style-name="L117">
      <style:paragraph-properties fo:text-align="start" style:justify-single-word="false"/>
    </style:style>
    <style:style style:name="P106" style:family="paragraph" style:parent-style-name="Table_20_Contents" style:list-style-name="L120">
      <style:paragraph-properties fo:text-align="start" style:justify-single-word="false"/>
    </style:style>
    <style:style style:name="P107" style:family="paragraph" style:parent-style-name="Table_20_Contents" style:list-style-name="L123">
      <style:paragraph-properties fo:text-align="start" style:justify-single-word="false"/>
    </style:style>
    <style:style style:name="P108" style:family="paragraph" style:parent-style-name="Table_20_Contents" style:list-style-name="L124">
      <style:paragraph-properties fo:text-align="start" style:justify-single-word="false"/>
    </style:style>
    <style:style style:name="P109" style:family="paragraph" style:parent-style-name="Table_20_Contents" style:list-style-name="L125">
      <style:paragraph-properties fo:text-align="start" style:justify-single-word="false"/>
    </style:style>
    <style:style style:name="P110" style:family="paragraph" style:parent-style-name="Table_20_Contents" style:list-style-name="L126">
      <style:paragraph-properties fo:text-align="start" style:justify-single-word="false"/>
    </style:style>
    <style:style style:name="P111" style:family="paragraph" style:parent-style-name="Table_20_Contents" style:list-style-name="L127">
      <style:paragraph-properties fo:text-align="start" style:justify-single-word="false"/>
    </style:style>
    <style:style style:name="P112" style:family="paragraph" style:parent-style-name="Table_20_Contents" style:list-style-name="L128">
      <style:paragraph-properties fo:text-align="start" style:justify-single-word="false"/>
    </style:style>
    <style:style style:name="P113" style:family="paragraph" style:parent-style-name="Table_20_Contents" style:list-style-name="L129">
      <style:paragraph-properties fo:text-align="start" style:justify-single-word="false"/>
    </style:style>
    <style:style style:name="P114" style:family="paragraph" style:parent-style-name="Table_20_Contents" style:list-style-name="L132">
      <style:paragraph-properties fo:text-align="start" style:justify-single-word="false"/>
    </style:style>
    <style:style style:name="P115" style:family="paragraph" style:parent-style-name="Table_20_Contents" style:list-style-name="L135">
      <style:paragraph-properties fo:text-align="start" style:justify-single-word="false"/>
    </style:style>
    <style:style style:name="P116" style:family="paragraph" style:parent-style-name="Table_20_Contents" style:list-style-name="L138">
      <style:paragraph-properties fo:text-align="start" style:justify-single-word="false"/>
    </style:style>
    <style:style style:name="P117" style:family="paragraph" style:parent-style-name="Table_20_Contents" style:list-style-name="L139">
      <style:paragraph-properties fo:text-align="start" style:justify-single-word="false"/>
    </style:style>
    <style:style style:name="P118" style:family="paragraph" style:parent-style-name="Table_20_Contents" style:list-style-name="L140">
      <style:paragraph-properties fo:text-align="start" style:justify-single-word="false"/>
    </style:style>
    <style:style style:name="P119" style:family="paragraph" style:parent-style-name="Table_20_Contents" style:list-style-name="L143">
      <style:paragraph-properties fo:text-align="start" style:justify-single-word="false"/>
    </style:style>
    <style:style style:name="P120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121" style:family="paragraph" style:parent-style-name="Table_20_Contents" style:list-style-name="L2">
      <style:paragraph-properties fo:margin-top="0cm" fo:margin-bottom="0.499cm" style:contextual-spacing="false" fo:text-align="start" style:justify-single-word="false"/>
    </style:style>
    <style:style style:name="P122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123" style:family="paragraph" style:parent-style-name="Table_20_Contents" style:list-style-name="L4">
      <style:paragraph-properties fo:margin-top="0cm" fo:margin-bottom="0.499cm" style:contextual-spacing="false" fo:text-align="start" style:justify-single-word="false"/>
    </style:style>
    <style:style style:name="P124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125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126" style:family="paragraph" style:parent-style-name="Table_20_Contents" style:list-style-name="L10">
      <style:paragraph-properties fo:margin-top="0cm" fo:margin-bottom="0.499cm" style:contextual-spacing="false" fo:text-align="start" style:justify-single-word="false"/>
    </style:style>
    <style:style style:name="P127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128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P129" style:family="paragraph" style:parent-style-name="Table_20_Contents" style:list-style-name="L16">
      <style:paragraph-properties fo:margin-top="0cm" fo:margin-bottom="0.499cm" style:contextual-spacing="false" fo:text-align="start" style:justify-single-word="false"/>
    </style:style>
    <style:style style:name="P130" style:family="paragraph" style:parent-style-name="Table_20_Contents" style:list-style-name="L17">
      <style:paragraph-properties fo:margin-top="0cm" fo:margin-bottom="0.499cm" style:contextual-spacing="false" fo:text-align="start" style:justify-single-word="false"/>
    </style:style>
    <style:style style:name="P131" style:family="paragraph" style:parent-style-name="Table_20_Contents" style:list-style-name="L29">
      <style:paragraph-properties fo:margin-top="0cm" fo:margin-bottom="0.499cm" style:contextual-spacing="false" fo:text-align="start" style:justify-single-word="false"/>
    </style:style>
    <style:style style:name="P132" style:family="paragraph" style:parent-style-name="Table_20_Contents" style:list-style-name="L30">
      <style:paragraph-properties fo:margin-top="0cm" fo:margin-bottom="0.499cm" style:contextual-spacing="false" fo:text-align="start" style:justify-single-word="false"/>
    </style:style>
    <style:style style:name="P133" style:family="paragraph" style:parent-style-name="Table_20_Contents" style:list-style-name="L31">
      <style:paragraph-properties fo:margin-top="0cm" fo:margin-bottom="0.499cm" style:contextual-spacing="false" fo:text-align="start" style:justify-single-word="false"/>
    </style:style>
    <style:style style:name="P134" style:family="paragraph" style:parent-style-name="Table_20_Contents" style:list-style-name="L44">
      <style:paragraph-properties fo:margin-top="0cm" fo:margin-bottom="0.499cm" style:contextual-spacing="false" fo:text-align="start" style:justify-single-word="false"/>
    </style:style>
    <style:style style:name="P135" style:family="paragraph" style:parent-style-name="Table_20_Contents" style:list-style-name="L45">
      <style:paragraph-properties fo:margin-top="0cm" fo:margin-bottom="0.499cm" style:contextual-spacing="false" fo:text-align="start" style:justify-single-word="false"/>
    </style:style>
    <style:style style:name="P136" style:family="paragraph" style:parent-style-name="Table_20_Contents" style:list-style-name="L46">
      <style:paragraph-properties fo:margin-top="0cm" fo:margin-bottom="0.499cm" style:contextual-spacing="false" fo:text-align="start" style:justify-single-word="false"/>
    </style:style>
    <style:style style:name="P137" style:family="paragraph" style:parent-style-name="Table_20_Contents" style:list-style-name="L47">
      <style:paragraph-properties fo:margin-top="0cm" fo:margin-bottom="0.499cm" style:contextual-spacing="false" fo:text-align="start" style:justify-single-word="false"/>
    </style:style>
    <style:style style:name="P138" style:family="paragraph" style:parent-style-name="Table_20_Contents" style:list-style-name="L48">
      <style:paragraph-properties fo:margin-top="0cm" fo:margin-bottom="0.499cm" style:contextual-spacing="false" fo:text-align="start" style:justify-single-word="false"/>
    </style:style>
    <style:style style:name="P139" style:family="paragraph" style:parent-style-name="Table_20_Contents" style:list-style-name="L64">
      <style:paragraph-properties fo:margin-top="0cm" fo:margin-bottom="0.499cm" style:contextual-spacing="false" fo:text-align="start" style:justify-single-word="false"/>
    </style:style>
    <style:style style:name="P140" style:family="paragraph" style:parent-style-name="Table_20_Contents" style:list-style-name="L65">
      <style:paragraph-properties fo:margin-top="0cm" fo:margin-bottom="0.499cm" style:contextual-spacing="false" fo:text-align="start" style:justify-single-word="false"/>
    </style:style>
    <style:style style:name="P141" style:family="paragraph" style:parent-style-name="Table_20_Contents" style:list-style-name="L78">
      <style:paragraph-properties fo:margin-top="0cm" fo:margin-bottom="0.499cm" style:contextual-spacing="false" fo:text-align="start" style:justify-single-word="false"/>
    </style:style>
    <style:style style:name="P142" style:family="paragraph" style:parent-style-name="Table_20_Contents" style:list-style-name="L79">
      <style:paragraph-properties fo:margin-top="0cm" fo:margin-bottom="0.499cm" style:contextual-spacing="false" fo:text-align="start" style:justify-single-word="false"/>
    </style:style>
    <style:style style:name="P143" style:family="paragraph" style:parent-style-name="Table_20_Contents" style:list-style-name="L86">
      <style:paragraph-properties fo:margin-top="0cm" fo:margin-bottom="0.499cm" style:contextual-spacing="false" fo:text-align="start" style:justify-single-word="false"/>
    </style:style>
    <style:style style:name="P144" style:family="paragraph" style:parent-style-name="Table_20_Contents" style:list-style-name="L87">
      <style:paragraph-properties fo:margin-top="0cm" fo:margin-bottom="0.499cm" style:contextual-spacing="false" fo:text-align="start" style:justify-single-word="false"/>
    </style:style>
    <style:style style:name="P145" style:family="paragraph" style:parent-style-name="Table_20_Contents" style:list-style-name="L97">
      <style:paragraph-properties fo:margin-top="0cm" fo:margin-bottom="0.499cm" style:contextual-spacing="false" fo:text-align="start" style:justify-single-word="false"/>
    </style:style>
    <style:style style:name="P146" style:family="paragraph" style:parent-style-name="Table_20_Contents" style:list-style-name="L98">
      <style:paragraph-properties fo:margin-top="0cm" fo:margin-bottom="0.499cm" style:contextual-spacing="false" fo:text-align="start" style:justify-single-word="false"/>
    </style:style>
    <style:style style:name="P147" style:family="paragraph" style:parent-style-name="Table_20_Contents" style:list-style-name="L103">
      <style:paragraph-properties fo:margin-top="0cm" fo:margin-bottom="0.499cm" style:contextual-spacing="false" fo:text-align="start" style:justify-single-word="false"/>
    </style:style>
    <style:style style:name="P148" style:family="paragraph" style:parent-style-name="Table_20_Contents" style:list-style-name="L104">
      <style:paragraph-properties fo:margin-top="0cm" fo:margin-bottom="0.499cm" style:contextual-spacing="false" fo:text-align="start" style:justify-single-word="false"/>
    </style:style>
    <style:style style:name="P149" style:family="paragraph" style:parent-style-name="Table_20_Contents" style:list-style-name="L107">
      <style:paragraph-properties fo:margin-top="0cm" fo:margin-bottom="0.499cm" style:contextual-spacing="false" fo:text-align="start" style:justify-single-word="false"/>
    </style:style>
    <style:style style:name="P150" style:family="paragraph" style:parent-style-name="Table_20_Contents" style:list-style-name="L108">
      <style:paragraph-properties fo:margin-top="0cm" fo:margin-bottom="0.499cm" style:contextual-spacing="false" fo:text-align="start" style:justify-single-word="false"/>
    </style:style>
    <style:style style:name="P151" style:family="paragraph" style:parent-style-name="Table_20_Contents" style:list-style-name="L112">
      <style:paragraph-properties fo:margin-top="0cm" fo:margin-bottom="0.499cm" style:contextual-spacing="false" fo:text-align="start" style:justify-single-word="false"/>
    </style:style>
    <style:style style:name="P152" style:family="paragraph" style:parent-style-name="Table_20_Contents" style:list-style-name="L113">
      <style:paragraph-properties fo:margin-top="0cm" fo:margin-bottom="0.499cm" style:contextual-spacing="false" fo:text-align="start" style:justify-single-word="false"/>
    </style:style>
    <style:style style:name="P153" style:family="paragraph" style:parent-style-name="Table_20_Contents" style:list-style-name="L115">
      <style:paragraph-properties fo:margin-top="0cm" fo:margin-bottom="0.499cm" style:contextual-spacing="false" fo:text-align="start" style:justify-single-word="false"/>
    </style:style>
    <style:style style:name="P154" style:family="paragraph" style:parent-style-name="Table_20_Contents" style:list-style-name="L116">
      <style:paragraph-properties fo:margin-top="0cm" fo:margin-bottom="0.499cm" style:contextual-spacing="false" fo:text-align="start" style:justify-single-word="false"/>
    </style:style>
    <style:style style:name="P155" style:family="paragraph" style:parent-style-name="Table_20_Contents" style:list-style-name="L118">
      <style:paragraph-properties fo:margin-top="0cm" fo:margin-bottom="0.499cm" style:contextual-spacing="false" fo:text-align="start" style:justify-single-word="false"/>
    </style:style>
    <style:style style:name="P156" style:family="paragraph" style:parent-style-name="Table_20_Contents" style:list-style-name="L119">
      <style:paragraph-properties fo:margin-top="0cm" fo:margin-bottom="0.499cm" style:contextual-spacing="false" fo:text-align="start" style:justify-single-word="false"/>
    </style:style>
    <style:style style:name="P157" style:family="paragraph" style:parent-style-name="Table_20_Contents" style:list-style-name="L121">
      <style:paragraph-properties fo:margin-top="0cm" fo:margin-bottom="0.499cm" style:contextual-spacing="false" fo:text-align="start" style:justify-single-word="false"/>
    </style:style>
    <style:style style:name="P158" style:family="paragraph" style:parent-style-name="Table_20_Contents" style:list-style-name="L122">
      <style:paragraph-properties fo:margin-top="0cm" fo:margin-bottom="0.499cm" style:contextual-spacing="false" fo:text-align="start" style:justify-single-word="false"/>
    </style:style>
    <style:style style:name="P159" style:family="paragraph" style:parent-style-name="Table_20_Contents" style:list-style-name="L130">
      <style:paragraph-properties fo:margin-top="0cm" fo:margin-bottom="0.499cm" style:contextual-spacing="false" fo:text-align="start" style:justify-single-word="false"/>
    </style:style>
    <style:style style:name="P160" style:family="paragraph" style:parent-style-name="Table_20_Contents" style:list-style-name="L131">
      <style:paragraph-properties fo:margin-top="0cm" fo:margin-bottom="0.499cm" style:contextual-spacing="false" fo:text-align="start" style:justify-single-word="false"/>
    </style:style>
    <style:style style:name="P161" style:family="paragraph" style:parent-style-name="Table_20_Contents" style:list-style-name="L133">
      <style:paragraph-properties fo:margin-top="0cm" fo:margin-bottom="0.499cm" style:contextual-spacing="false" fo:text-align="start" style:justify-single-word="false"/>
    </style:style>
    <style:style style:name="P162" style:family="paragraph" style:parent-style-name="Table_20_Contents" style:list-style-name="L134">
      <style:paragraph-properties fo:margin-top="0cm" fo:margin-bottom="0.499cm" style:contextual-spacing="false" fo:text-align="start" style:justify-single-word="false"/>
    </style:style>
    <style:style style:name="P163" style:family="paragraph" style:parent-style-name="Table_20_Contents" style:list-style-name="L136">
      <style:paragraph-properties fo:margin-top="0cm" fo:margin-bottom="0.499cm" style:contextual-spacing="false" fo:text-align="start" style:justify-single-word="false"/>
    </style:style>
    <style:style style:name="P164" style:family="paragraph" style:parent-style-name="Table_20_Contents" style:list-style-name="L137">
      <style:paragraph-properties fo:margin-top="0cm" fo:margin-bottom="0.499cm" style:contextual-spacing="false" fo:text-align="start" style:justify-single-word="false"/>
    </style:style>
    <style:style style:name="P165" style:family="paragraph" style:parent-style-name="Table_20_Contents" style:list-style-name="L141">
      <style:paragraph-properties fo:margin-top="0cm" fo:margin-bottom="0.499cm" style:contextual-spacing="false" fo:text-align="start" style:justify-single-word="false"/>
    </style:style>
    <style:style style:name="P166" style:family="paragraph" style:parent-style-name="Table_20_Contents" style:list-style-name="L142">
      <style:paragraph-properties fo:margin-top="0cm" fo:margin-bottom="0.499cm" style:contextual-spacing="false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color="#ff000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Proyecto Swiftness</text:h>
      <text:h text:style-name="P7" text:outline-level="1">Documento de Requisitos del Sistema</text:h>
      <text:h text:style-name="P5" text:outline-level="3">Versión 1.0</text:h>
      <text:h text:style-name="P5" text:outline-level="3">Fecha 23/10/2012</text:h>
      <text:h text:style-name="P5" text:outline-level="3">Preparado para:</text:h>
      <text:p text:style-name="P3"><text:a xlink:type="simple" xlink:href="#ORG-0001">Departamento de Lenguajes y Sistemas Informáticos</text:a></text:p>
      <text:h text:style-name="P5" text:outline-level="3">Preparado por:</text:h>
      <text:p text:style-name="P2">?</text:p>
      <text:p text:style-name="P9"/>
      <text:h text:style-name="P8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1 </text:p>
          </table:table-cell>
          <table:table-cell table:style-name="Tabla1.A1" table:number-columns-spanned="3" office:value-type="string">
            <text:p text:style-name="P15"><text:a xlink:type="simple" xlink:href="#SEC-0006">Participantes</text:a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1.1 </text:p>
          </table:table-cell>
          <table:table-cell table:style-name="Tabla1.A1" table:number-columns-spanned="2" office:value-type="string">
            <text:p text:style-name="P10"><text:a xlink:type="simple" xlink:href="#SEC-0007">Organizacion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1.2 </text:p>
          </table:table-cell>
          <table:table-cell table:style-name="Tabla1.A1" table:number-columns-spanned="2" office:value-type="string">
            <text:p text:style-name="P10"><text:a xlink:type="simple" xlink:href="#SEC-0008">Participantes</text:a> </text:p>
          </table:table-cell>
          <table:covered-table-cell/>
        </table:table-row>
        <table:table-row>
          <table:table-cell table:style-name="Tabla1.A1" office:value-type="string">
            <text:p text:style-name="P15">2 </text:p>
          </table:table-cell>
          <table:table-cell table:style-name="Tabla1.A1" table:number-columns-spanned="3" office:value-type="string">
            <text:p text:style-name="P15"><text:a xlink:type="simple" xlink:href="#SEC-0009">Objetivos del sistema</text:a> 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5">3 </text:p>
          </table:table-cell>
          <table:table-cell table:style-name="Tabla1.A1" table:number-columns-spanned="3" office:value-type="string">
            <text:p text:style-name="P15"><text:a xlink:type="simple" xlink:href="#SEC-0003">Requisitos del sistema</text:a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3.1 </text:p>
          </table:table-cell>
          <table:table-cell table:style-name="Tabla1.A1" table:number-columns-spanned="2" office:value-type="string">
            <text:p text:style-name="P10"><text:a xlink:type="simple" xlink:href="#SEC-0005">Requisitos de información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3.2 </text:p>
          </table:table-cell>
          <table:table-cell table:style-name="Tabla1.A1" table:number-columns-spanned="2" office:value-type="string">
            <text:p text:style-name="P10"><text:a xlink:type="simple" xlink:href="#SEC-0002">Requisitos funcional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1 </text:p>
          </table:table-cell>
          <table:table-cell table:style-name="Tabla1.A1" office:value-type="string">
            <text:p text:style-name="P10"><text:a xlink:type="simple" xlink:href="#SEC-0011">Diagrama de casos de uso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2 </text:p>
          </table:table-cell>
          <table:table-cell table:style-name="Tabla1.A1" office:value-type="string">
            <text:p text:style-name="P10"><text:a xlink:type="simple" xlink:href="#SEC-0012">Definición de actores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3 </text:p>
          </table:table-cell>
          <table:table-cell table:style-name="Tabla1.A1" office:value-type="string">
            <text:p text:style-name="P10"><text:a xlink:type="simple" xlink:href="#SEC-0013">Casos de uso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3.3 </text:p>
          </table:table-cell>
          <table:table-cell table:style-name="Tabla1.A1" table:number-columns-spanned="2" office:value-type="string">
            <text:p text:style-name="P10"><text:a xlink:type="simple" xlink:href="#SEC-0001">Requisitos no funcional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0">3.4 </text:p>
          </table:table-cell>
          <table:table-cell table:style-name="Tabla1.A1" table:number-columns-spanned="2" office:value-type="string">
            <text:p text:style-name="P10"><text:a xlink:type="simple" xlink:href="#SEC-0004">Reglas de negocio</text:a> </text:p>
          </table:table-cell>
          <table:covered-table-cell/>
        </table:table-row>
        <table:table-row>
          <table:table-cell table:style-name="Tabla1.A1" office:value-type="string">
            <text:p text:style-name="P15">4 </text:p>
          </table:table-cell>
          <table:table-cell table:style-name="Tabla1.A1" table:number-columns-spanned="3" office:value-type="string">
            <text:p text:style-name="P15"><text:a xlink:type="simple" xlink:href="#SEC-0010">Matriz de rastreabilidad</text:a> </text:p>
          </table:table-cell>
          <table:covered-table-cell/>
          <table:covered-table-cell/>
        </table:table-row>
      </table:table>
      <text:p text:style-name="P9"/>
      <text:h text:style-name="P8" text:outline-level="1"><text:bookmark text:name="SEC-0006"/>1 Participantes</text:h>
      <text:h text:style-name="P17" text:outline-level="2"><text:bookmark text:name="SEC-0007"/>1.1 Organizaciones</text:h>
      <text:p text:style-name="P1"><text:bookmark text:name="ORG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Organización</text:p>
          </table:table-cell>
          <table:table-cell table:style-name="Tabla2.B1" office:value-type="string">
            <text:p text:style-name="P15">Departamento de Lenguajes y Sistemas Informáticos</text:p>
          </table:table-cell>
        </table:table-row>
        <table:table-row>
          <table:table-cell table:style-name="Tabla2.A2" office:value-type="string">
            <text:p text:style-name="P15">Dirección</text:p>
          </table:table-cell>
          <table:table-cell table:style-name="Tabla2.B2" office:value-type="string">
            <text:p text:style-name="P10">Avenida de Reina Mercedes S/N</text:p>
          </table:table-cell>
        </table:table-row>
        <table:table-row>
          <table:table-cell table:style-name="Tabla2.A2" office:value-type="string">
            <text:p text:style-name="P15">Teléfono</text:p>
          </table:table-cell>
          <table:table-cell table:style-name="Tabla2.B2" office:value-type="string">
            <text:p text:style-name="P10">(+34)954555964</text:p>
          </table:table-cell>
        </table:table-row>
        <table:table-row>
          <table:table-cell table:style-name="Tabla2.A2" office:value-type="string">
            <text:p text:style-name="P15">Fax</text:p>
          </table:table-cell>
          <table:table-cell table:style-name="Tabla2.B2" office:value-type="string">
            <text:p text:style-name="P10">(+34)954557139</text:p>
          </table:table-cell>
        </table:table-row>
        <text:soft-page-break/>
        <table:table-row>
          <table:table-cell table:style-name="Tabla2.A2" office:value-type="string">
            <text:p text:style-name="P15">Comentarios</text:p>
          </table:table-cell>
          <table:table-cell table:style-name="Tabla2.B2" office:value-type="string">
            <text:p text:style-name="P10">Ninguno</text:p>
          </table:table-cell>
        </table:table-row>
      </table:table>
      <text:p text:style-name="P1"><text:bookmark text:name="ORG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5">Organización</text:p>
          </table:table-cell>
          <table:table-cell table:style-name="Tabla3.B1" office:value-type="string">
            <text:p text:style-name="P15">Rackspace Cloud Computing</text:p>
          </table:table-cell>
        </table:table-row>
        <table:table-row>
          <table:table-cell table:style-name="Tabla3.A2" office:value-type="string">
            <text:p text:style-name="P15">Dirección</text:p>
          </table:table-cell>
          <table:table-cell table:style-name="Tabla3.B2" office:value-type="string">
            <text:p text:style-name="P10">5000 Wazelm Road, San Antonio, TX 78218</text:p>
          </table:table-cell>
        </table:table-row>
        <table:table-row>
          <table:table-cell table:style-name="Tabla3.A2" office:value-type="string">
            <text:p text:style-name="P15">Teléfono</text:p>
          </table:table-cell>
          <table:table-cell table:style-name="Tabla3.B2" office:value-type="string">
            <text:p text:style-name="P10">1-800-961-4454</text:p>
          </table:table-cell>
        </table:table-row>
        <table:table-row>
          <table:table-cell table:style-name="Tabla3.A2" office:value-type="string">
            <text:p text:style-name="P15">Fax</text:p>
          </table:table-cell>
          <table:table-cell table:style-name="Tabla3.B2" office:value-type="string">
            <text:p text:style-name="P10"><text:span text:style-name="T2">PD</text:span> </text:p>
          </table:table-cell>
        </table:table-row>
        <table:table-row>
          <table:table-cell table:style-name="Tabla3.A2" office:value-type="string">
            <text:p text:style-name="P15">Comentarios</text:p>
          </table:table-cell>
          <table:table-cell table:style-name="Tabla3.B2" office:value-type="string">
            <text:p text:style-name="P10">Ninguno</text:p>
          </table:table-cell>
        </table:table-row>
      </table:table>
      <text:h text:style-name="P17" text:outline-level="2"><text:bookmark text:name="SEC-0008"/>1.2 Participantes</text:h>
      <text:p text:style-name="P1"><text:bookmark text:name="STK-0001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5">Participante</text:p>
          </table:table-cell>
          <table:table-cell table:style-name="Tabla4.B1" office:value-type="string">
            <text:p text:style-name="P15">José Antonio Pérez Castellanos</text:p>
          </table:table-cell>
        </table:table-row>
        <table:table-row>
          <table:table-cell table:style-name="Tabla4.A2" office:value-type="string">
            <text:p text:style-name="P15">Organización</text:p>
          </table:table-cell>
          <table:table-cell table:style-name="Tabla4.B2" office:value-type="string">
            <text:p text:style-name="P10"><text:a xlink:type="simple" xlink:href="#ORG-0001">Departamento de Lenguajes y Sistemas Informáticos</text:a> </text:p>
          </table:table-cell>
        </table:table-row>
        <table:table-row>
          <table:table-cell table:style-name="Tabla4.A2" office:value-type="string">
            <text:p text:style-name="P15">Rol</text:p>
          </table:table-cell>
          <table:table-cell table:style-name="Tabla4.B2" office:value-type="string">
            <text:p text:style-name="P10">Tutor</text:p>
          </table:table-cell>
        </table:table-row>
        <table:table-row>
          <table:table-cell table:style-name="Tabla4.A2" office:value-type="string">
            <text:p text:style-name="P15">Es desarrollador</text:p>
          </table:table-cell>
          <table:table-cell table:style-name="Tabla4.B2" office:value-type="string">
            <text:p text:style-name="P10">No</text:p>
          </table:table-cell>
        </table:table-row>
        <table:table-row>
          <table:table-cell table:style-name="Tabla4.A2" office:value-type="string">
            <text:p text:style-name="P15">Es cliente</text:p>
          </table:table-cell>
          <table:table-cell table:style-name="Tabla4.B2" office:value-type="string">
            <text:p text:style-name="P10">Sí</text:p>
          </table:table-cell>
        </table:table-row>
        <table:table-row>
          <table:table-cell table:style-name="Tabla4.A2" office:value-type="string">
            <text:p text:style-name="P15">Es usuario</text:p>
          </table:table-cell>
          <table:table-cell table:style-name="Tabla4.B2" office:value-type="string">
            <text:p text:style-name="P10">No</text:p>
          </table:table-cell>
        </table:table-row>
        <table:table-row>
          <table:table-cell table:style-name="Tabla4.A2" office:value-type="string">
            <text:p text:style-name="P15">Comentarios</text:p>
          </table:table-cell>
          <table:table-cell table:style-name="Tabla4.B2" office:value-type="string">
            <text:p text:style-name="P10">Ninguno</text:p>
          </table:table-cell>
        </table:table-row>
      </table:table>
      <text:p text:style-name="P1"><text:bookmark text:name="STK-0002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5">Participante</text:p>
          </table:table-cell>
          <table:table-cell table:style-name="Tabla5.B1" office:value-type="string">
            <text:p text:style-name="P15">José Ramón Muñoz Pekkarinen</text:p>
          </table:table-cell>
        </table:table-row>
        <table:table-row>
          <table:table-cell table:style-name="Tabla5.A2" office:value-type="string">
            <text:p text:style-name="P15">Organización</text:p>
          </table:table-cell>
          <table:table-cell table:style-name="Tabla5.B2" office:value-type="string">
            <text:p text:style-name="P10">Freelance</text:p>
          </table:table-cell>
        </table:table-row>
        <table:table-row>
          <table:table-cell table:style-name="Tabla5.A2" office:value-type="string">
            <text:p text:style-name="P15">Rol</text:p>
          </table:table-cell>
          <table:table-cell table:style-name="Tabla5.B2" office:value-type="string">
            <text:p text:style-name="P10">Desarrollador</text:p>
          </table:table-cell>
        </table:table-row>
        <table:table-row>
          <table:table-cell table:style-name="Tabla5.A2" office:value-type="string">
            <text:p text:style-name="P15">Es desarrollador</text:p>
          </table:table-cell>
          <table:table-cell table:style-name="Tabla5.B2" office:value-type="string">
            <text:p text:style-name="P10">Sí</text:p>
          </table:table-cell>
        </table:table-row>
        <table:table-row>
          <table:table-cell table:style-name="Tabla5.A2" office:value-type="string">
            <text:p text:style-name="P15">Es cliente</text:p>
          </table:table-cell>
          <table:table-cell table:style-name="Tabla5.B2" office:value-type="string">
            <text:p text:style-name="P10">No</text:p>
          </table:table-cell>
        </table:table-row>
        <table:table-row>
          <table:table-cell table:style-name="Tabla5.A2" office:value-type="string">
            <text:p text:style-name="P15">Es usuario</text:p>
          </table:table-cell>
          <table:table-cell table:style-name="Tabla5.B2" office:value-type="string">
            <text:p text:style-name="P10">No</text:p>
          </table:table-cell>
        </table:table-row>
        <table:table-row>
          <table:table-cell table:style-name="Tabla5.A2" office:value-type="string">
            <text:p text:style-name="P15">Comentarios</text:p>
          </table:table-cell>
          <table:table-cell table:style-name="Tabla5.B2" office:value-type="string">
            <text:p text:style-name="P10">Ninguno</text:p>
          </table:table-cell>
        </table:table-row>
      </table:table>
      <text:h text:style-name="P8" text:outline-level="1"><text:bookmark text:name="SEC-0009"/>2 Objetivos del sistema</text:h>
      <text:p text:style-name="P1"><text:bookmark text:name="OBJ-0001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5">OBJ-0001</text:p>
          </table:table-cell>
          <table:table-cell table:style-name="Tabla6.B1" office:value-type="string">
            <text:p text:style-name="P15">Soporte de Openstack Swift para GNU/Linux</text:p>
          </table:table-cell>
        </table:table-row>
        <table:table-row>
          <table:table-cell table:style-name="Tabla6.A2" office:value-type="string">
            <text:p text:style-name="P15">Versión</text:p>
          </table:table-cell>
          <table:table-cell table:style-name="Tabla6.B2" office:value-type="string">
            <text:p text:style-name="P10">1.0 ( 23/10/2012 ) </text:p>
          </table:table-cell>
        </table:table-row>
        <table:table-row>
          <table:table-cell table:style-name="Tabla6.A2" office:value-type="string">
            <text:p text:style-name="P15">Autores</text:p>
          </table:table-cell>
          <table:table-cell table:style-name="Tabla6.B2" office:value-type="string">
            <text:list xml:id="list30216611" text:style-name="L1">
              <text:list-item>
                <text:p text:style-name="P120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5">Fuentes</text:p>
          </table:table-cell>
          <table:table-cell table:style-name="Tabla6.B2" office:value-type="string">
            <text:list xml:id="list30223973" text:style-name="L2">
              <text:list-item>
                <text:p text:style-name="P12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5">Descripción</text:p>
          </table:table-cell>
          <table:table-cell table:style-name="Tabla6.B2" office:value-type="string">
            <text:p text:style-name="P10">El sistema deberá <text:span text:style-name="Emphasis">ofrecer soporte de la plataforma Openstack Swift para el núcleo del sistema operativo GNU/Linux.</text:span> </text:p>
          </table:table-cell>
        </table:table-row>
        <table:table-row>
          <table:table-cell table:style-name="Tabla6.A2" office:value-type="string">
            <text:p text:style-name="P15">Subobjetivos</text:p>
          </table:table-cell>
          <table:table-cell table:style-name="Tabla6.B2" office:value-type="string">
            <text:list xml:id="list30204803" text:style-name="L3">
              <text:list-item>
                <text:p text:style-name="P19"><text:bookmark text:name="OBJ-0002"/><text:span text:style-name="T1">[OBJ-0002] Identificación de usuario</text:span>: El sistema deberá <text:span text:style-name="Emphasis">identificarse adecuadamente con la nube de almacenamiento cuando se le ofrezcan unas credenciales válidas.</text:span> </text:p>
              </text:list-item>
              <text:list-item>
                <text:p text:style-name="P19"><text:bookmark text:name="OBJ-0003"/><text:span text:style-name="T1">[OBJ-0003] Recuperación de contenedores</text:span>: El sistema deberá <text:span text:style-name="Emphasis">recuperar correctamente el listado de contenedores disponibles para el usuario identificado.</text:span> </text:p>
              </text:list-item>
              <text:list-item>
                <text:p text:style-name="P19"><text:bookmark text:name="OBJ-0004"/><text:span text:style-name="T1">[OBJ-0004] Recuperación de objetos</text:span>: El sistema deberá <text:span text:style-name="Emphasis">recuperar adecuadamente el listado de objetos dentro de un contenedor.</text:span> </text:p>
              </text:list-item>
              <text:list-item>
                <text:p text:style-name="P19"><text:bookmark text:name="OBJ-0005"/><text:span text:style-name="T1">[OBJ-0005] Creación de contenedores</text:span>: El sistema deberá <text:span text:style-name="Emphasis">crear contenedores dentro de la nube de almacenamiento, para el usuario identificado.</text:span> </text:p>
              </text:list-item>
              <text:list-item>
                <text:p text:style-name="P19"><text:bookmark text:name="OBJ-0006"/><text:soft-page-break/><text:span text:style-name="T1">[OBJ-0006] Creación de objetos</text:span>: El sistema deberá <text:span text:style-name="Emphasis">crear adecuadamente objetos dentro de un contenedor.</text:span> </text:p>
              </text:list-item>
              <text:list-item>
                <text:p text:style-name="P19"><text:bookmark text:name="OBJ-0007"/><text:span text:style-name="T1">[OBJ-0007] Eliminación de contenedores</text:span>: El sistema deberá <text:span text:style-name="Emphasis">eliminar adecuadamente contenedores.</text:span> </text:p>
              </text:list-item>
              <text:list-item>
                <text:p text:style-name="P122"><text:bookmark text:name="OBJ-0008"/><text:span text:style-name="T1">[OBJ-0008] Eliminación de objetos</text:span>: El sistema deberá <text:span text:style-name="Emphasis">eliminar objetos de un contenedor adecuadamente.</text:span> </text:p>
              </text:list-item>
            </text:list>
          </table:table-cell>
        </table:table-row>
        <table:table-row>
          <table:table-cell table:style-name="Tabla6.A2" office:value-type="string">
            <text:p text:style-name="P15">Importancia</text:p>
          </table:table-cell>
          <table:table-cell table:style-name="Tabla6.B2" office:value-type="string">
            <text:p text:style-name="P10">vital</text:p>
          </table:table-cell>
        </table:table-row>
        <table:table-row>
          <table:table-cell table:style-name="Tabla6.A2" office:value-type="string">
            <text:p text:style-name="P15">Urgencia</text:p>
          </table:table-cell>
          <table:table-cell table:style-name="Tabla6.B2" office:value-type="string">
            <text:p text:style-name="P10">inmediatamente</text:p>
          </table:table-cell>
        </table:table-row>
        <table:table-row>
          <table:table-cell table:style-name="Tabla6.A2" office:value-type="string">
            <text:p text:style-name="P15">Estado</text:p>
          </table:table-cell>
          <table:table-cell table:style-name="Tabla6.B2" office:value-type="string">
            <text:p text:style-name="P10">en construcción</text:p>
          </table:table-cell>
        </table:table-row>
        <table:table-row>
          <table:table-cell table:style-name="Tabla6.A2" office:value-type="string">
            <text:p text:style-name="P15">Estabilidad</text:p>
          </table:table-cell>
          <table:table-cell table:style-name="Tabla6.B2" office:value-type="string">
            <text:p text:style-name="P10">media</text:p>
          </table:table-cell>
        </table:table-row>
        <table:table-row>
          <table:table-cell table:style-name="Tabla6.A2" office:value-type="string">
            <text:p text:style-name="P15">Comentarios</text:p>
          </table:table-cell>
          <table:table-cell table:style-name="Tabla6.B2" office:value-type="string">
            <text:p text:style-name="P10">Ninguno</text:p>
          </table:table-cell>
        </table:table-row>
      </table:table>
      <text:h text:style-name="P8" text:outline-level="1"><text:bookmark text:name="SEC-0003"/>3 Requisitos del sistema</text:h>
      <text:h text:style-name="P17" text:outline-level="2"><text:bookmark text:name="SEC-0005"/>3.1 Requisitos de información</text:h>
      <text:p text:style-name="P1"><text:bookmark text:name="IRQ-0003"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5">IRQ-0003</text:p>
          </table:table-cell>
          <table:table-cell table:style-name="Tabla7.B1" table:number-columns-spanned="2" office:value-type="string">
            <text:p text:style-name="P15">Nube de almacenamiento</text:p>
          </table:table-cell>
          <table:covered-table-cell/>
        </table:table-row>
        <table:table-row>
          <table:table-cell table:style-name="Tabla7.A2" office:value-type="string">
            <text:p text:style-name="P15">Versión</text:p>
          </table:table-cell>
          <table:table-cell table:style-name="Tabla7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7.A2" office:value-type="string">
            <text:p text:style-name="P15">Autores</text:p>
          </table:table-cell>
          <table:table-cell table:style-name="Tabla7.B2" table:number-columns-spanned="2" office:value-type="string">
            <text:list xml:id="list30213499" text:style-name="L4">
              <text:list-item>
                <text:p text:style-name="P123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15">Fuentes</text:p>
          </table:table-cell>
          <table:table-cell table:style-name="Tabla7.B2" table:number-columns-spanned="2" office:value-type="string">
            <text:list xml:id="list30208370" text:style-name="L5">
              <text:list-item>
                <text:p text:style-name="P124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15">Dependencias</text:p>
          </table:table-cell>
          <table:table-cell table:style-name="Tabla7.B2" table:number-columns-spanned="2" office:value-type="string">
            <text:list xml:id="list30226180" text:style-name="L6">
              <text:list-item>
                <text:p text:style-name="P20"><text:a xlink:type="simple" xlink:href="#OBJ-0002">[OBJ-0002] Identificación de usuario</text:a> </text:p>
              </text:list-item>
            </text:list>
            <text:list xml:id="list30215449" text:style-name="L7">
              <text:list-item>
                <text:p text:style-name="P21"><text:a xlink:type="simple" xlink:href="#UC-0001">[UC-0001] Identificación de usuario</text:a> </text:p>
              </text:list-item>
            </text:list>
            <text:list xml:id="list30215403" text:style-name="L8">
              <text:list-item>
                <text:p text:style-name="P22"><text:a xlink:type="simple" xlink:href="#IRQ-0004">[IRQ-0004] Sesió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15">Descripción</text:p>
          </table:table-cell>
          <table:table-cell table:style-name="Tabla7.B6" table:number-columns-spanned="2" office:value-type="string">
            <text:p text:style-name="Table_20_Contents">El sistema deberá almacenar la información correspondiente a <text:span text:style-name="Emphasis">datos de conexión con la nube de almacenamiento. </text:span>En concreto: </text:p>
          </table:table-cell>
          <table:covered-table-cell/>
        </table:table-row>
        <table:table-row>
          <table:table-cell table:style-name="Tabla7.A2" office:value-type="string">
            <text:p text:style-name="P15">Datos específicos</text:p>
          </table:table-cell>
          <table:table-cell table:style-name="Tabla7.B2" table:number-columns-spanned="2" office:value-type="string">
            <text:list xml:id="list30204921" text:style-name="L9">
              <text:list-item>
                <text:p text:style-name="P23"><text:bookmark text:name="DAT-0006"/>Dirección IP </text:p>
              </text:list-item>
              <text:list-item>
                <text:p text:style-name="P125"><text:bookmark text:name="DAT-0007"/>Puerto </text:p>
              </text:list-item>
            </text:list>
          </table:table-cell>
          <table:covered-table-cell/>
        </table:table-row>
        <table:table-row>
          <table:table-cell table:style-name="Tabla7.A2" table:number-rows-spanned="2" office:value-type="string">
            <text:p text:style-name="P15">Tiempo de vida</text:p>
          </table:table-cell>
          <table:table-cell table:style-name="Tabla7.A2" office:value-type="string">
            <text:p text:style-name="P15">Medio</text:p>
          </table:table-cell>
          <table:table-cell table:style-name="Tabla7.B2" office:value-type="string">
            <text:p text:style-name="P15">Máximo</text:p>
          </table:table-cell>
        </table:table-row>
        <table:table-row>
          <table:covered-table-cell/>
          <table:table-cell table:style-name="Tabla7.B9" office:value-type="string">
            <text:p text:style-name="Table_20_Contents">60 minuto(s)</text:p>
          </table:table-cell>
          <table:table-cell table:style-name="Tabla7.B6" office:value-type="string">
            <text:p text:style-name="Table_20_Contents">1 día(s)</text:p>
          </table:table-cell>
        </table:table-row>
        <table:table-row>
          <table:table-cell table:style-name="Tabla7.A2" table:number-rows-spanned="2" office:value-type="string">
            <text:p text:style-name="P15">Ocurrencias simultáneas</text:p>
          </table:table-cell>
          <table:table-cell table:style-name="Tabla7.A2" office:value-type="string">
            <text:p text:style-name="P15">Medio</text:p>
          </table:table-cell>
          <table:table-cell table:style-name="Tabla7.B2" office:value-type="string">
            <text:p text:style-name="P15">Máximo</text:p>
          </table:table-cell>
        </table:table-row>
        <table:table-row>
          <table:covered-table-cell/>
          <table:table-cell table:style-name="Tabla7.B9" office:value-type="string">
            <text:p text:style-name="Table_20_Contents">1</text:p>
          </table:table-cell>
          <table:table-cell table:style-name="Tabla7.B6" office:value-type="string">
            <text:p text:style-name="Table_20_Contents">1</text:p>
          </table:table-cell>
        </table:table-row>
        <table:table-row>
          <table:table-cell table:style-name="Tabla7.A2" office:value-type="string">
            <text:p text:style-name="P15">Importancia</text:p>
          </table:table-cell>
          <table:table-cell table:style-name="Tabla7.B2" table:number-columns-spanned="2" office:value-type="string">
            <text:p text:style-name="P10">importante</text:p>
          </table:table-cell>
          <table:covered-table-cell/>
        </table:table-row>
        <table:table-row>
          <table:table-cell table:style-name="Tabla7.A2" office:value-type="string">
            <text:p text:style-name="P15">Urgencia</text:p>
          </table:table-cell>
          <table:table-cell table:style-name="Tabla7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7.A2" office:value-type="string">
            <text:p text:style-name="P15">Estado</text:p>
          </table:table-cell>
          <table:table-cell table:style-name="Tabla7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7.A2" office:value-type="string">
            <text:p text:style-name="P15">Estabilidad</text:p>
          </table:table-cell>
          <table:table-cell table:style-name="Tabla7.B2" table:number-columns-spanned="2" office:value-type="string">
            <text:p text:style-name="P10">alta</text:p>
          </table:table-cell>
          <table:covered-table-cell/>
        </table:table-row>
        <table:table-row>
          <table:table-cell table:style-name="Tabla7.A2" office:value-type="string">
            <text:p text:style-name="P15">Comentarios</text:p>
          </table:table-cell>
          <table:table-cell table:style-name="Tabla7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IRQ-0001"/>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15">IRQ-0001</text:p>
          </table:table-cell>
          <table:table-cell table:style-name="Tabla8.B1" table:number-columns-spanned="2" office:value-type="string">
            <text:p text:style-name="P15">Usuario</text:p>
          </table:table-cell>
          <table:covered-table-cell/>
        </table:table-row>
        <table:table-row>
          <table:table-cell table:style-name="Tabla8.A2" office:value-type="string">
            <text:p text:style-name="P15">Versión</text:p>
          </table:table-cell>
          <table:table-cell table:style-name="Tabla8.B2" table:number-columns-spanned="2" office:value-type="string">
            <text:p text:style-name="P10">1.0 ( 23/10/2012 ) </text:p>
          </table:table-cell>
          <table:covered-table-cell/>
        </table:table-row>
        <table:table-row>
          <table:table-cell table:style-name="Tabla8.A2" office:value-type="string">
            <text:p text:style-name="P15">Autores</text:p>
          </table:table-cell>
          <table:table-cell table:style-name="Tabla8.B2" table:number-columns-spanned="2" office:value-type="string">
            <text:list xml:id="list30213442" text:style-name="L10">
              <text:list-item>
                <text:p text:style-name="P126"><text:a xlink:type="simple" xlink:href="#STK-0002">José Ramón Muñoz Pekkarinen</text:a> </text:p>
              </text:list-item>
            </text:list>
          </table:table-cell>
          <table:covered-table-cell/>
        </table:table-row>
        <text:soft-page-break/>
        <table:table-row>
          <table:table-cell table:style-name="Tabla8.A2" office:value-type="string">
            <text:p text:style-name="P15">Fuentes</text:p>
          </table:table-cell>
          <table:table-cell table:style-name="Tabla8.B2" table:number-columns-spanned="2" office:value-type="string">
            <text:list xml:id="list30208095" text:style-name="L11">
              <text:list-item>
                <text:p text:style-name="P127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8.A2" office:value-type="string">
            <text:p text:style-name="P15">Dependencias</text:p>
          </table:table-cell>
          <table:table-cell table:style-name="Tabla8.B2" table:number-columns-spanned="2" office:value-type="string">
            <text:list xml:id="list30227370" text:style-name="L12">
              <text:list-item>
                <text:p text:style-name="P24"><text:a xlink:type="simple" xlink:href="#OBJ-0002">[OBJ-0002] Identificación de usuario</text:a> </text:p>
              </text:list-item>
            </text:list>
            <text:list xml:id="list30214036" text:style-name="L13">
              <text:list-item>
                <text:p text:style-name="P25"><text:a xlink:type="simple" xlink:href="#UC-0001">[UC-0001] Identificación de usuario</text:a> </text:p>
              </text:list-item>
            </text:list>
            <text:list xml:id="list30203748" text:style-name="L14">
              <text:list-item>
                <text:p text:style-name="P26"><text:a xlink:type="simple" xlink:href="#IRQ-0004">[IRQ-0004] Sesión</text:a> </text:p>
              </text:list-item>
            </text:list>
          </table:table-cell>
          <table:covered-table-cell/>
        </table:table-row>
        <table:table-row>
          <table:table-cell table:style-name="Tabla8.A2" office:value-type="string">
            <text:p text:style-name="P15">Descripción</text:p>
          </table:table-cell>
          <table:table-cell table:style-name="Tabla8.B6" table:number-columns-spanned="2" office:value-type="string">
            <text:p text:style-name="Table_20_Contents">El sistema deberá almacenar la información correspondiente a <text:span text:style-name="Emphasis">credenciales de identificación del usuario en la nube de almacenamiento. </text:span>En concreto: </text:p>
          </table:table-cell>
          <table:covered-table-cell/>
        </table:table-row>
        <table:table-row>
          <table:table-cell table:style-name="Tabla8.A2" office:value-type="string">
            <text:p text:style-name="P15">Datos específicos</text:p>
          </table:table-cell>
          <table:table-cell table:style-name="Tabla8.B2" table:number-columns-spanned="2" office:value-type="string">
            <text:list xml:id="list30217866" text:style-name="L15">
              <text:list-item>
                <text:p text:style-name="P27"><text:bookmark text:name="DAT-0001"/>Nombre de usuario </text:p>
              </text:list-item>
              <text:list-item>
                <text:p text:style-name="P27"><text:bookmark text:name="DAT-0002"/>Contraseña </text:p>
              </text:list-item>
              <text:list-item>
                <text:p text:style-name="P128"><text:bookmark text:name="DAT-0003"/>Token de operación </text:p>
              </text:list-item>
            </text:list>
          </table:table-cell>
          <table:covered-table-cell/>
        </table:table-row>
        <table:table-row>
          <table:table-cell table:style-name="Tabla8.A2" table:number-rows-spanned="2" office:value-type="string">
            <text:p text:style-name="P15">Tiempo de vida</text:p>
          </table:table-cell>
          <table:table-cell table:style-name="Tabla8.A2" office:value-type="string">
            <text:p text:style-name="P15">Medio</text:p>
          </table:table-cell>
          <table:table-cell table:style-name="Tabla8.B2" office:value-type="string">
            <text:p text:style-name="P15">Máximo</text:p>
          </table:table-cell>
        </table:table-row>
        <table:table-row>
          <table:covered-table-cell/>
          <table:table-cell table:style-name="Tabla8.B9" office:value-type="string">
            <text:p text:style-name="Table_20_Contents">60 minuto(s)</text:p>
          </table:table-cell>
          <table:table-cell table:style-name="Tabla8.B6" office:value-type="string">
            <text:p text:style-name="Table_20_Contents">1 día(s)</text:p>
          </table:table-cell>
        </table:table-row>
        <table:table-row>
          <table:table-cell table:style-name="Tabla8.A2" table:number-rows-spanned="2" office:value-type="string">
            <text:p text:style-name="P15">Ocurrencias simultáneas</text:p>
          </table:table-cell>
          <table:table-cell table:style-name="Tabla8.A2" office:value-type="string">
            <text:p text:style-name="P15">Medio</text:p>
          </table:table-cell>
          <table:table-cell table:style-name="Tabla8.B2" office:value-type="string">
            <text:p text:style-name="P15">Máximo</text:p>
          </table:table-cell>
        </table:table-row>
        <table:table-row>
          <table:covered-table-cell/>
          <table:table-cell table:style-name="Tabla8.B9" office:value-type="string">
            <text:p text:style-name="Table_20_Contents">1</text:p>
          </table:table-cell>
          <table:table-cell table:style-name="Tabla8.B6" office:value-type="string">
            <text:p text:style-name="Table_20_Contents">1</text:p>
          </table:table-cell>
        </table:table-row>
        <table:table-row>
          <table:table-cell table:style-name="Tabla8.A2" office:value-type="string">
            <text:p text:style-name="P15">Importancia</text:p>
          </table:table-cell>
          <table:table-cell table:style-name="Tabla8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8.A2" office:value-type="string">
            <text:p text:style-name="P15">Urgencia</text:p>
          </table:table-cell>
          <table:table-cell table:style-name="Tabla8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8.A2" office:value-type="string">
            <text:p text:style-name="P15">Estado</text:p>
          </table:table-cell>
          <table:table-cell table:style-name="Tabla8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8.A2" office:value-type="string">
            <text:p text:style-name="P15">Estabilidad</text:p>
          </table:table-cell>
          <table:table-cell table:style-name="Tabla8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8.A2" office:value-type="string">
            <text:p text:style-name="P15">Comentarios</text:p>
          </table:table-cell>
          <table:table-cell table:style-name="Tabla8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IRQ-0002"/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5">IRQ-0002</text:p>
          </table:table-cell>
          <table:table-cell table:style-name="Tabla9.B1" table:number-columns-spanned="2" office:value-type="string">
            <text:p text:style-name="P15">Mapa de almacenamiento</text:p>
          </table:table-cell>
          <table:covered-table-cell/>
        </table:table-row>
        <table:table-row>
          <table:table-cell table:style-name="Tabla9.A2" office:value-type="string">
            <text:p text:style-name="P15">Versión</text:p>
          </table:table-cell>
          <table:table-cell table:style-name="Tabla9.B2" table:number-columns-spanned="2" office:value-type="string">
            <text:p text:style-name="P10">1.0 ( 23/10/2012 ) </text:p>
          </table:table-cell>
          <table:covered-table-cell/>
        </table:table-row>
        <table:table-row>
          <table:table-cell table:style-name="Tabla9.A2" office:value-type="string">
            <text:p text:style-name="P15">Autores</text:p>
          </table:table-cell>
          <table:table-cell table:style-name="Tabla9.B2" table:number-columns-spanned="2" office:value-type="string">
            <text:list xml:id="list30220763" text:style-name="L16">
              <text:list-item>
                <text:p text:style-name="P129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15">Fuentes</text:p>
          </table:table-cell>
          <table:table-cell table:style-name="Tabla9.B2" table:number-columns-spanned="2" office:value-type="string">
            <text:list xml:id="list30206050" text:style-name="L17">
              <text:list-item>
                <text:p text:style-name="P13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15">Dependencias</text:p>
          </table:table-cell>
          <table:table-cell table:style-name="Tabla9.B2" table:number-columns-spanned="2" office:value-type="string">
            <text:list xml:id="list30223203" text:style-name="L18">
              <text:list-item>
                <text:p text:style-name="P28"><text:a xlink:type="simple" xlink:href="#OBJ-0003">[OBJ-0003] Recuperación de contenedores</text:a> </text:p>
              </text:list-item>
            </text:list>
            <text:list xml:id="list30207695" text:style-name="L19">
              <text:list-item>
                <text:p text:style-name="P29"><text:a xlink:type="simple" xlink:href="#OBJ-0004">[OBJ-0004] Recuperación de objetos</text:a> </text:p>
              </text:list-item>
            </text:list>
            <text:list xml:id="list30232246" text:style-name="L20">
              <text:list-item>
                <text:p text:style-name="P30"><text:a xlink:type="simple" xlink:href="#OBJ-0005">[OBJ-0005] Creación de contenedores</text:a> </text:p>
              </text:list-item>
            </text:list>
            <text:list xml:id="list30212663" text:style-name="L21">
              <text:list-item>
                <text:p text:style-name="P31"><text:a xlink:type="simple" xlink:href="#OBJ-0006">[OBJ-0006] Creación de objetos</text:a> </text:p>
              </text:list-item>
            </text:list>
            <text:list xml:id="list30226690" text:style-name="L22">
              <text:list-item>
                <text:p text:style-name="P32"><text:a xlink:type="simple" xlink:href="#OBJ-0008">[OBJ-0008] Eliminación de objetos</text:a> </text:p>
              </text:list-item>
            </text:list>
            <text:list xml:id="list30212071" text:style-name="L23">
              <text:list-item>
                <text:p text:style-name="P33"><text:a xlink:type="simple" xlink:href="#OBJ-0007">[OBJ-0007] Eliminación de contenedores</text:a> </text:p>
              </text:list-item>
            </text:list>
            <text:list xml:id="list30215127" text:style-name="L24">
              <text:list-item>
                <text:p text:style-name="P34"><text:a xlink:type="simple" xlink:href="#UC-0003">[UC-0003] Listado de objetos</text:a> </text:p>
              </text:list-item>
            </text:list>
            <text:list xml:id="list30219996" text:style-name="L25">
              <text:list-item>
                <text:p text:style-name="P35"><text:a xlink:type="simple" xlink:href="#UC-0004">[UC-0004] Creación de un contenedor</text:a> </text:p>
              </text:list-item>
            </text:list>
            <text:list xml:id="list30209856" text:style-name="L26">
              <text:list-item>
                <text:p text:style-name="P36"><text:a xlink:type="simple" xlink:href="#UC-0005">[UC-0005] Creación de un objeto</text:a> </text:p>
              </text:list-item>
            </text:list>
            <text:list xml:id="list30234613" text:style-name="L27">
              <text:list-item>
                <text:p text:style-name="P37"><text:a xlink:type="simple" xlink:href="#UC-0006">[UC-0006] Borrado de contenedor</text:a> </text:p>
              </text:list-item>
            </text:list>
            <text:list xml:id="list30203320" text:style-name="L28">
              <text:list-item>
                <text:p text:style-name="P38"><text:a xlink:type="simple" xlink:href="#UC-0007">[UC-0007] Borrado de un objeto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15">Descripción</text:p>
          </table:table-cell>
          <table:table-cell table:style-name="Tabla9.B6" table:number-columns-spanned="2" office:value-type="string">
            <text:p text:style-name="Table_20_Contents">El sistema deberá almacenar la información correspondiente a <text:span text:style-name="Emphasis">mapa de almacenamiento de objetos en la nube. </text:span>En concreto: </text:p>
          </table:table-cell>
          <table:covered-table-cell/>
        </table:table-row>
        <table:table-row>
          <table:table-cell table:style-name="Tabla9.A2" office:value-type="string">
            <text:p text:style-name="P15">Datos específicos</text:p>
          </table:table-cell>
          <table:table-cell table:style-name="Tabla9.B2" table:number-columns-spanned="2" office:value-type="string">
            <text:list xml:id="list30205053" text:style-name="L29">
              <text:list-item>
                <text:p text:style-name="P39"><text:bookmark text:name="DAT-0004"/>Listado de contenedores </text:p>
              </text:list-item>
              <text:list-item>
                <text:p text:style-name="P131"><text:bookmark text:name="DAT-0005"/>Listado de objetos </text:p>
              </text:list-item>
            </text:list>
          </table:table-cell>
          <table:covered-table-cell/>
        </table:table-row>
        <table:table-row>
          <table:table-cell table:style-name="Tabla9.A2" table:number-rows-spanned="2" office:value-type="string">
            <text:p text:style-name="P15">Tiempo de vida</text:p>
          </table:table-cell>
          <table:table-cell table:style-name="Tabla9.A2" office:value-type="string">
            <text:p text:style-name="P15">Medio</text:p>
          </table:table-cell>
          <table:table-cell table:style-name="Tabla9.B2" office:value-type="string">
            <text:p text:style-name="P15">Máximo</text:p>
          </table:table-cell>
        </table:table-row>
        <table:table-row>
          <table:covered-table-cell/>
          <table:table-cell table:style-name="Tabla9.B9" office:value-type="string">
            <text:p text:style-name="Table_20_Contents">60 minuto(s)</text:p>
          </table:table-cell>
          <table:table-cell table:style-name="Tabla9.B6" office:value-type="string">
            <text:p text:style-name="Table_20_Contents">1 día(s)</text:p>
          </table:table-cell>
        </table:table-row>
        <table:table-row>
          <table:table-cell table:style-name="Tabla9.A2" table:number-rows-spanned="2" office:value-type="string">
            <text:p text:style-name="P15">Ocurrencias <text:soft-page-break/>simultáneas</text:p>
          </table:table-cell>
          <table:table-cell table:style-name="Tabla9.A2" office:value-type="string">
            <text:p text:style-name="P15">Medio</text:p>
          </table:table-cell>
          <table:table-cell table:style-name="Tabla9.B2" office:value-type="string">
            <text:p text:style-name="P15">Máximo</text:p>
          </table:table-cell>
        </table:table-row>
        <table:table-row>
          <table:covered-table-cell/>
          <table:table-cell table:style-name="Tabla9.B9" office:value-type="string">
            <text:p text:style-name="Table_20_Contents">1</text:p>
          </table:table-cell>
          <table:table-cell table:style-name="Tabla9.B6" office:value-type="string">
            <text:p text:style-name="Table_20_Contents">1</text:p>
          </table:table-cell>
        </table:table-row>
        <table:table-row>
          <table:table-cell table:style-name="Tabla9.A2" office:value-type="string">
            <text:p text:style-name="P15">Importancia</text:p>
          </table:table-cell>
          <table:table-cell table:style-name="Tabla9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9.A2" office:value-type="string">
            <text:p text:style-name="P15">Urgencia</text:p>
          </table:table-cell>
          <table:table-cell table:style-name="Tabla9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9.A2" office:value-type="string">
            <text:p text:style-name="P15">Estado</text:p>
          </table:table-cell>
          <table:table-cell table:style-name="Tabla9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9.A2" office:value-type="string">
            <text:p text:style-name="P15">Estabilidad</text:p>
          </table:table-cell>
          <table:table-cell table:style-name="Tabla9.B2" table:number-columns-spanned="2" office:value-type="string">
            <text:p text:style-name="P10">alta</text:p>
          </table:table-cell>
          <table:covered-table-cell/>
        </table:table-row>
        <table:table-row>
          <table:table-cell table:style-name="Tabla9.A2" office:value-type="string">
            <text:p text:style-name="P15">Comentarios</text:p>
          </table:table-cell>
          <table:table-cell table:style-name="Tabla9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IRQ-0004"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15">IRQ-0004</text:p>
          </table:table-cell>
          <table:table-cell table:style-name="Tabla10.B1" table:number-columns-spanned="2" office:value-type="string">
            <text:p text:style-name="P15">Sesión</text:p>
          </table:table-cell>
          <table:covered-table-cell/>
        </table:table-row>
        <table:table-row>
          <table:table-cell table:style-name="Tabla10.A2" office:value-type="string">
            <text:p text:style-name="P15">Versión</text:p>
          </table:table-cell>
          <table:table-cell table:style-name="Tabla10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0.A2" office:value-type="string">
            <text:p text:style-name="P15">Autores</text:p>
          </table:table-cell>
          <table:table-cell table:style-name="Tabla10.B2" table:number-columns-spanned="2" office:value-type="string">
            <text:list xml:id="list30218482" text:style-name="L30">
              <text:list-item>
                <text:p text:style-name="P132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15">Fuentes</text:p>
          </table:table-cell>
          <table:table-cell table:style-name="Tabla10.B2" table:number-columns-spanned="2" office:value-type="string">
            <text:list xml:id="list30224008" text:style-name="L31">
              <text:list-item>
                <text:p text:style-name="P133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15">Dependencias</text:p>
          </table:table-cell>
          <table:table-cell table:style-name="Tabla10.B2" table:number-columns-spanned="2" office:value-type="string">
            <text:list xml:id="list30207349" text:style-name="L32">
              <text:list-item>
                <text:p text:style-name="P40"><text:a xlink:type="simple" xlink:href="#OBJ-0003">[OBJ-0003] Recuperación de contenedores</text:a> </text:p>
              </text:list-item>
            </text:list>
            <text:list xml:id="list30222427" text:style-name="L33">
              <text:list-item>
                <text:p text:style-name="P41"><text:a xlink:type="simple" xlink:href="#OBJ-0004">[OBJ-0004] Recuperación de objetos</text:a> </text:p>
              </text:list-item>
            </text:list>
            <text:list xml:id="list30207143" text:style-name="L34">
              <text:list-item>
                <text:p text:style-name="P42"><text:a xlink:type="simple" xlink:href="#OBJ-0005">[OBJ-0005] Creación de contenedores</text:a> </text:p>
              </text:list-item>
            </text:list>
            <text:list xml:id="list30207226" text:style-name="L35">
              <text:list-item>
                <text:p text:style-name="P43"><text:a xlink:type="simple" xlink:href="#OBJ-0006">[OBJ-0006] Creación de objetos</text:a> </text:p>
              </text:list-item>
            </text:list>
            <text:list xml:id="list30228426" text:style-name="L36">
              <text:list-item>
                <text:p text:style-name="P44"><text:a xlink:type="simple" xlink:href="#OBJ-0007">[OBJ-0007] Eliminación de contenedores</text:a> </text:p>
              </text:list-item>
            </text:list>
            <text:list xml:id="list30202295" text:style-name="L37">
              <text:list-item>
                <text:p text:style-name="P45"><text:a xlink:type="simple" xlink:href="#OBJ-0008">[OBJ-0008] Eliminación de objetos</text:a> </text:p>
              </text:list-item>
            </text:list>
            <text:list xml:id="list30206931" text:style-name="L38">
              <text:list-item>
                <text:p text:style-name="P46"><text:a xlink:type="simple" xlink:href="#UC-0002">[UC-0002] Listado de contenedores</text:a> </text:p>
              </text:list-item>
            </text:list>
            <text:list xml:id="list30216449" text:style-name="L39">
              <text:list-item>
                <text:p text:style-name="P47"><text:a xlink:type="simple" xlink:href="#UC-0003">[UC-0003] Listado de objetos</text:a> </text:p>
              </text:list-item>
            </text:list>
            <text:list xml:id="list30203238" text:style-name="L40">
              <text:list-item>
                <text:p text:style-name="P48"><text:a xlink:type="simple" xlink:href="#UC-0004">[UC-0004] Creación de un contenedor</text:a> </text:p>
              </text:list-item>
            </text:list>
            <text:list xml:id="list30218526" text:style-name="L41">
              <text:list-item>
                <text:p text:style-name="P49"><text:a xlink:type="simple" xlink:href="#UC-0005">[UC-0005] Creación de un objeto</text:a> </text:p>
              </text:list-item>
            </text:list>
            <text:list xml:id="list30229807" text:style-name="L42">
              <text:list-item>
                <text:p text:style-name="P50"><text:a xlink:type="simple" xlink:href="#UC-0006">[UC-0006] Borrado de contenedor</text:a> </text:p>
              </text:list-item>
            </text:list>
            <text:list xml:id="list30219652" text:style-name="L43">
              <text:list-item>
                <text:p text:style-name="P51"><text:a xlink:type="simple" xlink:href="#UC-0007">[UC-0007] Borrado de un objeto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15">Descripción</text:p>
          </table:table-cell>
          <table:table-cell table:style-name="Tabla10.B6" table:number-columns-spanned="2" office:value-type="string">
            <text:p text:style-name="Table_20_Contents">El sistema deberá almacenar la información correspondiente a <text:span text:style-name="Emphasis">datos de sesión para realizar sucesivas operaciones.. </text:span>En concreto: </text:p>
          </table:table-cell>
          <table:covered-table-cell/>
        </table:table-row>
        <table:table-row>
          <table:table-cell table:style-name="Tabla10.A2" office:value-type="string">
            <text:p text:style-name="P15">Datos específicos</text:p>
          </table:table-cell>
          <table:table-cell table:style-name="Tabla10.B2" table:number-columns-spanned="2" office:value-type="string">
            <text:list xml:id="list30232681" text:style-name="L44">
              <text:list-item>
                <text:p text:style-name="P52"><text:bookmark text:name="DAT-0028"/>Token de operación </text:p>
              </text:list-item>
              <text:list-item>
                <text:p text:style-name="P134"><text:bookmark text:name="DAT-0029"/>Dirección </text:p>
              </text:list-item>
            </text:list>
          </table:table-cell>
          <table:covered-table-cell/>
        </table:table-row>
        <table:table-row>
          <table:table-cell table:style-name="Tabla10.A2" table:number-rows-spanned="2" office:value-type="string">
            <text:p text:style-name="P15">Tiempo de vida</text:p>
          </table:table-cell>
          <table:table-cell table:style-name="Tabla10.A2" office:value-type="string">
            <text:p text:style-name="P15">Medio</text:p>
          </table:table-cell>
          <table:table-cell table:style-name="Tabla10.B2" office:value-type="string">
            <text:p text:style-name="P15">Máximo</text:p>
          </table:table-cell>
        </table:table-row>
        <table:table-row>
          <table:covered-table-cell/>
          <table:table-cell table:style-name="Tabla10.B9" office:value-type="string">
            <text:p text:style-name="Table_20_Contents">30 minuto(s)</text:p>
          </table:table-cell>
          <table:table-cell table:style-name="Tabla10.B6" office:value-type="string">
            <text:p text:style-name="Table_20_Contents">60 minuto(s)</text:p>
          </table:table-cell>
        </table:table-row>
        <table:table-row>
          <table:table-cell table:style-name="Tabla10.A2" table:number-rows-spanned="2" office:value-type="string">
            <text:p text:style-name="P15">Ocurrencias simultáneas</text:p>
          </table:table-cell>
          <table:table-cell table:style-name="Tabla10.A2" office:value-type="string">
            <text:p text:style-name="P15">Medio</text:p>
          </table:table-cell>
          <table:table-cell table:style-name="Tabla10.B2" office:value-type="string">
            <text:p text:style-name="P15">Máximo</text:p>
          </table:table-cell>
        </table:table-row>
        <table:table-row>
          <table:covered-table-cell/>
          <table:table-cell table:style-name="Tabla10.B9" office:value-type="string">
            <text:p text:style-name="Table_20_Contents">1</text:p>
          </table:table-cell>
          <table:table-cell table:style-name="Tabla10.B6" office:value-type="string">
            <text:p text:style-name="Table_20_Contents">1</text:p>
          </table:table-cell>
        </table:table-row>
        <table:table-row>
          <table:table-cell table:style-name="Tabla10.A2" office:value-type="string">
            <text:p text:style-name="P15">Importancia</text:p>
          </table:table-cell>
          <table:table-cell table:style-name="Tabla10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0.A2" office:value-type="string">
            <text:p text:style-name="P15">Urgencia</text:p>
          </table:table-cell>
          <table:table-cell table:style-name="Tabla10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0.A2" office:value-type="string">
            <text:p text:style-name="P15">Estado</text:p>
          </table:table-cell>
          <table:table-cell table:style-name="Tabla10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0.A2" office:value-type="string">
            <text:p text:style-name="P15">Estabilidad</text:p>
          </table:table-cell>
          <table:table-cell table:style-name="Tabla10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0.A2" office:value-type="string">
            <text:p text:style-name="P15">Comentarios</text:p>
          </table:table-cell>
          <table:table-cell table:style-name="Tabla10.B2" table:number-columns-spanned="2" office:value-type="string">
            <text:p text:style-name="P10">Ninguno</text:p>
          </table:table-cell>
          <table:covered-table-cell/>
        </table:table-row>
      </table:table>
      <text:h text:style-name="P17" text:outline-level="2"><text:bookmark text:name="SEC-0002"/><text:soft-page-break/>3.2 Requisitos funcionales</text:h>
      <text:h text:style-name="P6" text:outline-level="3"><text:bookmark text:name="SEC-0011"/>3.2.1 Diagrama de casos de uso</text:h>
      <text:p text:style-name="P3"><draw:frame draw:style-name="fr2" draw:name="gráficos1" text:anchor-type="paragraph" svg:width="11.169cm" svg:height="17.711cm" draw:z-index="67"><draw:image xlink:href="Pictures/2000005600002BA100004530B5234A37.wmf" xlink:type="simple" xlink:show="embed" xlink:actuate="onLoad"/></draw:frame><text:bookmark text:name="GRF-0001"/> </text:p>
      <text:p text:style-name="P3"><text:span text:style-name="T1">Figura 1</text:span>: Diagrama de casos de uso</text:p>
      <text:h text:style-name="P6" text:outline-level="3"><text:bookmark text:name="SEC-0012"/>3.2.2 Definición de actores</text:h>
      <text:p text:style-name="P1"><text:bookmark text:name="ACT-0001"/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5">ACT-0001</text:p>
          </table:table-cell>
          <table:table-cell table:style-name="Tabla11.B1" office:value-type="string">
            <text:p text:style-name="P15">Usuario</text:p>
          </table:table-cell>
        </table:table-row>
        <table:table-row>
          <table:table-cell table:style-name="Tabla11.A2" office:value-type="string">
            <text:p text:style-name="P15">Versión</text:p>
          </table:table-cell>
          <table:table-cell table:style-name="Tabla11.B2" office:value-type="string">
            <text:p text:style-name="P10">1.0 ( 24/10/2012 ) </text:p>
          </table:table-cell>
        </table:table-row>
        <table:table-row>
          <table:table-cell table:style-name="Tabla11.A2" office:value-type="string">
            <text:p text:style-name="P15">Autores</text:p>
          </table:table-cell>
          <table:table-cell table:style-name="Tabla11.B2" office:value-type="string">
            <text:list xml:id="list30232526" text:style-name="L45">
              <text:list-item>
                <text:p text:style-name="P13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11.A2" office:value-type="string">
            <text:p text:style-name="P15">Fuentes</text:p>
          </table:table-cell>
          <table:table-cell table:style-name="Tabla11.B2" office:value-type="string">
            <text:list xml:id="list30205538" text:style-name="L46">
              <text:list-item>
                <text:p text:style-name="P136"><text:a xlink:type="simple" xlink:href="#STK-0002">José Ramón Muñoz Pekkarinen</text:a> <text:soft-page-break/></text:p>
              </text:list-item>
            </text:list>
          </table:table-cell>
        </table:table-row>
        <table:table-row>
          <table:table-cell table:style-name="Tabla11.A2" office:value-type="string">
            <text:p text:style-name="P15">Descripción</text:p>
          </table:table-cell>
          <table:table-cell table:style-name="Tabla11.B2" office:value-type="string">
            <text:p text:style-name="P10">Este actor representa <text:span text:style-name="Emphasis">el usuario del sistema.</text:span> </text:p>
          </table:table-cell>
        </table:table-row>
        <table:table-row>
          <table:table-cell table:style-name="Tabla11.A2" office:value-type="string">
            <text:p text:style-name="P15">Comentarios</text:p>
          </table:table-cell>
          <table:table-cell table:style-name="Tabla11.B2" office:value-type="string">
            <text:p text:style-name="P10">Ninguno</text:p>
          </table:table-cell>
        </table:table-row>
      </table:table>
      <text:h text:style-name="P6" text:outline-level="3"><text:bookmark text:name="SEC-0013"/>3.2.3 Casos de uso</text:h>
      <text:h text:style-name="P18" text:outline-level="4"><text:bookmark text:name="SEC-0018"/>3.2.3.1 Subsistema de login</text:h>
      <text:p text:style-name="P1"><text:bookmark text:name="UC-0001"/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15">UC-0001</text:p>
          </table:table-cell>
          <table:table-cell table:style-name="Tabla12.B1" table:number-columns-spanned="2" office:value-type="string">
            <text:p text:style-name="P15">Identificación de usuario</text:p>
          </table:table-cell>
          <table:covered-table-cell/>
        </table:table-row>
        <table:table-row>
          <table:table-cell table:style-name="Tabla12.A2" office:value-type="string">
            <text:p text:style-name="P15">Versión</text:p>
          </table:table-cell>
          <table:table-cell table:style-name="Tabla12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2.A2" office:value-type="string">
            <text:p text:style-name="P15">Autores</text:p>
          </table:table-cell>
          <table:table-cell table:style-name="Tabla12.B2" table:number-columns-spanned="2" office:value-type="string">
            <text:list xml:id="list30215602" text:style-name="L47">
              <text:list-item>
                <text:p text:style-name="P137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15">Fuentes</text:p>
          </table:table-cell>
          <table:table-cell table:style-name="Tabla12.B2" table:number-columns-spanned="2" office:value-type="string">
            <text:list xml:id="list30219046" text:style-name="L48">
              <text:list-item>
                <text:p text:style-name="P138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15">Dependencias</text:p>
          </table:table-cell>
          <table:table-cell table:style-name="Tabla12.B2" table:number-columns-spanned="2" office:value-type="string">
            <text:list xml:id="list30202722" text:style-name="L49">
              <text:list-item>
                <text:p text:style-name="P53"><text:a xlink:type="simple" xlink:href="#OBJ-0002">[OBJ-0002] Identificación de usuario</text:a> </text:p>
              </text:list-item>
            </text:list>
            <text:list xml:id="list30230739" text:style-name="L50">
              <text:list-item>
                <text:p text:style-name="P54"><text:a xlink:type="simple" xlink:href="#OBJ-0003">[OBJ-0003] Recuperación de contenedores</text:a> </text:p>
              </text:list-item>
            </text:list>
            <text:list xml:id="list30211653" text:style-name="L51">
              <text:list-item>
                <text:p text:style-name="P55"><text:a xlink:type="simple" xlink:href="#OBJ-0004">[OBJ-0004] Recuperación de objetos</text:a> </text:p>
              </text:list-item>
            </text:list>
            <text:list xml:id="list30215195" text:style-name="L52">
              <text:list-item>
                <text:p text:style-name="P56"><text:a xlink:type="simple" xlink:href="#OBJ-0005">[OBJ-0005] Creación de contenedores</text:a> </text:p>
              </text:list-item>
            </text:list>
            <text:list xml:id="list30220757" text:style-name="L53">
              <text:list-item>
                <text:p text:style-name="P57"><text:a xlink:type="simple" xlink:href="#OBJ-0006">[OBJ-0006] Creación de objetos</text:a> </text:p>
              </text:list-item>
            </text:list>
            <text:list xml:id="list30213605" text:style-name="L54">
              <text:list-item>
                <text:p text:style-name="P58"><text:a xlink:type="simple" xlink:href="#OBJ-0007">[OBJ-0007] Eliminación de contenedores</text:a> </text:p>
              </text:list-item>
            </text:list>
            <text:list xml:id="list30212400" text:style-name="L55">
              <text:list-item>
                <text:p text:style-name="P59"><text:a xlink:type="simple" xlink:href="#OBJ-0008">[OBJ-0008] Eliminación de objetos</text:a> </text:p>
              </text:list-item>
            </text:list>
            <text:list xml:id="list30217038" text:style-name="L56">
              <text:list-item>
                <text:p text:style-name="P60"><text:a xlink:type="simple" xlink:href="#UC-0002">[UC-0002] Listado de contenedores</text:a> </text:p>
              </text:list-item>
            </text:list>
            <text:list xml:id="list30220719" text:style-name="L57">
              <text:list-item>
                <text:p text:style-name="P61"><text:a xlink:type="simple" xlink:href="#UC-0003">[UC-0003] Listado de objetos</text:a> </text:p>
              </text:list-item>
            </text:list>
            <text:list xml:id="list30209613" text:style-name="L58">
              <text:list-item>
                <text:p text:style-name="P62"><text:a xlink:type="simple" xlink:href="#UC-0004">[UC-0004] Creación de un contenedor</text:a> </text:p>
              </text:list-item>
            </text:list>
            <text:list xml:id="list30232419" text:style-name="L59">
              <text:list-item>
                <text:p text:style-name="P63"><text:a xlink:type="simple" xlink:href="#UC-0005">[UC-0005] Creación de un objeto</text:a> </text:p>
              </text:list-item>
            </text:list>
            <text:list xml:id="list30211265" text:style-name="L60">
              <text:list-item>
                <text:p text:style-name="P64"><text:a xlink:type="simple" xlink:href="#UC-0006">[UC-0006] Borrado de contenedor</text:a> </text:p>
              </text:list-item>
            </text:list>
            <text:list xml:id="list30233212" text:style-name="L61">
              <text:list-item>
                <text:p text:style-name="P65"><text:a xlink:type="simple" xlink:href="#UC-0007">[UC-0007] Borrado de un objeto</text:a> </text:p>
              </text:list-item>
            </text:list>
            <text:list xml:id="list30204092" text:style-name="L62">
              <text:list-item>
                <text:p text:style-name="P66"><text:a xlink:type="simple" xlink:href="#IRQ-0004">[IRQ-0004] Sesión</text:a> </text:p>
              </text:list-item>
            </text:list>
            <text:list xml:id="list30231779" text:style-name="L63">
              <text:list-item>
                <text:p text:style-name="P67"><text:a xlink:type="simple" xlink:href="#UC-0008">[UC-0008] Recuperación de objeto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15">Descripción</text:p>
          </table:table-cell>
          <table:table-cell table:style-name="Tabla12.B6" table:number-columns-spanned="2" office:value-type="string">
            <text:p text:style-name="Table_20_Contents">El sistema deberá comportarse tal como se describe en el siguiente caso de uso cuando <text:span text:style-name="Emphasis">se abra el dispositivo de bloques o se reconecte a la nube.</text:span> o durante la realización de los siguientes casos de uso: [UC-0002] Listado de contenedores</text:p>
          </table:table-cell>
          <table:covered-table-cell/>
        </table:table-row>
        <table:table-row>
          <table:table-cell table:style-name="Tabla12.A2" office:value-type="string">
            <text:p text:style-name="P15">Precondición</text:p>
          </table:table-cell>
          <table:table-cell table:style-name="Tabla12.B2" table:number-columns-spanned="2" office:value-type="string">
            <text:p text:style-name="P10">Los datos de conexión y de usuario deben ser válidos, y el dispositivo de bloques debe existir.</text:p>
          </table:table-cell>
          <table:covered-table-cell/>
        </table:table-row>
        <table:table-row>
          <table:table-cell table:style-name="Tabla12.A2" table:number-rows-spanned="3" office:value-type="string">
            <text:p text:style-name="P15">Secuencia normal</text:p>
          </table:table-cell>
          <table:table-cell table:style-name="Tabla12.A2" office:value-type="string">
            <text:p text:style-name="P16">Paso</text:p>
          </table:table-cell>
          <table:table-cell table:style-name="Tabla12.B2" office:value-type="string">
            <text:p text:style-name="P15">Acción<text:bookmark text:name="STP-0008"/></text:p>
          </table:table-cell>
        </table:table-row>
        <table:table-row>
          <table:covered-table-cell/>
          <table:table-cell table:style-name="Tabla12.A2" office:value-type="string">
            <text:p text:style-name="P12">1</text:p>
          </table:table-cell>
          <table:table-cell table:style-name="Tabla12.B6" office:value-type="string">
            <text:p text:style-name="Table_20_Contents">El actor<text:a xlink:type="simple" xlink:href="#ACT-0001"> Usuario (ACT-0001) </text:a><text:span text:style-name="Emphasis">solicita la apertura del dispositivo de bloques, ofreciendo la información de conexión y las credenciales de usuario.</text:span> <text:bookmark text:name="STP-0009"/></text:p>
          </table:table-cell>
        </table:table-row>
        <table:table-row>
          <table:covered-table-cell/>
          <table:table-cell table:style-name="Tabla12.A2" office:value-type="string">
            <text:p text:style-name="P12">2</text:p>
          </table:table-cell>
          <table:table-cell table:style-name="Tabla12.B6" office:value-type="string">
            <text:p text:style-name="Table_20_Contents">El sistema<text:span text:style-name="Emphasis"> devuelve el token de operación y la dirección para las siguientes operaciones.</text:span> </text:p>
          </table:table-cell>
        </table:table-row>
        <table:table-row>
          <table:table-cell table:style-name="Tabla12.A2" office:value-type="string">
            <text:p text:style-name="P15">Postcondición</text:p>
          </table:table-cell>
          <table:table-cell table:style-name="Tabla12.B2" table:number-columns-spanned="2" office:value-type="string">
            <text:p text:style-name="P10">Se ofrecerá al usuario un token de operación válido para las sucesivas operaciones.</text:p>
          </table:table-cell>
          <table:covered-table-cell/>
        </table:table-row>
        <table:table-row>
          <table:table-cell table:style-name="Tabla12.A2" table:number-rows-spanned="2" office:value-type="string">
            <text:p text:style-name="P15">Excepciones</text:p>
          </table:table-cell>
          <table:table-cell table:style-name="Tabla12.A2" office:value-type="string">
            <text:p text:style-name="P16">Paso</text:p>
          </table:table-cell>
          <table:table-cell table:style-name="Tabla12.B2" office:value-type="string">
            <text:p text:style-name="P15">Acción</text:p>
          </table:table-cell>
        </table:table-row>
        <table:table-row>
          <table:covered-table-cell/>
          <table:table-cell table:style-name="Tabla12.A2" office:value-type="string">
            <text:p text:style-name="P12">- </text:p>
          </table:table-cell>
          <table:table-cell table:style-name="Tabla12.B6" office:value-type="string">
            <text:p text:style-name="Table_20_Contents">- </text:p>
          </table:table-cell>
        </table:table-row>
        <table:table-row>
          <table:table-cell table:style-name="Tabla12.A2" table:number-rows-spanned="2" office:value-type="string">
            <text:p text:style-name="P15">Rendimiento</text:p>
          </table:table-cell>
          <table:table-cell table:style-name="Tabla12.A2" office:value-type="string">
            <text:p text:style-name="P16">Paso</text:p>
          </table:table-cell>
          <table:table-cell table:style-name="Tabla12.B2" office:value-type="string">
            <text:p text:style-name="P15">Tiempo máximo</text:p>
          </table:table-cell>
        </table:table-row>
        <table:table-row>
          <table:covered-table-cell/>
          <table:table-cell table:style-name="Tabla12.A2" office:value-type="string">
            <text:p text:style-name="P12">- </text:p>
          </table:table-cell>
          <table:table-cell table:style-name="Tabla12.B6" office:value-type="string">
            <text:p text:style-name="Table_20_Contents">- </text:p>
          </table:table-cell>
        </table:table-row>
        <table:table-row>
          <table:table-cell table:style-name="Tabla12.A2" office:value-type="string">
            <text:p text:style-name="P15">Frecuencia esperada</text:p>
          </table:table-cell>
          <table:table-cell table:style-name="Tabla12.B6" table:number-columns-spanned="2" office:value-type="string">
            <text:p text:style-name="Table_20_Contents">5 veces por minuto(s)</text:p>
          </table:table-cell>
          <table:covered-table-cell/>
        </table:table-row>
        <text:soft-page-break/>
        <table:table-row>
          <table:table-cell table:style-name="Tabla12.A2" office:value-type="string">
            <text:p text:style-name="P15">Importancia</text:p>
          </table:table-cell>
          <table:table-cell table:style-name="Tabla12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2.A2" office:value-type="string">
            <text:p text:style-name="P15">Urgencia</text:p>
          </table:table-cell>
          <table:table-cell table:style-name="Tabla12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2.A2" office:value-type="string">
            <text:p text:style-name="P15">Estado</text:p>
          </table:table-cell>
          <table:table-cell table:style-name="Tabla12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2.A2" office:value-type="string">
            <text:p text:style-name="P15">Estabilidad</text:p>
          </table:table-cell>
          <table:table-cell table:style-name="Tabla12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2.A2" office:value-type="string">
            <text:p text:style-name="P15">Comentarios</text:p>
          </table:table-cell>
          <table:table-cell table:style-name="Tabla12.B2" table:number-columns-spanned="2" office:value-type="string">
            <text:p text:style-name="P10">Ninguno</text:p>
          </table:table-cell>
          <table:covered-table-cell/>
        </table:table-row>
      </table:table>
      <text:h text:style-name="P18" text:outline-level="4"><text:bookmark text:name="SEC-0019"/>3.2.3.2 Subsistema de almacenamiento</text:h>
      <text:p text:style-name="P1"><text:bookmark text:name="UC-0002"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15">UC-0002</text:p>
          </table:table-cell>
          <table:table-cell table:style-name="Tabla13.B1" table:number-columns-spanned="2" office:value-type="string">
            <text:p text:style-name="P15">Listado de contenedores</text:p>
          </table:table-cell>
          <table:covered-table-cell/>
        </table:table-row>
        <table:table-row>
          <table:table-cell table:style-name="Tabla13.A2" office:value-type="string">
            <text:p text:style-name="P15">Versión</text:p>
          </table:table-cell>
          <table:table-cell table:style-name="Tabla13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3.A2" office:value-type="string">
            <text:p text:style-name="P15">Autores</text:p>
          </table:table-cell>
          <table:table-cell table:style-name="Tabla13.B2" table:number-columns-spanned="2" office:value-type="string">
            <text:list xml:id="list30225470" text:style-name="L64">
              <text:list-item>
                <text:p text:style-name="P139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15">Fuentes</text:p>
          </table:table-cell>
          <table:table-cell table:style-name="Tabla13.B2" table:number-columns-spanned="2" office:value-type="string">
            <text:list xml:id="list30206340" text:style-name="L65">
              <text:list-item>
                <text:p text:style-name="P14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15">Dependencias</text:p>
          </table:table-cell>
          <table:table-cell table:style-name="Tabla13.B2" table:number-columns-spanned="2" office:value-type="string">
            <text:list xml:id="list30211007" text:style-name="L66">
              <text:list-item>
                <text:p text:style-name="P68"><text:a xlink:type="simple" xlink:href="#OBJ-0003">[OBJ-0003] Recuperación de contenedores</text:a> </text:p>
              </text:list-item>
            </text:list>
            <text:list xml:id="list30216989" text:style-name="L67">
              <text:list-item>
                <text:p text:style-name="P69"><text:a xlink:type="simple" xlink:href="#OBJ-0004">[OBJ-0004] Recuperación de objetos</text:a> </text:p>
              </text:list-item>
            </text:list>
            <text:list xml:id="list30209609" text:style-name="L68">
              <text:list-item>
                <text:p text:style-name="P70"><text:a xlink:type="simple" xlink:href="#OBJ-0005">[OBJ-0005] Creación de contenedores</text:a> </text:p>
              </text:list-item>
            </text:list>
            <text:list xml:id="list30234281" text:style-name="L69">
              <text:list-item>
                <text:p text:style-name="P71"><text:a xlink:type="simple" xlink:href="#OBJ-0006">[OBJ-0006] Creación de objetos</text:a> </text:p>
              </text:list-item>
            </text:list>
            <text:list xml:id="list30230238" text:style-name="L70">
              <text:list-item>
                <text:p text:style-name="P72"><text:a xlink:type="simple" xlink:href="#OBJ-0007">[OBJ-0007] Eliminación de contenedores</text:a> </text:p>
              </text:list-item>
            </text:list>
            <text:list xml:id="list30209397" text:style-name="L71">
              <text:list-item>
                <text:p text:style-name="P73"><text:a xlink:type="simple" xlink:href="#OBJ-0008">[OBJ-0008] Eliminación de objetos</text:a> </text:p>
              </text:list-item>
            </text:list>
            <text:list xml:id="list30216827" text:style-name="L72">
              <text:list-item>
                <text:p text:style-name="P74"><text:a xlink:type="simple" xlink:href="#UC-0003">[UC-0003] Listado de objetos</text:a> </text:p>
              </text:list-item>
            </text:list>
            <text:list xml:id="list30215608" text:style-name="L73">
              <text:list-item>
                <text:p text:style-name="P75"><text:a xlink:type="simple" xlink:href="#UC-0004">[UC-0004] Creación de un contenedor</text:a> </text:p>
              </text:list-item>
            </text:list>
            <text:list xml:id="list30211855" text:style-name="L74">
              <text:list-item>
                <text:p text:style-name="P76"><text:a xlink:type="simple" xlink:href="#UC-0005">[UC-0005] Creación de un objeto</text:a> </text:p>
              </text:list-item>
            </text:list>
            <text:list xml:id="list30225446" text:style-name="L75">
              <text:list-item>
                <text:p text:style-name="P77"><text:a xlink:type="simple" xlink:href="#UC-0006">[UC-0006] Borrado de contenedor</text:a> </text:p>
              </text:list-item>
            </text:list>
            <text:list xml:id="list30221055" text:style-name="L76">
              <text:list-item>
                <text:p text:style-name="P78"><text:a xlink:type="simple" xlink:href="#UC-0007">[UC-0007] Borrado de un objeto</text:a> </text:p>
              </text:list-item>
            </text:list>
            <text:list xml:id="list30207948" text:style-name="L77">
              <text:list-item>
                <text:p text:style-name="P79"><text:a xlink:type="simple" xlink:href="#UC-0008">[UC-0008] Recuperación de objeto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15">Descripción</text:p>
          </table:table-cell>
          <table:table-cell table:style-name="Tabla13.B6" table:number-columns-spanned="2" office:value-type="string">
            <text:p text:style-name="Table_20_Contents">El sistema deberá comportarse tal como se describe en el siguiente caso de uso cuando <text:span text:style-name="Emphasis">se solicite visualizar los contenedores del usuario.</text:span> o durante la realización de los siguientes casos de uso: [UC-0003] Listado de objetos, [UC-0004] Creación de un contenedor, [UC-0006] Borrado de contenedor</text:p>
          </table:table-cell>
          <table:covered-table-cell/>
        </table:table-row>
        <table:table-row>
          <table:table-cell table:style-name="Tabla13.A2" office:value-type="string">
            <text:p text:style-name="P15">Precondición</text:p>
          </table:table-cell>
          <table:table-cell table:style-name="Tabla13.B2" table:number-columns-spanned="2" office:value-type="string">
            <text:p text:style-name="P10">El usuario debe estar conectado a la nube y el dispositivo abierto.</text:p>
          </table:table-cell>
          <table:covered-table-cell/>
        </table:table-row>
        <table:table-row>
          <table:table-cell table:style-name="Tabla13.A2" table:number-rows-spanned="4" office:value-type="string">
            <text:p text:style-name="P15">Secuencia normal</text:p>
          </table:table-cell>
          <table:table-cell table:style-name="Tabla13.A2" office:value-type="string">
            <text:p text:style-name="P16">Paso</text:p>
          </table:table-cell>
          <table:table-cell table:style-name="Tabla13.B2" office:value-type="string">
            <text:p text:style-name="P15">Acción<text:bookmark text:name="STP-0010"/></text:p>
          </table:table-cell>
        </table:table-row>
        <table:table-row>
          <table:covered-table-cell/>
          <table:table-cell table:style-name="Tabla13.A2" office:value-type="string">
            <text:p text:style-name="P12">1</text:p>
          </table:table-cell>
          <table:table-cell table:style-name="Tabla13.B6" office:value-type="string">
            <text:p text:style-name="Table_20_Contents">Si<text:span text:style-name="Emphasis"> el usuario no está conectado a la nube, o el dispositivo está cerrado, </text:span>se realiza el caso de uso Identificación de usuario (UC-0001) <text:bookmark text:name="STP-0011"/></text:p>
          </table:table-cell>
        </table:table-row>
        <table:table-row>
          <table:covered-table-cell/>
          <table:table-cell table:style-name="Tabla13.A2" office:value-type="string">
            <text:p text:style-name="P12">2</text:p>
          </table:table-cell>
          <table:table-cell table:style-name="Tabla13.B6" office:value-type="string">
            <text:p text:style-name="Table_20_Contents">El actor<text:a xlink:type="simple" xlink:href="#ACT-0001"> Usuario (ACT-0001) </text:a><text:span text:style-name="Emphasis">solicita el listado de contenedores.</text:span> <text:bookmark text:name="STP-0012"/></text:p>
          </table:table-cell>
        </table:table-row>
        <table:table-row>
          <table:covered-table-cell/>
          <table:table-cell table:style-name="Tabla13.A2" office:value-type="string">
            <text:p text:style-name="P12">3</text:p>
          </table:table-cell>
          <table:table-cell table:style-name="Tabla13.B6" office:value-type="string">
            <text:p text:style-name="Table_20_Contents">El sistema<text:span text:style-name="Emphasis"> devuelve un mapa con los contenedores disponibles y sus tamaños correspondientes</text:span> </text:p>
          </table:table-cell>
        </table:table-row>
        <table:table-row>
          <table:table-cell table:style-name="Tabla13.A2" office:value-type="string">
            <text:p text:style-name="P15">Postcondición</text:p>
          </table:table-cell>
          <table:table-cell table:style-name="Tabla13.B2" table:number-columns-spanned="2" office:value-type="string">
            <text:p text:style-name="P10">El sistema devuelve un mapa de los distintos contenedores con sus respectivos tamaños.</text:p>
          </table:table-cell>
          <table:covered-table-cell/>
        </table:table-row>
        <table:table-row>
          <table:table-cell table:style-name="Tabla13.A2" table:number-rows-spanned="2" office:value-type="string">
            <text:p text:style-name="P15">Excepciones</text:p>
          </table:table-cell>
          <table:table-cell table:style-name="Tabla13.A2" office:value-type="string">
            <text:p text:style-name="P16">Paso</text:p>
          </table:table-cell>
          <table:table-cell table:style-name="Tabla13.B2" office:value-type="string">
            <text:p text:style-name="P15">Acción</text:p>
          </table:table-cell>
        </table:table-row>
        <table:table-row>
          <table:covered-table-cell/>
          <table:table-cell table:style-name="Tabla13.A2" office:value-type="string">
            <text:p text:style-name="P12">- </text:p>
          </table:table-cell>
          <table:table-cell table:style-name="Tabla13.B6" office:value-type="string">
            <text:p text:style-name="Table_20_Contents">- </text:p>
          </table:table-cell>
        </table:table-row>
        <table:table-row>
          <table:table-cell table:style-name="Tabla13.A2" table:number-rows-spanned="2" office:value-type="string">
            <text:p text:style-name="P15">Rendimiento</text:p>
          </table:table-cell>
          <table:table-cell table:style-name="Tabla13.A2" office:value-type="string">
            <text:p text:style-name="P16">Paso</text:p>
          </table:table-cell>
          <table:table-cell table:style-name="Tabla13.B2" office:value-type="string">
            <text:p text:style-name="P15">Tiempo máximo</text:p>
          </table:table-cell>
        </table:table-row>
        <table:table-row>
          <table:covered-table-cell/>
          <table:table-cell table:style-name="Tabla13.A2" office:value-type="string">
            <text:p text:style-name="P12">- </text:p>
          </table:table-cell>
          <table:table-cell table:style-name="Tabla13.B6" office:value-type="string">
            <text:p text:style-name="Table_20_Contents">- </text:p>
          </table:table-cell>
        </table:table-row>
        <table:table-row>
          <table:table-cell table:style-name="Tabla13.A2" office:value-type="string">
            <text:p text:style-name="P15">Frecuencia esperada</text:p>
          </table:table-cell>
          <table:table-cell table:style-name="Tabla13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3.A2" office:value-type="string">
            <text:p text:style-name="P15">Importancia</text:p>
          </table:table-cell>
          <table:table-cell table:style-name="Tabla13.B2" table:number-columns-spanned="2" office:value-type="string">
            <text:p text:style-name="P10">vital</text:p>
          </table:table-cell>
          <table:covered-table-cell/>
        </table:table-row>
        <text:soft-page-break/>
        <table:table-row>
          <table:table-cell table:style-name="Tabla13.A2" office:value-type="string">
            <text:p text:style-name="P15">Urgencia</text:p>
          </table:table-cell>
          <table:table-cell table:style-name="Tabla13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3.A2" office:value-type="string">
            <text:p text:style-name="P15">Estado</text:p>
          </table:table-cell>
          <table:table-cell table:style-name="Tabla13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3.A2" office:value-type="string">
            <text:p text:style-name="P15">Estabilidad</text:p>
          </table:table-cell>
          <table:table-cell table:style-name="Tabla13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3.A2" office:value-type="string">
            <text:p text:style-name="P15">Comentarios</text:p>
          </table:table-cell>
          <table:table-cell table:style-name="Tabla13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3"/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5">UC-0003</text:p>
          </table:table-cell>
          <table:table-cell table:style-name="Tabla14.B1" table:number-columns-spanned="2" office:value-type="string">
            <text:p text:style-name="P15">Listado de objetos</text:p>
          </table:table-cell>
          <table:covered-table-cell/>
        </table:table-row>
        <table:table-row>
          <table:table-cell table:style-name="Tabla14.A2" office:value-type="string">
            <text:p text:style-name="P15">Versión</text:p>
          </table:table-cell>
          <table:table-cell table:style-name="Tabla14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4.A2" office:value-type="string">
            <text:p text:style-name="P15">Autores</text:p>
          </table:table-cell>
          <table:table-cell table:style-name="Tabla14.B2" table:number-columns-spanned="2" office:value-type="string">
            <text:list xml:id="list30224975" text:style-name="L78">
              <text:list-item>
                <text:p text:style-name="P141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15">Fuentes</text:p>
          </table:table-cell>
          <table:table-cell table:style-name="Tabla14.B2" table:number-columns-spanned="2" office:value-type="string">
            <text:list xml:id="list30232911" text:style-name="L79">
              <text:list-item>
                <text:p text:style-name="P142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15">Dependencias</text:p>
          </table:table-cell>
          <table:table-cell table:style-name="Tabla14.B2" table:number-columns-spanned="2" office:value-type="string">
            <text:list xml:id="list30203216" text:style-name="L80">
              <text:list-item>
                <text:p text:style-name="P80"><text:a xlink:type="simple" xlink:href="#OBJ-0004">[OBJ-0004] Recuperación de objetos</text:a> </text:p>
              </text:list-item>
            </text:list>
            <text:list xml:id="list30206223" text:style-name="L81">
              <text:list-item>
                <text:p text:style-name="P81"><text:a xlink:type="simple" xlink:href="#OBJ-0006">[OBJ-0006] Creación de objetos</text:a> </text:p>
              </text:list-item>
            </text:list>
            <text:list xml:id="list30226052" text:style-name="L82">
              <text:list-item>
                <text:p text:style-name="P82"><text:a xlink:type="simple" xlink:href="#OBJ-0008">[OBJ-0008] Eliminación de objetos</text:a> </text:p>
              </text:list-item>
            </text:list>
            <text:list xml:id="list30227518" text:style-name="L83">
              <text:list-item>
                <text:p text:style-name="P83"><text:a xlink:type="simple" xlink:href="#UC-0005">[UC-0005] Creación de un objeto</text:a> </text:p>
              </text:list-item>
            </text:list>
            <text:list xml:id="list30203958" text:style-name="L84">
              <text:list-item>
                <text:p text:style-name="P84"><text:a xlink:type="simple" xlink:href="#UC-0007">[UC-0007] Borrado de un objeto</text:a> </text:p>
              </text:list-item>
            </text:list>
            <text:list xml:id="list30217874" text:style-name="L85">
              <text:list-item>
                <text:p text:style-name="P85"><text:a xlink:type="simple" xlink:href="#UC-0008">[UC-0008] Recuperación de objeto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15">Descripción</text:p>
          </table:table-cell>
          <table:table-cell table:style-name="Tabla14.B6" table:number-columns-spanned="2" office:value-type="string">
            <text:p text:style-name="Table_20_Contents">El sistema deberá comportarse tal como se describe en el siguiente caso de uso cuando <text:span text:style-name="Emphasis">se solicita la apertura de un contenedor.</text:span> o durante la realización de los siguientes casos de uso: [UC-0005] Creación de un objeto, [UC-0007] Borrado de un objeto, [UC-0008] Recuperación de objeto</text:p>
          </table:table-cell>
          <table:covered-table-cell/>
        </table:table-row>
        <table:table-row>
          <table:table-cell table:style-name="Tabla14.A2" office:value-type="string">
            <text:p text:style-name="P15">Precondición</text:p>
          </table:table-cell>
          <table:table-cell table:style-name="Tabla14.B2" table:number-columns-spanned="2" office:value-type="string">
            <text:p text:style-name="P10">El usuario debe estar conectado a la nube, el dispositivo debe estar abierto, y el contenedor debe existir.</text:p>
          </table:table-cell>
          <table:covered-table-cell/>
        </table:table-row>
        <table:table-row>
          <table:table-cell table:style-name="Tabla14.A2" table:number-rows-spanned="4" office:value-type="string">
            <text:p text:style-name="P15">Secuencia normal</text:p>
          </table:table-cell>
          <table:table-cell table:style-name="Tabla14.A2" office:value-type="string">
            <text:p text:style-name="P16">Paso</text:p>
          </table:table-cell>
          <table:table-cell table:style-name="Tabla14.B2" office:value-type="string">
            <text:p text:style-name="P15">Acción<text:bookmark text:name="STP-0013"/></text:p>
          </table:table-cell>
        </table:table-row>
        <table:table-row>
          <table:covered-table-cell/>
          <table:table-cell table:style-name="Tabla14.A2" office:value-type="string">
            <text:p text:style-name="P12">1</text:p>
          </table:table-cell>
          <table:table-cell table:style-name="Tabla14.B6" office:value-type="string">
            <text:p text:style-name="Table_20_Contents">Se realiza el caso de uso Listado de contenedores (UC-0002) <text:bookmark text:name="STP-0014"/></text:p>
          </table:table-cell>
        </table:table-row>
        <table:table-row>
          <table:covered-table-cell/>
          <table:table-cell table:style-name="Tabla14.A2" office:value-type="string">
            <text:p text:style-name="P12">2</text:p>
          </table:table-cell>
          <table:table-cell table:style-name="Tabla14.B6" office:value-type="string">
            <text:p text:style-name="Table_20_Contents">El actor<text:a xlink:type="simple" xlink:href="#ACT-0001"> Usuario (ACT-0001) </text:a><text:span text:style-name="Emphasis">solicita la apertura del contenedor.</text:span> <text:bookmark text:name="STP-0015"/></text:p>
          </table:table-cell>
        </table:table-row>
        <table:table-row>
          <table:covered-table-cell/>
          <table:table-cell table:style-name="Tabla14.A2" office:value-type="string">
            <text:p text:style-name="P12">3</text:p>
          </table:table-cell>
          <table:table-cell table:style-name="Tabla14.B6" office:value-type="string">
            <text:p text:style-name="Table_20_Contents">El sistema<text:span text:style-name="Emphasis"> devuelve el listado de objetos del contenedor.</text:span> </text:p>
          </table:table-cell>
        </table:table-row>
        <table:table-row>
          <table:table-cell table:style-name="Tabla14.A2" office:value-type="string">
            <text:p text:style-name="P15">Postcondición</text:p>
          </table:table-cell>
          <table:table-cell table:style-name="Tabla14.B2" table:number-columns-spanned="2" office:value-type="string">
            <text:p text:style-name="P10">Se devolverá un mapa con los objetos dentro de este contenedor.</text:p>
          </table:table-cell>
          <table:covered-table-cell/>
        </table:table-row>
        <table:table-row>
          <table:table-cell table:style-name="Tabla14.A2" table:number-rows-spanned="2" office:value-type="string">
            <text:p text:style-name="P15">Excepciones</text:p>
          </table:table-cell>
          <table:table-cell table:style-name="Tabla14.A2" office:value-type="string">
            <text:p text:style-name="P16">Paso</text:p>
          </table:table-cell>
          <table:table-cell table:style-name="Tabla14.B2" office:value-type="string">
            <text:p text:style-name="P15">Acción</text:p>
          </table:table-cell>
        </table:table-row>
        <table:table-row>
          <table:covered-table-cell/>
          <table:table-cell table:style-name="Tabla14.A2" office:value-type="string">
            <text:p text:style-name="P12">- </text:p>
          </table:table-cell>
          <table:table-cell table:style-name="Tabla14.B6" office:value-type="string">
            <text:p text:style-name="Table_20_Contents">- </text:p>
          </table:table-cell>
        </table:table-row>
        <table:table-row>
          <table:table-cell table:style-name="Tabla14.A2" table:number-rows-spanned="2" office:value-type="string">
            <text:p text:style-name="P15">Rendimiento</text:p>
          </table:table-cell>
          <table:table-cell table:style-name="Tabla14.A2" office:value-type="string">
            <text:p text:style-name="P16">Paso</text:p>
          </table:table-cell>
          <table:table-cell table:style-name="Tabla14.B2" office:value-type="string">
            <text:p text:style-name="P15">Tiempo máximo</text:p>
          </table:table-cell>
        </table:table-row>
        <table:table-row>
          <table:covered-table-cell/>
          <table:table-cell table:style-name="Tabla14.A2" office:value-type="string">
            <text:p text:style-name="P12">- </text:p>
          </table:table-cell>
          <table:table-cell table:style-name="Tabla14.B6" office:value-type="string">
            <text:p text:style-name="Table_20_Contents">- </text:p>
          </table:table-cell>
        </table:table-row>
        <table:table-row>
          <table:table-cell table:style-name="Tabla14.A2" office:value-type="string">
            <text:p text:style-name="P15">Frecuencia esperada</text:p>
          </table:table-cell>
          <table:table-cell table:style-name="Tabla14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4.A2" office:value-type="string">
            <text:p text:style-name="P15">Importancia</text:p>
          </table:table-cell>
          <table:table-cell table:style-name="Tabla14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4.A2" office:value-type="string">
            <text:p text:style-name="P15">Urgencia</text:p>
          </table:table-cell>
          <table:table-cell table:style-name="Tabla14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4.A2" office:value-type="string">
            <text:p text:style-name="P15">Estado</text:p>
          </table:table-cell>
          <table:table-cell table:style-name="Tabla14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4.A2" office:value-type="string">
            <text:p text:style-name="P15">Estabilidad</text:p>
          </table:table-cell>
          <table:table-cell table:style-name="Tabla14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4.A2" office:value-type="string">
            <text:p text:style-name="P15">Comentarios</text:p>
          </table:table-cell>
          <table:table-cell table:style-name="Tabla14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4"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5">UC-0004</text:p>
          </table:table-cell>
          <table:table-cell table:style-name="Tabla15.B1" table:number-columns-spanned="2" office:value-type="string">
            <text:p text:style-name="P15">Creación de un contenedor</text:p>
          </table:table-cell>
          <table:covered-table-cell/>
        </table:table-row>
        <table:table-row>
          <table:table-cell table:style-name="Tabla15.A2" office:value-type="string">
            <text:p text:style-name="P15">Versión</text:p>
          </table:table-cell>
          <table:table-cell table:style-name="Tabla15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5.A2" office:value-type="string">
            <text:p text:style-name="P15">Autores</text:p>
          </table:table-cell>
          <table:table-cell table:style-name="Tabla15.B2" table:number-columns-spanned="2" office:value-type="string">
            <text:list xml:id="list30214061" text:style-name="L86">
              <text:list-item>
                <text:p text:style-name="P143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5.A2" office:value-type="string">
            <text:p text:style-name="P15">Fuentes</text:p>
          </table:table-cell>
          <table:table-cell table:style-name="Tabla15.B2" table:number-columns-spanned="2" office:value-type="string">
            <text:list xml:id="list30230303" text:style-name="L87">
              <text:list-item>
                <text:p text:style-name="P144"><text:a xlink:type="simple" xlink:href="#STK-0002">José Ramón Muñoz Pekkarinen</text:a> </text:p>
              </text:list-item>
            </text:list>
          </table:table-cell>
          <table:covered-table-cell/>
        </table:table-row>
        <text:soft-page-break/>
        <table:table-row>
          <table:table-cell table:style-name="Tabla15.A2" office:value-type="string">
            <text:p text:style-name="P15">Dependencias</text:p>
          </table:table-cell>
          <table:table-cell table:style-name="Tabla15.B2" table:number-columns-spanned="2" office:value-type="string">
            <text:list xml:id="list30221097" text:style-name="L88">
              <text:list-item>
                <text:p text:style-name="P86"><text:a xlink:type="simple" xlink:href="#OBJ-0005">[OBJ-0005] Creación de contenedores</text:a> </text:p>
              </text:list-item>
            </text:list>
            <text:list xml:id="list30214315" text:style-name="L89">
              <text:list-item>
                <text:p text:style-name="P87"><text:a xlink:type="simple" xlink:href="#OBJ-0006">[OBJ-0006] Creación de objetos</text:a> </text:p>
              </text:list-item>
            </text:list>
            <text:list xml:id="list30232883" text:style-name="L90">
              <text:list-item>
                <text:p text:style-name="P88"><text:a xlink:type="simple" xlink:href="#OBJ-0007">[OBJ-0007] Eliminación de contenedores</text:a> </text:p>
              </text:list-item>
            </text:list>
            <text:list xml:id="list30218918" text:style-name="L91">
              <text:list-item>
                <text:p text:style-name="P89"><text:a xlink:type="simple" xlink:href="#OBJ-0008">[OBJ-0008] Eliminación de objetos</text:a> </text:p>
              </text:list-item>
            </text:list>
            <text:list xml:id="list30206633" text:style-name="L92">
              <text:list-item>
                <text:p text:style-name="P90"><text:a xlink:type="simple" xlink:href="#UC-0005">[UC-0005] Creación de un objeto</text:a> </text:p>
              </text:list-item>
            </text:list>
            <text:list xml:id="list30209340" text:style-name="L93">
              <text:list-item>
                <text:p text:style-name="P91"><text:a xlink:type="simple" xlink:href="#UC-0006">[UC-0006] Borrado de contenedor</text:a> </text:p>
              </text:list-item>
            </text:list>
            <text:list xml:id="list30221983" text:style-name="L94">
              <text:list-item>
                <text:p text:style-name="P92"><text:a xlink:type="simple" xlink:href="#CRQ-0002">[CRQ-0002] Anidación de contenedores</text:a> </text:p>
              </text:list-item>
            </text:list>
            <text:list xml:id="list30219343" text:style-name="L95">
              <text:list-item>
                <text:p text:style-name="P93"><text:a xlink:type="simple" xlink:href="#CRQ-0003">[CRQ-0003] Creación de contenedores</text:a> </text:p>
              </text:list-item>
            </text:list>
            <text:list xml:id="list30205483" text:style-name="L96">
              <text:list-item>
                <text:p text:style-name="P94"><text:a xlink:type="simple" xlink:href="#UC-0007">[UC-0007] Borrado de un objeto</text:a> </text:p>
              </text:list-item>
            </text:list>
          </table:table-cell>
          <table:covered-table-cell/>
        </table:table-row>
        <table:table-row>
          <table:table-cell table:style-name="Tabla15.A2" office:value-type="string">
            <text:p text:style-name="P15">Descripción</text:p>
          </table:table-cell>
          <table:table-cell table:style-name="Tabla15.B6" table:number-columns-spanned="2" office:value-type="string">
            <text:p text:style-name="Table_20_Contents">El sistema deberá comportarse tal como se describe en el siguiente caso de uso cuando <text:span text:style-name="Emphasis">se solicite la creación de un nuevo contenedor.</text:span> </text:p>
          </table:table-cell>
          <table:covered-table-cell/>
        </table:table-row>
        <table:table-row>
          <table:table-cell table:style-name="Tabla15.A2" office:value-type="string">
            <text:p text:style-name="P15">Precondición</text:p>
          </table:table-cell>
          <table:table-cell table:style-name="Tabla15.B2" table:number-columns-spanned="2" office:value-type="string">
            <text:p text:style-name="P10">El usuario debe estar conectado a la nube, el dispositivo abierto y el contenedor no debe existir previamente.</text:p>
          </table:table-cell>
          <table:covered-table-cell/>
        </table:table-row>
        <table:table-row>
          <table:table-cell table:style-name="Tabla15.A2" table:number-rows-spanned="4" office:value-type="string">
            <text:p text:style-name="P15">Secuencia normal</text:p>
          </table:table-cell>
          <table:table-cell table:style-name="Tabla15.A2" office:value-type="string">
            <text:p text:style-name="P16">Paso</text:p>
          </table:table-cell>
          <table:table-cell table:style-name="Tabla15.B2" office:value-type="string">
            <text:p text:style-name="P15">Acción<text:bookmark text:name="STP-0016"/></text:p>
          </table:table-cell>
        </table:table-row>
        <table:table-row>
          <table:covered-table-cell/>
          <table:table-cell table:style-name="Tabla15.A2" office:value-type="string">
            <text:p text:style-name="P12">1</text:p>
          </table:table-cell>
          <table:table-cell table:style-name="Tabla15.B6" office:value-type="string">
            <text:p text:style-name="Table_20_Contents">Se realiza el caso de uso Listado de contenedores (UC-0002) <text:bookmark text:name="STP-0017"/></text:p>
          </table:table-cell>
        </table:table-row>
        <table:table-row>
          <table:covered-table-cell/>
          <table:table-cell table:style-name="Tabla15.A2" office:value-type="string">
            <text:p text:style-name="P12">2</text:p>
          </table:table-cell>
          <table:table-cell table:style-name="Tabla15.B6" office:value-type="string">
            <text:p text:style-name="Table_20_Contents">El actor<text:a xlink:type="simple" xlink:href="#ACT-0001"> Usuario (ACT-0001) </text:a><text:span text:style-name="Emphasis">solicita la creación de un nuevo contenedor.</text:span> <text:bookmark text:name="STP-0018"/></text:p>
          </table:table-cell>
        </table:table-row>
        <table:table-row>
          <table:covered-table-cell/>
          <table:table-cell table:style-name="Tabla15.A2" office:value-type="string">
            <text:p text:style-name="P12">3</text:p>
          </table:table-cell>
          <table:table-cell table:style-name="Tabla15.B6" office:value-type="string">
            <text:p text:style-name="Table_20_Contents">El sistema<text:span text:style-name="Emphasis"> devuelve una respuesta de operación terminada con éxito.</text:span> </text:p>
          </table:table-cell>
        </table:table-row>
        <table:table-row>
          <table:table-cell table:style-name="Tabla15.A2" office:value-type="string">
            <text:p text:style-name="P15">Postcondición</text:p>
          </table:table-cell>
          <table:table-cell table:style-name="Tabla15.B2" table:number-columns-spanned="2" office:value-type="string">
            <text:p text:style-name="P10">Se creará un nuevo contenedor y se devolverá un mensaje de estado válido.</text:p>
          </table:table-cell>
          <table:covered-table-cell/>
        </table:table-row>
        <table:table-row>
          <table:table-cell table:style-name="Tabla15.A2" table:number-rows-spanned="2" office:value-type="string">
            <text:p text:style-name="P15">Excepciones</text:p>
          </table:table-cell>
          <table:table-cell table:style-name="Tabla15.A2" office:value-type="string">
            <text:p text:style-name="P16">Paso</text:p>
          </table:table-cell>
          <table:table-cell table:style-name="Tabla15.B2" office:value-type="string">
            <text:p text:style-name="P15">Acción</text:p>
          </table:table-cell>
        </table:table-row>
        <table:table-row>
          <table:covered-table-cell/>
          <table:table-cell table:style-name="Tabla15.A2" office:value-type="string">
            <text:p text:style-name="P12">- </text:p>
          </table:table-cell>
          <table:table-cell table:style-name="Tabla15.B6" office:value-type="string">
            <text:p text:style-name="Table_20_Contents">- </text:p>
          </table:table-cell>
        </table:table-row>
        <table:table-row>
          <table:table-cell table:style-name="Tabla15.A2" table:number-rows-spanned="2" office:value-type="string">
            <text:p text:style-name="P15">Rendimiento</text:p>
          </table:table-cell>
          <table:table-cell table:style-name="Tabla15.A2" office:value-type="string">
            <text:p text:style-name="P16">Paso</text:p>
          </table:table-cell>
          <table:table-cell table:style-name="Tabla15.B2" office:value-type="string">
            <text:p text:style-name="P15">Tiempo máximo</text:p>
          </table:table-cell>
        </table:table-row>
        <table:table-row>
          <table:covered-table-cell/>
          <table:table-cell table:style-name="Tabla15.A2" office:value-type="string">
            <text:p text:style-name="P12">- </text:p>
          </table:table-cell>
          <table:table-cell table:style-name="Tabla15.B6" office:value-type="string">
            <text:p text:style-name="Table_20_Contents">- </text:p>
          </table:table-cell>
        </table:table-row>
        <table:table-row>
          <table:table-cell table:style-name="Tabla15.A2" office:value-type="string">
            <text:p text:style-name="P15">Frecuencia esperada</text:p>
          </table:table-cell>
          <table:table-cell table:style-name="Tabla15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5.A2" office:value-type="string">
            <text:p text:style-name="P15">Importancia</text:p>
          </table:table-cell>
          <table:table-cell table:style-name="Tabla15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5.A2" office:value-type="string">
            <text:p text:style-name="P15">Urgencia</text:p>
          </table:table-cell>
          <table:table-cell table:style-name="Tabla15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5.A2" office:value-type="string">
            <text:p text:style-name="P15">Estado</text:p>
          </table:table-cell>
          <table:table-cell table:style-name="Tabla15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5.A2" office:value-type="string">
            <text:p text:style-name="P15">Estabilidad</text:p>
          </table:table-cell>
          <table:table-cell table:style-name="Tabla15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5.A2" office:value-type="string">
            <text:p text:style-name="P15">Comentarios</text:p>
          </table:table-cell>
          <table:table-cell table:style-name="Tabla15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5"/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15">UC-0005</text:p>
          </table:table-cell>
          <table:table-cell table:style-name="Tabla16.B1" table:number-columns-spanned="2" office:value-type="string">
            <text:p text:style-name="P15">Creación de un objeto</text:p>
          </table:table-cell>
          <table:covered-table-cell/>
        </table:table-row>
        <table:table-row>
          <table:table-cell table:style-name="Tabla16.A2" office:value-type="string">
            <text:p text:style-name="P15">Versión</text:p>
          </table:table-cell>
          <table:table-cell table:style-name="Tabla16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6.A2" office:value-type="string">
            <text:p text:style-name="P15">Autores</text:p>
          </table:table-cell>
          <table:table-cell table:style-name="Tabla16.B2" table:number-columns-spanned="2" office:value-type="string">
            <text:list xml:id="list30207635" text:style-name="L97">
              <text:list-item>
                <text:p text:style-name="P145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15">Fuentes</text:p>
          </table:table-cell>
          <table:table-cell table:style-name="Tabla16.B2" table:number-columns-spanned="2" office:value-type="string">
            <text:list xml:id="list30224256" text:style-name="L98">
              <text:list-item>
                <text:p text:style-name="P146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15">Dependencias</text:p>
          </table:table-cell>
          <table:table-cell table:style-name="Tabla16.B2" table:number-columns-spanned="2" office:value-type="string">
            <text:list xml:id="list30210718" text:style-name="L99">
              <text:list-item>
                <text:p text:style-name="P95"><text:a xlink:type="simple" xlink:href="#OBJ-0006">[OBJ-0006] Creación de objetos</text:a> </text:p>
              </text:list-item>
            </text:list>
            <text:list xml:id="list30202633" text:style-name="L100">
              <text:list-item>
                <text:p text:style-name="P96"><text:a xlink:type="simple" xlink:href="#OBJ-0008">[OBJ-0008] Eliminación de objetos</text:a> </text:p>
              </text:list-item>
            </text:list>
            <text:list xml:id="list30208564" text:style-name="L101">
              <text:list-item>
                <text:p text:style-name="P97"><text:a xlink:type="simple" xlink:href="#CRQ-0004">[CRQ-0004] Creación de objetos</text:a> </text:p>
              </text:list-item>
            </text:list>
            <text:list xml:id="list30231155" text:style-name="L102">
              <text:list-item>
                <text:p text:style-name="P98"><text:a xlink:type="simple" xlink:href="#UC-0007">[UC-0007] Borrado de un objeto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15">Descripción</text:p>
          </table:table-cell>
          <table:table-cell table:style-name="Tabla16.B6" table:number-columns-spanned="2" office:value-type="string">
            <text:p text:style-name="Table_20_Contents">El sistema deberá comportarse tal como se describe en el siguiente caso de uso cuando <text:span text:style-name="Emphasis">se solicita la creación de un nuevo objeto dentro de un contenedor.</text:span> </text:p>
          </table:table-cell>
          <table:covered-table-cell/>
        </table:table-row>
        <table:table-row>
          <table:table-cell table:style-name="Tabla16.A2" office:value-type="string">
            <text:p text:style-name="P15">Precondición</text:p>
          </table:table-cell>
          <table:table-cell table:style-name="Tabla16.B2" table:number-columns-spanned="2" office:value-type="string">
            <text:p text:style-name="P10">El usuario debe estar conectado, el dispositivo de bloques debe estar abierto, el contenedor debe estar abierto, y el objeto no debe existir.</text:p>
          </table:table-cell>
          <table:covered-table-cell/>
        </table:table-row>
        <table:table-row>
          <table:table-cell table:style-name="Tabla16.A2" table:number-rows-spanned="4" office:value-type="string">
            <text:p text:style-name="P15">Secuencia normal</text:p>
          </table:table-cell>
          <table:table-cell table:style-name="Tabla16.A2" office:value-type="string">
            <text:p text:style-name="P16">Paso</text:p>
          </table:table-cell>
          <table:table-cell table:style-name="Tabla16.B2" office:value-type="string">
            <text:p text:style-name="P15">Acción<text:bookmark text:name="STP-0019"/></text:p>
          </table:table-cell>
        </table:table-row>
        <table:table-row>
          <table:covered-table-cell/>
          <table:table-cell table:style-name="Tabla16.A2" office:value-type="string">
            <text:p text:style-name="P12">1</text:p>
          </table:table-cell>
          <table:table-cell table:style-name="Tabla16.B6" office:value-type="string">
            <text:p text:style-name="Table_20_Contents">Se realiza el caso de uso Listado de objetos (UC-0003) <text:bookmark text:name="STP-0020"/></text:p>
          </table:table-cell>
        </table:table-row>
        <table:table-row>
          <table:covered-table-cell/>
          <table:table-cell table:style-name="Tabla16.A2" office:value-type="string">
            <text:p text:style-name="P12">2</text:p>
          </table:table-cell>
          <table:table-cell table:style-name="Tabla16.B6" office:value-type="string">
            <text:p text:style-name="Table_20_Contents">El actor<text:a xlink:type="simple" xlink:href="#ACT-0001"> Usuario (ACT-0001) </text:a><text:span text:style-name="Emphasis">solicita la creación de un objeto.</text:span> <text:bookmark text:name="STP-0021"/></text:p>
          </table:table-cell>
        </table:table-row>
        <table:table-row>
          <table:covered-table-cell/>
          <table:table-cell table:style-name="Tabla16.A2" office:value-type="string">
            <text:p text:style-name="P12">3</text:p>
          </table:table-cell>
          <table:table-cell table:style-name="Tabla16.B6" office:value-type="string">
            <text:p text:style-name="Table_20_Contents">El sistema<text:span text:style-name="Emphasis"> devuelve un mensaje de operación finalizada con éxito.</text:span> </text:p>
          </table:table-cell>
        </table:table-row>
        <table:table-row>
          <table:table-cell table:style-name="Tabla16.A2" office:value-type="string">
            <text:p text:style-name="P15">Postcondición</text:p>
          </table:table-cell>
          <table:table-cell table:style-name="Tabla16.B2" table:number-columns-spanned="2" office:value-type="string">
            <text:p text:style-name="P10">El sistema devolverá un código de estado de la operación finalizado con éxito.</text:p>
          </table:table-cell>
          <table:covered-table-cell/>
        </table:table-row>
        <table:table-row>
          <table:table-cell table:style-name="Tabla16.A2" table:number-rows-spanned="2" office:value-type="string">
            <text:p text:style-name="P15">Excepciones</text:p>
          </table:table-cell>
          <table:table-cell table:style-name="Tabla16.A2" office:value-type="string">
            <text:p text:style-name="P16">Paso</text:p>
          </table:table-cell>
          <table:table-cell table:style-name="Tabla16.B2" office:value-type="string">
            <text:p text:style-name="P15">Acción</text:p>
          </table:table-cell>
        </table:table-row>
        <table:table-row>
          <table:covered-table-cell/>
          <table:table-cell table:style-name="Tabla16.A2" office:value-type="string">
            <text:p text:style-name="P12">- </text:p>
          </table:table-cell>
          <table:table-cell table:style-name="Tabla16.B6" office:value-type="string">
            <text:p text:style-name="Table_20_Contents">- </text:p>
          </table:table-cell>
        </table:table-row>
        <table:table-row>
          <table:table-cell table:style-name="Tabla16.A2" table:number-rows-spanned="2" office:value-type="string">
            <text:p text:style-name="P15">Rendimiento</text:p>
          </table:table-cell>
          <table:table-cell table:style-name="Tabla16.A2" office:value-type="string">
            <text:p text:style-name="P16">Paso</text:p>
          </table:table-cell>
          <table:table-cell table:style-name="Tabla16.B2" office:value-type="string">
            <text:p text:style-name="P15">Tiempo máximo</text:p>
          </table:table-cell>
        </table:table-row>
        <table:table-row>
          <table:covered-table-cell/>
          <table:table-cell table:style-name="Tabla16.A2" office:value-type="string">
            <text:p text:style-name="P12">- </text:p>
          </table:table-cell>
          <table:table-cell table:style-name="Tabla16.B6" office:value-type="string">
            <text:p text:style-name="Table_20_Contents">- </text:p>
          </table:table-cell>
        </table:table-row>
        <table:table-row>
          <table:table-cell table:style-name="Tabla16.A2" office:value-type="string">
            <text:p text:style-name="P15">Frecuencia esperada</text:p>
          </table:table-cell>
          <table:table-cell table:style-name="Tabla16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6.A2" office:value-type="string">
            <text:p text:style-name="P15">Importancia</text:p>
          </table:table-cell>
          <table:table-cell table:style-name="Tabla16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6.A2" office:value-type="string">
            <text:p text:style-name="P15">Urgencia</text:p>
          </table:table-cell>
          <table:table-cell table:style-name="Tabla16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6.A2" office:value-type="string">
            <text:p text:style-name="P15">Estado</text:p>
          </table:table-cell>
          <table:table-cell table:style-name="Tabla16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6.A2" office:value-type="string">
            <text:p text:style-name="P15">Estabilidad</text:p>
          </table:table-cell>
          <table:table-cell table:style-name="Tabla16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6.A2" office:value-type="string">
            <text:p text:style-name="P15">Comentarios</text:p>
          </table:table-cell>
          <table:table-cell table:style-name="Tabla16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6"/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5">UC-0006</text:p>
          </table:table-cell>
          <table:table-cell table:style-name="Tabla17.B1" table:number-columns-spanned="2" office:value-type="string">
            <text:p text:style-name="P15">Borrado de contenedor</text:p>
          </table:table-cell>
          <table:covered-table-cell/>
        </table:table-row>
        <table:table-row>
          <table:table-cell table:style-name="Tabla17.A2" office:value-type="string">
            <text:p text:style-name="P15">Versión</text:p>
          </table:table-cell>
          <table:table-cell table:style-name="Tabla17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7.A2" office:value-type="string">
            <text:p text:style-name="P15">Autores</text:p>
          </table:table-cell>
          <table:table-cell table:style-name="Tabla17.B2" table:number-columns-spanned="2" office:value-type="string">
            <text:list xml:id="list30233514" text:style-name="L103">
              <text:list-item>
                <text:p text:style-name="P147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15">Fuentes</text:p>
          </table:table-cell>
          <table:table-cell table:style-name="Tabla17.B2" table:number-columns-spanned="2" office:value-type="string">
            <text:list xml:id="list30212287" text:style-name="L104">
              <text:list-item>
                <text:p text:style-name="P148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15">Dependencias</text:p>
          </table:table-cell>
          <table:table-cell table:style-name="Tabla17.B2" table:number-columns-spanned="2" office:value-type="string">
            <text:list xml:id="list30204979" text:style-name="L105">
              <text:list-item>
                <text:p text:style-name="P99"><text:a xlink:type="simple" xlink:href="#CRQ-0001">[CRQ-0001] Borrado de contenedores</text:a> </text:p>
              </text:list-item>
            </text:list>
            <text:list xml:id="list30206892" text:style-name="L106">
              <text:list-item>
                <text:p text:style-name="P100"><text:a xlink:type="simple" xlink:href="#OBJ-0007">[OBJ-0007] Eliminación de contenedores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15">Descripción</text:p>
          </table:table-cell>
          <table:table-cell table:style-name="Tabla17.B6" table:number-columns-spanned="2" office:value-type="string">
            <text:p text:style-name="Table_20_Contents">El sistema deberá comportarse tal como se describe en el siguiente caso de uso cuando <text:span text:style-name="Emphasis">se solicite el borrado de un contenedor.</text:span> </text:p>
          </table:table-cell>
          <table:covered-table-cell/>
        </table:table-row>
        <table:table-row>
          <table:table-cell table:style-name="Tabla17.A2" office:value-type="string">
            <text:p text:style-name="P15">Precondición</text:p>
          </table:table-cell>
          <table:table-cell table:style-name="Tabla17.B2" table:number-columns-spanned="2" office:value-type="string">
            <text:p text:style-name="P10">El usuario debe estar conectado, el dispositivo de bloques debe estar abierto, el contenedor debe existir, y no contener ningun objeto.</text:p>
          </table:table-cell>
          <table:covered-table-cell/>
        </table:table-row>
        <table:table-row>
          <table:table-cell table:style-name="Tabla17.A2" table:number-rows-spanned="4" office:value-type="string">
            <text:p text:style-name="P15">Secuencia normal</text:p>
          </table:table-cell>
          <table:table-cell table:style-name="Tabla17.A2" office:value-type="string">
            <text:p text:style-name="P16">Paso</text:p>
          </table:table-cell>
          <table:table-cell table:style-name="Tabla17.B2" office:value-type="string">
            <text:p text:style-name="P15">Acción<text:bookmark text:name="STP-0022"/></text:p>
          </table:table-cell>
        </table:table-row>
        <table:table-row>
          <table:covered-table-cell/>
          <table:table-cell table:style-name="Tabla17.A2" office:value-type="string">
            <text:p text:style-name="P12">1</text:p>
          </table:table-cell>
          <table:table-cell table:style-name="Tabla17.B6" office:value-type="string">
            <text:p text:style-name="Table_20_Contents">Se realiza el caso de uso Listado de contenedores (UC-0002) <text:bookmark text:name="STP-0023"/></text:p>
          </table:table-cell>
        </table:table-row>
        <table:table-row>
          <table:covered-table-cell/>
          <table:table-cell table:style-name="Tabla17.A2" office:value-type="string">
            <text:p text:style-name="P12">2</text:p>
          </table:table-cell>
          <table:table-cell table:style-name="Tabla17.B6" office:value-type="string">
            <text:p text:style-name="Table_20_Contents">El actor<text:a xlink:type="simple" xlink:href="#ACT-0001"> Usuario (ACT-0001) </text:a><text:span text:style-name="Emphasis">solicita el borrado de un contenedor.</text:span> <text:bookmark text:name="STP-0024"/></text:p>
          </table:table-cell>
        </table:table-row>
        <table:table-row>
          <table:covered-table-cell/>
          <table:table-cell table:style-name="Tabla17.A2" office:value-type="string">
            <text:p text:style-name="P12">3</text:p>
          </table:table-cell>
          <table:table-cell table:style-name="Tabla17.B6" office:value-type="string">
            <text:p text:style-name="Table_20_Contents">El sistema<text:span text:style-name="Emphasis"> devuelve un mensaje de estado de la operación finalizado con éxito.</text:span> </text:p>
          </table:table-cell>
        </table:table-row>
        <table:table-row>
          <table:table-cell table:style-name="Tabla17.A2" office:value-type="string">
            <text:p text:style-name="P15">Postcondición</text:p>
          </table:table-cell>
          <table:table-cell table:style-name="Tabla17.B2" table:number-columns-spanned="2" office:value-type="string">
            <text:p text:style-name="P10">El sistema devuelve un código de operación realizada con éxito.</text:p>
          </table:table-cell>
          <table:covered-table-cell/>
        </table:table-row>
        <table:table-row>
          <table:table-cell table:style-name="Tabla17.A2" table:number-rows-spanned="2" office:value-type="string">
            <text:p text:style-name="P15">Excepciones</text:p>
          </table:table-cell>
          <table:table-cell table:style-name="Tabla17.A2" office:value-type="string">
            <text:p text:style-name="P16">Paso</text:p>
          </table:table-cell>
          <table:table-cell table:style-name="Tabla17.B2" office:value-type="string">
            <text:p text:style-name="P15">Acción</text:p>
          </table:table-cell>
        </table:table-row>
        <table:table-row>
          <table:covered-table-cell/>
          <table:table-cell table:style-name="Tabla17.A2" office:value-type="string">
            <text:p text:style-name="P12">- </text:p>
          </table:table-cell>
          <table:table-cell table:style-name="Tabla17.B6" office:value-type="string">
            <text:p text:style-name="Table_20_Contents">- </text:p>
          </table:table-cell>
        </table:table-row>
        <table:table-row>
          <table:table-cell table:style-name="Tabla17.A2" table:number-rows-spanned="2" office:value-type="string">
            <text:p text:style-name="P15">Rendimiento</text:p>
          </table:table-cell>
          <table:table-cell table:style-name="Tabla17.A2" office:value-type="string">
            <text:p text:style-name="P16">Paso</text:p>
          </table:table-cell>
          <table:table-cell table:style-name="Tabla17.B2" office:value-type="string">
            <text:p text:style-name="P15">Tiempo máximo</text:p>
          </table:table-cell>
        </table:table-row>
        <table:table-row>
          <table:covered-table-cell/>
          <table:table-cell table:style-name="Tabla17.A2" office:value-type="string">
            <text:p text:style-name="P12">- </text:p>
          </table:table-cell>
          <table:table-cell table:style-name="Tabla17.B6" office:value-type="string">
            <text:p text:style-name="Table_20_Contents">- </text:p>
          </table:table-cell>
        </table:table-row>
        <table:table-row>
          <table:table-cell table:style-name="Tabla17.A2" office:value-type="string">
            <text:p text:style-name="P15">Frecuencia esperada</text:p>
          </table:table-cell>
          <table:table-cell table:style-name="Tabla17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7.A2" office:value-type="string">
            <text:p text:style-name="P15">Importancia</text:p>
          </table:table-cell>
          <table:table-cell table:style-name="Tabla17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7.A2" office:value-type="string">
            <text:p text:style-name="P15">Urgencia</text:p>
          </table:table-cell>
          <table:table-cell table:style-name="Tabla17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7.A2" office:value-type="string">
            <text:p text:style-name="P15">Estado</text:p>
          </table:table-cell>
          <table:table-cell table:style-name="Tabla17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7.A2" office:value-type="string">
            <text:p text:style-name="P15">Estabilidad</text:p>
          </table:table-cell>
          <table:table-cell table:style-name="Tabla17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7.A2" office:value-type="string">
            <text:p text:style-name="P15">Comentarios</text:p>
          </table:table-cell>
          <table:table-cell table:style-name="Tabla17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7"/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15">UC-0007</text:p>
          </table:table-cell>
          <table:table-cell table:style-name="Tabla18.B1" table:number-columns-spanned="2" office:value-type="string">
            <text:p text:style-name="P15">Borrado de un objeto</text:p>
          </table:table-cell>
          <table:covered-table-cell/>
        </table:table-row>
        <text:soft-page-break/>
        <table:table-row>
          <table:table-cell table:style-name="Tabla18.A2" office:value-type="string">
            <text:p text:style-name="P15">Versión</text:p>
          </table:table-cell>
          <table:table-cell table:style-name="Tabla18.B2" table:number-columns-spanned="2" office:value-type="string">
            <text:p text:style-name="P10">1.0 ( 24/10/2012 ) </text:p>
          </table:table-cell>
          <table:covered-table-cell/>
        </table:table-row>
        <table:table-row>
          <table:table-cell table:style-name="Tabla18.A2" office:value-type="string">
            <text:p text:style-name="P15">Autores</text:p>
          </table:table-cell>
          <table:table-cell table:style-name="Tabla18.B2" table:number-columns-spanned="2" office:value-type="string">
            <text:list xml:id="list30222841" text:style-name="L107">
              <text:list-item>
                <text:p text:style-name="P149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15">Fuentes</text:p>
          </table:table-cell>
          <table:table-cell table:style-name="Tabla18.B2" table:number-columns-spanned="2" office:value-type="string">
            <text:list xml:id="list30208639" text:style-name="L108">
              <text:list-item>
                <text:p text:style-name="P15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15">Dependencias</text:p>
          </table:table-cell>
          <table:table-cell table:style-name="Tabla18.B2" table:number-columns-spanned="2" office:value-type="string">
            <text:list xml:id="list30231180" text:style-name="L109">
              <text:list-item>
                <text:p text:style-name="P101"><text:a xlink:type="simple" xlink:href="#OBJ-0007">[OBJ-0007] Eliminación de contenedores</text:a> </text:p>
              </text:list-item>
            </text:list>
            <text:list xml:id="list30227072" text:style-name="L110">
              <text:list-item>
                <text:p text:style-name="P102"><text:a xlink:type="simple" xlink:href="#OBJ-0008">[OBJ-0008] Eliminación de objetos</text:a> </text:p>
              </text:list-item>
            </text:list>
            <text:list xml:id="list30219160" text:style-name="L111">
              <text:list-item>
                <text:p text:style-name="P103"><text:a xlink:type="simple" xlink:href="#UC-0006">[UC-0006] Borrado de contenedor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15">Descripción</text:p>
          </table:table-cell>
          <table:table-cell table:style-name="Tabla18.B6" table:number-columns-spanned="2" office:value-type="string">
            <text:p text:style-name="Table_20_Contents">El sistema deberá comportarse tal como se describe en el siguiente caso de uso cuando <text:span text:style-name="Emphasis">se solicita el borrado de un objeto.</text:span> </text:p>
          </table:table-cell>
          <table:covered-table-cell/>
        </table:table-row>
        <table:table-row>
          <table:table-cell table:style-name="Tabla18.A2" office:value-type="string">
            <text:p text:style-name="P15">Precondición</text:p>
          </table:table-cell>
          <table:table-cell table:style-name="Tabla18.B2" table:number-columns-spanned="2" office:value-type="string">
            <text:p text:style-name="P10">El usuario debe estar conectado, el dispositivo de bloques debe estar abierto, el contenedor donde se aloja el objeto debe estar abierto, el objeto debe existir dentro del contenedor.</text:p>
          </table:table-cell>
          <table:covered-table-cell/>
        </table:table-row>
        <table:table-row>
          <table:table-cell table:style-name="Tabla18.A2" table:number-rows-spanned="4" office:value-type="string">
            <text:p text:style-name="P15">Secuencia normal</text:p>
          </table:table-cell>
          <table:table-cell table:style-name="Tabla18.A2" office:value-type="string">
            <text:p text:style-name="P16">Paso</text:p>
          </table:table-cell>
          <table:table-cell table:style-name="Tabla18.B2" office:value-type="string">
            <text:p text:style-name="P15">Acción<text:bookmark text:name="STP-0025"/></text:p>
          </table:table-cell>
        </table:table-row>
        <table:table-row>
          <table:covered-table-cell/>
          <table:table-cell table:style-name="Tabla18.A2" office:value-type="string">
            <text:p text:style-name="P12">1</text:p>
          </table:table-cell>
          <table:table-cell table:style-name="Tabla18.B6" office:value-type="string">
            <text:p text:style-name="Table_20_Contents">Se realiza el caso de uso Listado de objetos (UC-0003) <text:bookmark text:name="STP-0026"/></text:p>
          </table:table-cell>
        </table:table-row>
        <table:table-row>
          <table:covered-table-cell/>
          <table:table-cell table:style-name="Tabla18.A2" office:value-type="string">
            <text:p text:style-name="P12">2</text:p>
          </table:table-cell>
          <table:table-cell table:style-name="Tabla18.B6" office:value-type="string">
            <text:p text:style-name="Table_20_Contents">El actor<text:a xlink:type="simple" xlink:href="#ACT-0001"> Usuario (ACT-0001) </text:a><text:span text:style-name="Emphasis">solicita el borrado de un objeto.</text:span> <text:bookmark text:name="STP-0027"/></text:p>
          </table:table-cell>
        </table:table-row>
        <table:table-row>
          <table:covered-table-cell/>
          <table:table-cell table:style-name="Tabla18.A2" office:value-type="string">
            <text:p text:style-name="P12">3</text:p>
          </table:table-cell>
          <table:table-cell table:style-name="Tabla18.B6" office:value-type="string">
            <text:p text:style-name="Table_20_Contents">El sistema<text:span text:style-name="Emphasis"> devuelve un código de operación realizada con éxito.</text:span> </text:p>
          </table:table-cell>
        </table:table-row>
        <table:table-row>
          <table:table-cell table:style-name="Tabla18.A2" office:value-type="string">
            <text:p text:style-name="P15">Postcondición</text:p>
          </table:table-cell>
          <table:table-cell table:style-name="Tabla18.B2" table:number-columns-spanned="2" office:value-type="string">
            <text:p text:style-name="P10">El sistema devuelve un mensaje de finalización de la operación con éxito.</text:p>
          </table:table-cell>
          <table:covered-table-cell/>
        </table:table-row>
        <table:table-row>
          <table:table-cell table:style-name="Tabla18.A2" table:number-rows-spanned="2" office:value-type="string">
            <text:p text:style-name="P15">Excepciones</text:p>
          </table:table-cell>
          <table:table-cell table:style-name="Tabla18.A2" office:value-type="string">
            <text:p text:style-name="P16">Paso</text:p>
          </table:table-cell>
          <table:table-cell table:style-name="Tabla18.B2" office:value-type="string">
            <text:p text:style-name="P15">Acción</text:p>
          </table:table-cell>
        </table:table-row>
        <table:table-row>
          <table:covered-table-cell/>
          <table:table-cell table:style-name="Tabla18.A2" office:value-type="string">
            <text:p text:style-name="P12">- </text:p>
          </table:table-cell>
          <table:table-cell table:style-name="Tabla18.B6" office:value-type="string">
            <text:p text:style-name="Table_20_Contents">- </text:p>
          </table:table-cell>
        </table:table-row>
        <table:table-row>
          <table:table-cell table:style-name="Tabla18.A2" table:number-rows-spanned="2" office:value-type="string">
            <text:p text:style-name="P15">Rendimiento</text:p>
          </table:table-cell>
          <table:table-cell table:style-name="Tabla18.A2" office:value-type="string">
            <text:p text:style-name="P16">Paso</text:p>
          </table:table-cell>
          <table:table-cell table:style-name="Tabla18.B2" office:value-type="string">
            <text:p text:style-name="P15">Tiempo máximo</text:p>
          </table:table-cell>
        </table:table-row>
        <table:table-row>
          <table:covered-table-cell/>
          <table:table-cell table:style-name="Tabla18.A2" office:value-type="string">
            <text:p text:style-name="P12">- </text:p>
          </table:table-cell>
          <table:table-cell table:style-name="Tabla18.B6" office:value-type="string">
            <text:p text:style-name="Table_20_Contents">- </text:p>
          </table:table-cell>
        </table:table-row>
        <table:table-row>
          <table:table-cell table:style-name="Tabla18.A2" office:value-type="string">
            <text:p text:style-name="P15">Frecuencia esperada</text:p>
          </table:table-cell>
          <table:table-cell table:style-name="Tabla18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8.A2" office:value-type="string">
            <text:p text:style-name="P15">Importancia</text:p>
          </table:table-cell>
          <table:table-cell table:style-name="Tabla18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8.A2" office:value-type="string">
            <text:p text:style-name="P15">Urgencia</text:p>
          </table:table-cell>
          <table:table-cell table:style-name="Tabla18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8.A2" office:value-type="string">
            <text:p text:style-name="P15">Estado</text:p>
          </table:table-cell>
          <table:table-cell table:style-name="Tabla18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8.A2" office:value-type="string">
            <text:p text:style-name="P15">Estabilidad</text:p>
          </table:table-cell>
          <table:table-cell table:style-name="Tabla18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8.A2" office:value-type="string">
            <text:p text:style-name="P15">Comentarios</text:p>
          </table:table-cell>
          <table:table-cell table:style-name="Tabla18.B2" table:number-columns-spanned="2" office:value-type="string">
            <text:p text:style-name="P10">Ninguno</text:p>
          </table:table-cell>
          <table:covered-table-cell/>
        </table:table-row>
      </table:table>
      <text:p text:style-name="P1"><text:bookmark text:name="UC-0008"/></text:p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15">UC-0008</text:p>
          </table:table-cell>
          <table:table-cell table:style-name="Tabla19.B1" table:number-columns-spanned="2" office:value-type="string">
            <text:p text:style-name="P15">Recuperación de objeto</text:p>
          </table:table-cell>
          <table:covered-table-cell/>
        </table:table-row>
        <table:table-row>
          <table:table-cell table:style-name="Tabla19.A2" office:value-type="string">
            <text:p text:style-name="P15">Versión</text:p>
          </table:table-cell>
          <table:table-cell table:style-name="Tabla19.B2" table:number-columns-spanned="2" office:value-type="string">
            <text:p text:style-name="P10">1.0 ( 28/10/2012 ) </text:p>
          </table:table-cell>
          <table:covered-table-cell/>
        </table:table-row>
        <table:table-row>
          <table:table-cell table:style-name="Tabla19.A2" office:value-type="string">
            <text:p text:style-name="P15">Autores</text:p>
          </table:table-cell>
          <table:table-cell table:style-name="Tabla19.B2" table:number-columns-spanned="2" office:value-type="string">
            <text:list xml:id="list30202351" text:style-name="L112">
              <text:list-item>
                <text:p text:style-name="P151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9.A2" office:value-type="string">
            <text:p text:style-name="P15">Fuentes</text:p>
          </table:table-cell>
          <table:table-cell table:style-name="Tabla19.B2" table:number-columns-spanned="2" office:value-type="string">
            <text:list xml:id="list30203104" text:style-name="L113">
              <text:list-item>
                <text:p text:style-name="P152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9.A2" office:value-type="string">
            <text:p text:style-name="P15">Dependencias</text:p>
          </table:table-cell>
          <table:table-cell table:style-name="Tabla19.B2" table:number-columns-spanned="2" office:value-type="string">
            <text:list xml:id="list30224973" text:style-name="L114">
              <text:list-item>
                <text:p text:style-name="P104"><text:a xlink:type="simple" xlink:href="#OBJ-0004">[OBJ-0004] Recuperación de objetos</text:a> </text:p>
              </text:list-item>
            </text:list>
          </table:table-cell>
          <table:covered-table-cell/>
        </table:table-row>
        <table:table-row>
          <table:table-cell table:style-name="Tabla19.A2" office:value-type="string">
            <text:p text:style-name="P15">Descripción</text:p>
          </table:table-cell>
          <table:table-cell table:style-name="Tabla19.B6" table:number-columns-spanned="2" office:value-type="string">
            <text:p text:style-name="Table_20_Contents">El sistema deberá comportarse tal como se describe en el siguiente caso de uso cuando <text:span text:style-name="Emphasis">se solicite recuperar un objeto de la nube de almacenamiento.</text:span> </text:p>
          </table:table-cell>
          <table:covered-table-cell/>
        </table:table-row>
        <table:table-row>
          <table:table-cell table:style-name="Tabla19.A2" office:value-type="string">
            <text:p text:style-name="P15">Precondición</text:p>
          </table:table-cell>
          <table:table-cell table:style-name="Tabla19.B2" table:number-columns-spanned="2" office:value-type="string">
            <text:p text:style-name="P10">El usuario debe estar conectado a la nube, y el dispositivo de bloques abierto.</text:p>
          </table:table-cell>
          <table:covered-table-cell/>
        </table:table-row>
        <table:table-row>
          <table:table-cell table:style-name="Tabla19.A2" table:number-rows-spanned="4" office:value-type="string">
            <text:p text:style-name="P15">Secuencia normal</text:p>
          </table:table-cell>
          <table:table-cell table:style-name="Tabla19.A2" office:value-type="string">
            <text:p text:style-name="P16">Paso</text:p>
          </table:table-cell>
          <table:table-cell table:style-name="Tabla19.B2" office:value-type="string">
            <text:p text:style-name="P15">Acción<text:bookmark text:name="STP-0061"/></text:p>
          </table:table-cell>
        </table:table-row>
        <table:table-row>
          <table:covered-table-cell/>
          <table:table-cell table:style-name="Tabla19.A2" office:value-type="string">
            <text:p text:style-name="P12">1</text:p>
          </table:table-cell>
          <table:table-cell table:style-name="Tabla19.B6" office:value-type="string">
            <text:p text:style-name="Table_20_Contents">Se realiza el caso de uso Listado de objetos (UC-0003) <text:bookmark text:name="STP-0062"/></text:p>
          </table:table-cell>
        </table:table-row>
        <table:table-row>
          <table:covered-table-cell/>
          <table:table-cell table:style-name="Tabla19.A2" office:value-type="string">
            <text:p text:style-name="P12">2</text:p>
          </table:table-cell>
          <table:table-cell table:style-name="Tabla19.B6" office:value-type="string">
            <text:p text:style-name="Table_20_Contents">El actor<text:a xlink:type="simple" xlink:href="#ACT-0001"> Usuario (ACT-0001) </text:a><text:span text:style-name="Emphasis">solicita la recuperación de un objeto.</text:span> <text:bookmark text:name="STP-0063"/></text:p>
          </table:table-cell>
        </table:table-row>
        <table:table-row>
          <table:covered-table-cell/>
          <table:table-cell table:style-name="Tabla19.A2" office:value-type="string">
            <text:p text:style-name="P12">3</text:p>
          </table:table-cell>
          <table:table-cell table:style-name="Tabla19.B6" office:value-type="string">
            <text:p text:style-name="Table_20_Contents">El sistema<text:span text:style-name="Emphasis"> devuelve un mensaje con el objeto.</text:span> </text:p>
          </table:table-cell>
        </table:table-row>
        <table:table-row>
          <table:table-cell table:style-name="Tabla19.A2" office:value-type="string">
            <text:p text:style-name="P15">Postcondición</text:p>
          </table:table-cell>
          <table:table-cell table:style-name="Tabla19.B2" table:number-columns-spanned="2" office:value-type="string">
            <text:p text:style-name="P10"><text:span text:style-name="T2">PD</text:span> </text:p>
          </table:table-cell>
          <table:covered-table-cell/>
        </table:table-row>
        <table:table-row>
          <table:table-cell table:style-name="Tabla19.A2" table:number-rows-spanned="2" office:value-type="string">
            <text:p text:style-name="P15">Excepciones</text:p>
          </table:table-cell>
          <table:table-cell table:style-name="Tabla19.A2" office:value-type="string">
            <text:p text:style-name="P16">Paso</text:p>
          </table:table-cell>
          <table:table-cell table:style-name="Tabla19.B2" office:value-type="string">
            <text:p text:style-name="P15">Acción</text:p>
          </table:table-cell>
        </table:table-row>
        <table:table-row>
          <table:covered-table-cell/>
          <table:table-cell table:style-name="Tabla19.A2" office:value-type="string">
            <text:p text:style-name="P12">- </text:p>
          </table:table-cell>
          <table:table-cell table:style-name="Tabla19.B6" office:value-type="string">
            <text:p text:style-name="Table_20_Contents">- </text:p>
          </table:table-cell>
        </table:table-row>
        <table:table-row>
          <table:table-cell table:style-name="Tabla19.A2" table:number-rows-spanned="2" office:value-type="string">
            <text:p text:style-name="P15">Rendimiento</text:p>
          </table:table-cell>
          <table:table-cell table:style-name="Tabla19.A2" office:value-type="string">
            <text:p text:style-name="P16">Paso</text:p>
          </table:table-cell>
          <table:table-cell table:style-name="Tabla19.B2" office:value-type="string">
            <text:p text:style-name="P15">Tiempo máximo</text:p>
          </table:table-cell>
        </table:table-row>
        <table:table-row>
          <table:covered-table-cell/>
          <table:table-cell table:style-name="Tabla19.A2" office:value-type="string">
            <text:p text:style-name="P12">- </text:p>
          </table:table-cell>
          <table:table-cell table:style-name="Tabla19.B6" office:value-type="string">
            <text:p text:style-name="Table_20_Contents">- </text:p>
          </table:table-cell>
        </table:table-row>
        <table:table-row>
          <table:table-cell table:style-name="Tabla19.A2" office:value-type="string">
            <text:p text:style-name="P15">Frecuencia esperada</text:p>
          </table:table-cell>
          <table:table-cell table:style-name="Tabla19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9.A2" office:value-type="string">
            <text:p text:style-name="P15">Importancia</text:p>
          </table:table-cell>
          <table:table-cell table:style-name="Tabla19.B2" table:number-columns-spanned="2" office:value-type="string">
            <text:p text:style-name="P10">vital</text:p>
          </table:table-cell>
          <table:covered-table-cell/>
        </table:table-row>
        <table:table-row>
          <table:table-cell table:style-name="Tabla19.A2" office:value-type="string">
            <text:p text:style-name="P15">Urgencia</text:p>
          </table:table-cell>
          <table:table-cell table:style-name="Tabla19.B2" table:number-columns-spanned="2" office:value-type="string">
            <text:p text:style-name="P10">inmediatamente</text:p>
          </table:table-cell>
          <table:covered-table-cell/>
        </table:table-row>
        <table:table-row>
          <table:table-cell table:style-name="Tabla19.A2" office:value-type="string">
            <text:p text:style-name="P15">Estado</text:p>
          </table:table-cell>
          <table:table-cell table:style-name="Tabla19.B2" table:number-columns-spanned="2" office:value-type="string">
            <text:p text:style-name="P10">en construcción</text:p>
          </table:table-cell>
          <table:covered-table-cell/>
        </table:table-row>
        <table:table-row>
          <table:table-cell table:style-name="Tabla19.A2" office:value-type="string">
            <text:p text:style-name="P15">Estabilidad</text:p>
          </table:table-cell>
          <table:table-cell table:style-name="Tabla19.B2" table:number-columns-spanned="2" office:value-type="string">
            <text:p text:style-name="P10">media</text:p>
          </table:table-cell>
          <table:covered-table-cell/>
        </table:table-row>
        <table:table-row>
          <table:table-cell table:style-name="Tabla19.A2" office:value-type="string">
            <text:p text:style-name="P15">Comentarios</text:p>
          </table:table-cell>
          <table:table-cell table:style-name="Tabla19.B2" table:number-columns-spanned="2" office:value-type="string">
            <text:p text:style-name="P10">Ninguno</text:p>
          </table:table-cell>
          <table:covered-table-cell/>
        </table:table-row>
      </table:table>
      <text:h text:style-name="P17" text:outline-level="2"><text:bookmark text:name="SEC-0001"/>3.3 Requisitos no funcionales</text:h>
      <text:p text:style-name="P1"><text:bookmark text:name="NFR-0001"/>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5">NFR-0001</text:p>
          </table:table-cell>
          <table:table-cell table:style-name="Tabla20.B1" office:value-type="string">
            <text:p text:style-name="P15">Soporte de sistemas GNU/Linux</text:p>
          </table:table-cell>
        </table:table-row>
        <table:table-row>
          <table:table-cell table:style-name="Tabla20.A2" office:value-type="string">
            <text:p text:style-name="P15">Versión</text:p>
          </table:table-cell>
          <table:table-cell table:style-name="Tabla20.B2" office:value-type="string">
            <text:p text:style-name="P10">1.0 ( 23/10/2012 ) </text:p>
          </table:table-cell>
        </table:table-row>
        <table:table-row>
          <table:table-cell table:style-name="Tabla20.A2" office:value-type="string">
            <text:p text:style-name="P15">Autores</text:p>
          </table:table-cell>
          <table:table-cell table:style-name="Tabla20.B2" office:value-type="string">
            <text:list xml:id="list30216060" text:style-name="L115">
              <text:list-item>
                <text:p text:style-name="P15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15">Fuentes</text:p>
          </table:table-cell>
          <table:table-cell table:style-name="Tabla20.B2" office:value-type="string">
            <text:list xml:id="list30226215" text:style-name="L116">
              <text:list-item>
                <text:p text:style-name="P15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15">Dependencias</text:p>
          </table:table-cell>
          <table:table-cell table:style-name="Tabla20.B2" office:value-type="string">
            <text:list xml:id="list30227568" text:style-name="L117">
              <text:list-item>
                <text:p text:style-name="P105"><text:a xlink:type="simple" xlink:href="#OBJ-0001">[OBJ-0001] Soporte de Openstack Swift para GNU/Linux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15">Descripción</text:p>
          </table:table-cell>
          <table:table-cell table:style-name="Tabla20.B2" office:value-type="string">
            <text:p text:style-name="P10">El sistema deberá <text:span text:style-name="Emphasis">soportar el almacenamiento en la nube sobre sistemas operativos GNU/Linux</text:span> </text:p>
          </table:table-cell>
        </table:table-row>
        <table:table-row>
          <table:table-cell table:style-name="Tabla20.A2" office:value-type="string">
            <text:p text:style-name="P15">Importancia</text:p>
          </table:table-cell>
          <table:table-cell table:style-name="Tabla20.B2" office:value-type="string">
            <text:p text:style-name="P10">vital</text:p>
          </table:table-cell>
        </table:table-row>
        <table:table-row>
          <table:table-cell table:style-name="Tabla20.A2" office:value-type="string">
            <text:p text:style-name="P15">Urgencia</text:p>
          </table:table-cell>
          <table:table-cell table:style-name="Tabla20.B2" office:value-type="string">
            <text:p text:style-name="P10">inmediatamente</text:p>
          </table:table-cell>
        </table:table-row>
        <table:table-row>
          <table:table-cell table:style-name="Tabla20.A2" office:value-type="string">
            <text:p text:style-name="P15">Estado</text:p>
          </table:table-cell>
          <table:table-cell table:style-name="Tabla20.B2" office:value-type="string">
            <text:p text:style-name="P10">en construcción</text:p>
          </table:table-cell>
        </table:table-row>
        <table:table-row>
          <table:table-cell table:style-name="Tabla20.A2" office:value-type="string">
            <text:p text:style-name="P15">Estabilidad</text:p>
          </table:table-cell>
          <table:table-cell table:style-name="Tabla20.B2" office:value-type="string">
            <text:p text:style-name="P10">alta</text:p>
          </table:table-cell>
        </table:table-row>
        <table:table-row>
          <table:table-cell table:style-name="Tabla20.A2" office:value-type="string">
            <text:p text:style-name="P15">Comentarios</text:p>
          </table:table-cell>
          <table:table-cell table:style-name="Tabla20.B2" office:value-type="string">
            <text:p text:style-name="P10">Ninguno</text:p>
          </table:table-cell>
        </table:table-row>
      </table:table>
      <text:p text:style-name="P1"><text:bookmark text:name="NFR-0002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5">NFR-0002</text:p>
          </table:table-cell>
          <table:table-cell table:style-name="Tabla21.B1" office:value-type="string">
            <text:p text:style-name="P15">Visibilidad de la nube como dispositivo de bloques</text:p>
          </table:table-cell>
        </table:table-row>
        <table:table-row>
          <table:table-cell table:style-name="Tabla21.A2" office:value-type="string">
            <text:p text:style-name="P15">Versión</text:p>
          </table:table-cell>
          <table:table-cell table:style-name="Tabla21.B2" office:value-type="string">
            <text:p text:style-name="P10">1.0 ( 23/10/2012 ) </text:p>
          </table:table-cell>
        </table:table-row>
        <table:table-row>
          <table:table-cell table:style-name="Tabla21.A2" office:value-type="string">
            <text:p text:style-name="P15">Autores</text:p>
          </table:table-cell>
          <table:table-cell table:style-name="Tabla21.B2" office:value-type="string">
            <text:list xml:id="list30231214" text:style-name="L118">
              <text:list-item>
                <text:p text:style-name="P15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15">Fuentes</text:p>
          </table:table-cell>
          <table:table-cell table:style-name="Tabla21.B2" office:value-type="string">
            <text:list xml:id="list30231781" text:style-name="L119">
              <text:list-item>
                <text:p text:style-name="P15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15">Dependencias</text:p>
          </table:table-cell>
          <table:table-cell table:style-name="Tabla21.B2" office:value-type="string">
            <text:list xml:id="list30206457" text:style-name="L120">
              <text:list-item>
                <text:p text:style-name="P106"><text:a xlink:type="simple" xlink:href="#OBJ-0001">[OBJ-0001] Soporte de Openstack Swift para GNU/Linux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15">Descripción</text:p>
          </table:table-cell>
          <table:table-cell table:style-name="Tabla21.B2" office:value-type="string">
            <text:p text:style-name="P10">El sistema deberá <text:span text:style-name="Emphasis">mostrar la nube de almacenamiento como si de un dispositivo de bloques local se tratara.</text:span> </text:p>
          </table:table-cell>
        </table:table-row>
        <table:table-row>
          <table:table-cell table:style-name="Tabla21.A2" office:value-type="string">
            <text:p text:style-name="P15">Importancia</text:p>
          </table:table-cell>
          <table:table-cell table:style-name="Tabla21.B2" office:value-type="string">
            <text:p text:style-name="P10">vital</text:p>
          </table:table-cell>
        </table:table-row>
        <table:table-row>
          <table:table-cell table:style-name="Tabla21.A2" office:value-type="string">
            <text:p text:style-name="P15">Urgencia</text:p>
          </table:table-cell>
          <table:table-cell table:style-name="Tabla21.B2" office:value-type="string">
            <text:p text:style-name="P10">inmediatamente</text:p>
          </table:table-cell>
        </table:table-row>
        <table:table-row>
          <table:table-cell table:style-name="Tabla21.A2" office:value-type="string">
            <text:p text:style-name="P15">Estado</text:p>
          </table:table-cell>
          <table:table-cell table:style-name="Tabla21.B2" office:value-type="string">
            <text:p text:style-name="P10">en construcción</text:p>
          </table:table-cell>
        </table:table-row>
        <table:table-row>
          <table:table-cell table:style-name="Tabla21.A2" office:value-type="string">
            <text:p text:style-name="P15">Estabilidad</text:p>
          </table:table-cell>
          <table:table-cell table:style-name="Tabla21.B2" office:value-type="string">
            <text:p text:style-name="P10">media</text:p>
          </table:table-cell>
        </table:table-row>
        <table:table-row>
          <table:table-cell table:style-name="Tabla21.A2" office:value-type="string">
            <text:p text:style-name="P15">Comentarios</text:p>
          </table:table-cell>
          <table:table-cell table:style-name="Tabla21.B2" office:value-type="string">
            <text:p text:style-name="P10">Ninguno</text:p>
          </table:table-cell>
        </table:table-row>
      </table:table>
      <text:p text:style-name="P1"><text:bookmark text:name="NFR-0003"/>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5">NFR-0003</text:p>
          </table:table-cell>
          <table:table-cell table:style-name="Tabla22.B1" office:value-type="string">
            <text:p text:style-name="P15">Reconexión automática</text:p>
          </table:table-cell>
        </table:table-row>
        <table:table-row>
          <table:table-cell table:style-name="Tabla22.A2" office:value-type="string">
            <text:p text:style-name="P15">Versión</text:p>
          </table:table-cell>
          <table:table-cell table:style-name="Tabla22.B2" office:value-type="string">
            <text:p text:style-name="P10">1.0 ( 23/10/2012 ) </text:p>
          </table:table-cell>
        </table:table-row>
        <table:table-row>
          <table:table-cell table:style-name="Tabla22.A2" office:value-type="string">
            <text:p text:style-name="P15">Autores</text:p>
          </table:table-cell>
          <table:table-cell table:style-name="Tabla22.B2" office:value-type="string">
            <text:list xml:id="list30206023" text:style-name="L121">
              <text:list-item>
                <text:p text:style-name="P157"><text:a xlink:type="simple" xlink:href="#STK-0002">José Ramón Muñoz Pekkarinen</text:a> <text:soft-page-break/></text:p>
              </text:list-item>
            </text:list>
          </table:table-cell>
        </table:table-row>
        <table:table-row>
          <table:table-cell table:style-name="Tabla22.A2" office:value-type="string">
            <text:p text:style-name="P15">Fuentes</text:p>
          </table:table-cell>
          <table:table-cell table:style-name="Tabla22.B2" office:value-type="string">
            <text:list xml:id="list30206657" text:style-name="L122">
              <text:list-item>
                <text:p text:style-name="P158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2.A2" office:value-type="string">
            <text:p text:style-name="P15">Dependencias</text:p>
          </table:table-cell>
          <table:table-cell table:style-name="Tabla22.B2" office:value-type="string">
            <text:list xml:id="list30224752" text:style-name="L123">
              <text:list-item>
                <text:p text:style-name="P107"><text:a xlink:type="simple" xlink:href="#OBJ-0001">[OBJ-0001] Soporte de Openstack Swift para GNU/Linux</text:a> </text:p>
              </text:list-item>
            </text:list>
            <text:list xml:id="list30204033" text:style-name="L124">
              <text:list-item>
                <text:p text:style-name="P108"><text:a xlink:type="simple" xlink:href="#OBJ-0003">[OBJ-0003] Recuperación de contenedores</text:a> </text:p>
              </text:list-item>
            </text:list>
            <text:list xml:id="list30228912" text:style-name="L125">
              <text:list-item>
                <text:p text:style-name="P109"><text:a xlink:type="simple" xlink:href="#OBJ-0004">[OBJ-0004] Recuperación de objetos</text:a> </text:p>
              </text:list-item>
            </text:list>
            <text:list xml:id="list30223342" text:style-name="L126">
              <text:list-item>
                <text:p text:style-name="P110"><text:a xlink:type="simple" xlink:href="#OBJ-0005">[OBJ-0005] Creación de contenedores</text:a> </text:p>
              </text:list-item>
            </text:list>
            <text:list xml:id="list30210304" text:style-name="L127">
              <text:list-item>
                <text:p text:style-name="P111"><text:a xlink:type="simple" xlink:href="#OBJ-0006">[OBJ-0006] Creación de objetos</text:a> </text:p>
              </text:list-item>
            </text:list>
            <text:list xml:id="list30215893" text:style-name="L128">
              <text:list-item>
                <text:p text:style-name="P112"><text:a xlink:type="simple" xlink:href="#OBJ-0008">[OBJ-0008] Eliminación de objetos</text:a> </text:p>
              </text:list-item>
            </text:list>
            <text:list xml:id="list30225654" text:style-name="L129">
              <text:list-item>
                <text:p text:style-name="P113"><text:a xlink:type="simple" xlink:href="#OBJ-0007">[OBJ-0007] Eliminación de contenedores</text:a> </text:p>
              </text:list-item>
            </text:list>
          </table:table-cell>
        </table:table-row>
        <table:table-row>
          <table:table-cell table:style-name="Tabla22.A2" office:value-type="string">
            <text:p text:style-name="P15">Descripción</text:p>
          </table:table-cell>
          <table:table-cell table:style-name="Tabla22.B2" office:value-type="string">
            <text:p text:style-name="P10">El sistema deberá <text:span text:style-name="Emphasis">reconectar automáticamente con la nube, en caso de cierre de conexión por inactividad.</text:span> </text:p>
          </table:table-cell>
        </table:table-row>
        <table:table-row>
          <table:table-cell table:style-name="Tabla22.A2" office:value-type="string">
            <text:p text:style-name="P15">Importancia</text:p>
          </table:table-cell>
          <table:table-cell table:style-name="Tabla22.B2" office:value-type="string">
            <text:p text:style-name="P10">importante</text:p>
          </table:table-cell>
        </table:table-row>
        <table:table-row>
          <table:table-cell table:style-name="Tabla22.A2" office:value-type="string">
            <text:p text:style-name="P15">Urgencia</text:p>
          </table:table-cell>
          <table:table-cell table:style-name="Tabla22.B2" office:value-type="string">
            <text:p text:style-name="P10">puede esperar</text:p>
          </table:table-cell>
        </table:table-row>
        <table:table-row>
          <table:table-cell table:style-name="Tabla22.A2" office:value-type="string">
            <text:p text:style-name="P15">Estado</text:p>
          </table:table-cell>
          <table:table-cell table:style-name="Tabla22.B2" office:value-type="string">
            <text:p text:style-name="P10">en construcción</text:p>
          </table:table-cell>
        </table:table-row>
        <table:table-row>
          <table:table-cell table:style-name="Tabla22.A2" office:value-type="string">
            <text:p text:style-name="P15">Estabilidad</text:p>
          </table:table-cell>
          <table:table-cell table:style-name="Tabla22.B2" office:value-type="string">
            <text:p text:style-name="P10">media</text:p>
          </table:table-cell>
        </table:table-row>
        <table:table-row>
          <table:table-cell table:style-name="Tabla22.A2" office:value-type="string">
            <text:p text:style-name="P15">Comentarios</text:p>
          </table:table-cell>
          <table:table-cell table:style-name="Tabla22.B2" office:value-type="string">
            <text:p text:style-name="P10">Ninguno</text:p>
          </table:table-cell>
        </table:table-row>
      </table:table>
      <text:h text:style-name="P17" text:outline-level="2"><text:bookmark text:name="SEC-0004"/>3.4 Reglas de negocio</text:h>
      <text:p text:style-name="P1"><text:bookmark text:name="CRQ-0003"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5">CRQ-0003</text:p>
          </table:table-cell>
          <table:table-cell table:style-name="Tabla23.B1" office:value-type="string">
            <text:p text:style-name="P15">Creación de contenedores</text:p>
          </table:table-cell>
        </table:table-row>
        <table:table-row>
          <table:table-cell table:style-name="Tabla23.A2" office:value-type="string">
            <text:p text:style-name="P15">Versión</text:p>
          </table:table-cell>
          <table:table-cell table:style-name="Tabla23.B2" office:value-type="string">
            <text:p text:style-name="P10">1.0 ( 24/10/2012 ) </text:p>
          </table:table-cell>
        </table:table-row>
        <table:table-row>
          <table:table-cell table:style-name="Tabla23.A2" office:value-type="string">
            <text:p text:style-name="P15">Autores</text:p>
          </table:table-cell>
          <table:table-cell table:style-name="Tabla23.B2" office:value-type="string">
            <text:list xml:id="list30224316" text:style-name="L130">
              <text:list-item>
                <text:p text:style-name="P159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15">Fuentes</text:p>
          </table:table-cell>
          <table:table-cell table:style-name="Tabla23.B2" office:value-type="string">
            <text:list xml:id="list30231599" text:style-name="L131">
              <text:list-item>
                <text:p text:style-name="P160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15">Dependencias</text:p>
          </table:table-cell>
          <table:table-cell table:style-name="Tabla23.B2" office:value-type="string">
            <text:list xml:id="list30217241" text:style-name="L132">
              <text:list-item>
                <text:p text:style-name="P114"><text:a xlink:type="simple" xlink:href="#OBJ-0005">[OBJ-0005] Creación de contenedores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15">Descripción</text:p>
          </table:table-cell>
          <table:table-cell table:style-name="Tabla23.B2" office:value-type="string">
            <text:p text:style-name="P10">La información almacenada por el sistema deberá satisfacer la siguiente restricción: <text:span text:style-name="Emphasis">No se puede crear un contenedor que ya exista.</text:span> </text:p>
          </table:table-cell>
        </table:table-row>
        <table:table-row>
          <table:table-cell table:style-name="Tabla23.A2" office:value-type="string">
            <text:p text:style-name="P15">Importancia</text:p>
          </table:table-cell>
          <table:table-cell table:style-name="Tabla23.B2" office:value-type="string">
            <text:p text:style-name="P10">vital</text:p>
          </table:table-cell>
        </table:table-row>
        <table:table-row>
          <table:table-cell table:style-name="Tabla23.A2" office:value-type="string">
            <text:p text:style-name="P15">Urgencia</text:p>
          </table:table-cell>
          <table:table-cell table:style-name="Tabla23.B2" office:value-type="string">
            <text:p text:style-name="P10">inmediatamente</text:p>
          </table:table-cell>
        </table:table-row>
        <table:table-row>
          <table:table-cell table:style-name="Tabla23.A2" office:value-type="string">
            <text:p text:style-name="P15">Estado</text:p>
          </table:table-cell>
          <table:table-cell table:style-name="Tabla23.B2" office:value-type="string">
            <text:p text:style-name="P10">validado</text:p>
          </table:table-cell>
        </table:table-row>
        <table:table-row>
          <table:table-cell table:style-name="Tabla23.A2" office:value-type="string">
            <text:p text:style-name="P15">Estabilidad</text:p>
          </table:table-cell>
          <table:table-cell table:style-name="Tabla23.B2" office:value-type="string">
            <text:p text:style-name="P10">alta</text:p>
          </table:table-cell>
        </table:table-row>
        <table:table-row>
          <table:table-cell table:style-name="Tabla23.A2" office:value-type="string">
            <text:p text:style-name="P15">Comentarios</text:p>
          </table:table-cell>
          <table:table-cell table:style-name="Tabla23.B2" office:value-type="string">
            <text:p text:style-name="P10">Ninguno</text:p>
          </table:table-cell>
        </table:table-row>
      </table:table>
      <text:p text:style-name="P1"><text:bookmark text:name="CRQ-0004"/></text:p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5">CRQ-0004</text:p>
          </table:table-cell>
          <table:table-cell table:style-name="Tabla24.B1" office:value-type="string">
            <text:p text:style-name="P15">Creación de objetos</text:p>
          </table:table-cell>
        </table:table-row>
        <table:table-row>
          <table:table-cell table:style-name="Tabla24.A2" office:value-type="string">
            <text:p text:style-name="P15">Versión</text:p>
          </table:table-cell>
          <table:table-cell table:style-name="Tabla24.B2" office:value-type="string">
            <text:p text:style-name="P10">1.0 ( 24/10/2012 ) </text:p>
          </table:table-cell>
        </table:table-row>
        <table:table-row>
          <table:table-cell table:style-name="Tabla24.A2" office:value-type="string">
            <text:p text:style-name="P15">Autores</text:p>
          </table:table-cell>
          <table:table-cell table:style-name="Tabla24.B2" office:value-type="string">
            <text:list xml:id="list30202444" text:style-name="L133">
              <text:list-item>
                <text:p text:style-name="P16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15">Fuentes</text:p>
          </table:table-cell>
          <table:table-cell table:style-name="Tabla24.B2" office:value-type="string">
            <text:list xml:id="list30215396" text:style-name="L134">
              <text:list-item>
                <text:p text:style-name="P16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15">Dependencias</text:p>
          </table:table-cell>
          <table:table-cell table:style-name="Tabla24.B2" office:value-type="string">
            <text:list xml:id="list30214338" text:style-name="L135">
              <text:list-item>
                <text:p text:style-name="P115"><text:a xlink:type="simple" xlink:href="#OBJ-0006">[OBJ-0006] Creación de objetos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15">Descripción</text:p>
          </table:table-cell>
          <table:table-cell table:style-name="Tabla24.B2" office:value-type="string">
            <text:p text:style-name="P10">La información almacenada por el sistema deberá satisfacer la siguiente restricción: <text:span text:style-name="Emphasis">No se puede crear un objeto dentro de un contenedor que ya exista en este.</text:span> </text:p>
          </table:table-cell>
        </table:table-row>
        <table:table-row>
          <table:table-cell table:style-name="Tabla24.A2" office:value-type="string">
            <text:p text:style-name="P15">Importancia</text:p>
          </table:table-cell>
          <table:table-cell table:style-name="Tabla24.B2" office:value-type="string">
            <text:p text:style-name="P10">vital</text:p>
          </table:table-cell>
        </table:table-row>
        <text:soft-page-break/>
        <table:table-row>
          <table:table-cell table:style-name="Tabla24.A2" office:value-type="string">
            <text:p text:style-name="P15">Urgencia</text:p>
          </table:table-cell>
          <table:table-cell table:style-name="Tabla24.B2" office:value-type="string">
            <text:p text:style-name="P10">inmediatamente</text:p>
          </table:table-cell>
        </table:table-row>
        <table:table-row>
          <table:table-cell table:style-name="Tabla24.A2" office:value-type="string">
            <text:p text:style-name="P15">Estado</text:p>
          </table:table-cell>
          <table:table-cell table:style-name="Tabla24.B2" office:value-type="string">
            <text:p text:style-name="P10">validado</text:p>
          </table:table-cell>
        </table:table-row>
        <table:table-row>
          <table:table-cell table:style-name="Tabla24.A2" office:value-type="string">
            <text:p text:style-name="P15">Estabilidad</text:p>
          </table:table-cell>
          <table:table-cell table:style-name="Tabla24.B2" office:value-type="string">
            <text:p text:style-name="P10">alta</text:p>
          </table:table-cell>
        </table:table-row>
        <table:table-row>
          <table:table-cell table:style-name="Tabla24.A2" office:value-type="string">
            <text:p text:style-name="P15">Comentarios</text:p>
          </table:table-cell>
          <table:table-cell table:style-name="Tabla24.B2" office:value-type="string">
            <text:p text:style-name="P10">Ninguno</text:p>
          </table:table-cell>
        </table:table-row>
      </table:table>
      <text:p text:style-name="P1"><text:bookmark text:name="CRQ-0001"/>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5">CRQ-0001</text:p>
          </table:table-cell>
          <table:table-cell table:style-name="Tabla25.B1" office:value-type="string">
            <text:p text:style-name="P15">Borrado de contenedores</text:p>
          </table:table-cell>
        </table:table-row>
        <table:table-row>
          <table:table-cell table:style-name="Tabla25.A2" office:value-type="string">
            <text:p text:style-name="P15">Versión</text:p>
          </table:table-cell>
          <table:table-cell table:style-name="Tabla25.B2" office:value-type="string">
            <text:p text:style-name="P10">1.0 ( 23/10/2012 ) </text:p>
          </table:table-cell>
        </table:table-row>
        <table:table-row>
          <table:table-cell table:style-name="Tabla25.A2" office:value-type="string">
            <text:p text:style-name="P15">Autores</text:p>
          </table:table-cell>
          <table:table-cell table:style-name="Tabla25.B2" office:value-type="string">
            <text:list xml:id="list30224565" text:style-name="L136">
              <text:list-item>
                <text:p text:style-name="P16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15">Fuentes</text:p>
          </table:table-cell>
          <table:table-cell table:style-name="Tabla25.B2" office:value-type="string">
            <text:list xml:id="list30221051" text:style-name="L137">
              <text:list-item>
                <text:p text:style-name="P16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15">Dependencias</text:p>
          </table:table-cell>
          <table:table-cell table:style-name="Tabla25.B2" office:value-type="string">
            <text:list xml:id="list30218194" text:style-name="L138">
              <text:list-item>
                <text:p text:style-name="P116"><text:a xlink:type="simple" xlink:href="#OBJ-0007">[OBJ-0007] Eliminación de contenedores</text:a> </text:p>
              </text:list-item>
            </text:list>
            <text:list xml:id="list30210198" text:style-name="L139">
              <text:list-item>
                <text:p text:style-name="P117"><text:a xlink:type="simple" xlink:href="#IRQ-0003">[IRQ-0003] Nube de almacenamiento</text:a> </text:p>
              </text:list-item>
            </text:list>
            <text:list xml:id="list30208484" text:style-name="L140">
              <text:list-item>
                <text:p text:style-name="P118"><text:a xlink:type="simple" xlink:href="#UC-0007">[UC-0007] Borrado de un objeto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15">Descripción</text:p>
          </table:table-cell>
          <table:table-cell table:style-name="Tabla25.B2" office:value-type="string">
            <text:p text:style-name="P10">La información almacenada por el sistema deberá satisfacer la siguiente restricción: <text:span text:style-name="Emphasis">No se puede borrar un contenedor que contenga objetos.</text:span> </text:p>
          </table:table-cell>
        </table:table-row>
        <table:table-row>
          <table:table-cell table:style-name="Tabla25.A2" office:value-type="string">
            <text:p text:style-name="P15">Importancia</text:p>
          </table:table-cell>
          <table:table-cell table:style-name="Tabla25.B2" office:value-type="string">
            <text:p text:style-name="P10">vital</text:p>
          </table:table-cell>
        </table:table-row>
        <table:table-row>
          <table:table-cell table:style-name="Tabla25.A2" office:value-type="string">
            <text:p text:style-name="P15">Urgencia</text:p>
          </table:table-cell>
          <table:table-cell table:style-name="Tabla25.B2" office:value-type="string">
            <text:p text:style-name="P10">inmediatamente</text:p>
          </table:table-cell>
        </table:table-row>
        <table:table-row>
          <table:table-cell table:style-name="Tabla25.A2" office:value-type="string">
            <text:p text:style-name="P15">Estado</text:p>
          </table:table-cell>
          <table:table-cell table:style-name="Tabla25.B2" office:value-type="string">
            <text:p text:style-name="P10">validado</text:p>
          </table:table-cell>
        </table:table-row>
        <table:table-row>
          <table:table-cell table:style-name="Tabla25.A2" office:value-type="string">
            <text:p text:style-name="P15">Estabilidad</text:p>
          </table:table-cell>
          <table:table-cell table:style-name="Tabla25.B2" office:value-type="string">
            <text:p text:style-name="P10">media</text:p>
          </table:table-cell>
        </table:table-row>
        <table:table-row>
          <table:table-cell table:style-name="Tabla25.A2" office:value-type="string">
            <text:p text:style-name="P15">Comentarios</text:p>
          </table:table-cell>
          <table:table-cell table:style-name="Tabla25.B2" office:value-type="string">
            <text:p text:style-name="P10">Ninguno</text:p>
          </table:table-cell>
        </table:table-row>
      </table:table>
      <text:p text:style-name="P1"><text:bookmark text:name="CRQ-0002"/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5">CRQ-0002</text:p>
          </table:table-cell>
          <table:table-cell table:style-name="Tabla26.B1" office:value-type="string">
            <text:p text:style-name="P15">Anidación de contenedores</text:p>
          </table:table-cell>
        </table:table-row>
        <table:table-row>
          <table:table-cell table:style-name="Tabla26.A2" office:value-type="string">
            <text:p text:style-name="P15">Versión</text:p>
          </table:table-cell>
          <table:table-cell table:style-name="Tabla26.B2" office:value-type="string">
            <text:p text:style-name="P10">1.0 ( 23/10/2012 ) </text:p>
          </table:table-cell>
        </table:table-row>
        <table:table-row>
          <table:table-cell table:style-name="Tabla26.A2" office:value-type="string">
            <text:p text:style-name="P15">Autores</text:p>
          </table:table-cell>
          <table:table-cell table:style-name="Tabla26.B2" office:value-type="string">
            <text:list xml:id="list30205666" text:style-name="L141">
              <text:list-item>
                <text:p text:style-name="P16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6.A2" office:value-type="string">
            <text:p text:style-name="P15">Fuentes</text:p>
          </table:table-cell>
          <table:table-cell table:style-name="Tabla26.B2" office:value-type="string">
            <text:list xml:id="list30214705" text:style-name="L142">
              <text:list-item>
                <text:p text:style-name="P16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6.A2" office:value-type="string">
            <text:p text:style-name="P15">Dependencias</text:p>
          </table:table-cell>
          <table:table-cell table:style-name="Tabla26.B2" office:value-type="string">
            <text:list xml:id="list30206638" text:style-name="L143">
              <text:list-item>
                <text:p text:style-name="P119"><text:a xlink:type="simple" xlink:href="#OBJ-0005">[OBJ-0005] Creación de contenedores</text:a> </text:p>
              </text:list-item>
            </text:list>
          </table:table-cell>
        </table:table-row>
        <table:table-row>
          <table:table-cell table:style-name="Tabla26.A2" office:value-type="string">
            <text:p text:style-name="P15">Descripción</text:p>
          </table:table-cell>
          <table:table-cell table:style-name="Tabla26.B2" office:value-type="string">
            <text:p text:style-name="P10">La información almacenada por el sistema deberá satisfacer la siguiente restricción: <text:span text:style-name="Emphasis">No se puede crear un contenedor dentro de otro contenedor.</text:span> </text:p>
          </table:table-cell>
        </table:table-row>
        <table:table-row>
          <table:table-cell table:style-name="Tabla26.A2" office:value-type="string">
            <text:p text:style-name="P15">Importancia</text:p>
          </table:table-cell>
          <table:table-cell table:style-name="Tabla26.B2" office:value-type="string">
            <text:p text:style-name="P10">vital</text:p>
          </table:table-cell>
        </table:table-row>
        <table:table-row>
          <table:table-cell table:style-name="Tabla26.A2" office:value-type="string">
            <text:p text:style-name="P15">Urgencia</text:p>
          </table:table-cell>
          <table:table-cell table:style-name="Tabla26.B2" office:value-type="string">
            <text:p text:style-name="P10">inmediatamente</text:p>
          </table:table-cell>
        </table:table-row>
        <table:table-row>
          <table:table-cell table:style-name="Tabla26.A2" office:value-type="string">
            <text:p text:style-name="P15">Estado</text:p>
          </table:table-cell>
          <table:table-cell table:style-name="Tabla26.B2" office:value-type="string">
            <text:p text:style-name="P10">validado</text:p>
          </table:table-cell>
        </table:table-row>
        <table:table-row>
          <table:table-cell table:style-name="Tabla26.A2" office:value-type="string">
            <text:p text:style-name="P15">Estabilidad</text:p>
          </table:table-cell>
          <table:table-cell table:style-name="Tabla26.B2" office:value-type="string">
            <text:p text:style-name="P10">media</text:p>
          </table:table-cell>
        </table:table-row>
        <table:table-row>
          <table:table-cell table:style-name="Tabla26.A2" office:value-type="string">
            <text:p text:style-name="P15">Comentarios</text:p>
          </table:table-cell>
          <table:table-cell table:style-name="Tabla26.B2" office:value-type="string">
            <text:p text:style-name="P10">Ninguno</text:p>
          </table:table-cell>
        </table:table-row>
      </table:table>
      <text:h text:style-name="P8" text:outline-level="1"><text:bookmark text:name="SEC-0010"/>4 Matriz de rastreabilidad</text:h>
      <text:p text:style-name="P1"><text:bookmark text:name="TRM-0001"/></text:p>
      <table:table table:name="Tabla27" table:style-name="Tabla27">
        <table:table-column table:style-name="Tabla27.A" table:number-columns-repeated="9"/>
        <table:table-row table:style-name="Tabla27.1">
          <table:table-cell table:style-name="Tabla27.A1" office:value-type="string">
            <text:p text:style-name="Table_20_Heading">TRM-0001</text:p>
          </table:table-cell>
          <table:table-cell table:style-name="Tabla27.B1" office:value-type="string">
            <text:p text:style-name="P16">OBJ-0001 </text:p>
          </table:table-cell>
          <table:table-cell table:style-name="Tabla27.C1" office:value-type="string">
            <text:p text:style-name="P16">OBJ-0002 </text:p>
          </table:table-cell>
          <table:table-cell table:style-name="Tabla27.D1" office:value-type="string">
            <text:p text:style-name="P16">OBJ-0003 </text:p>
          </table:table-cell>
          <table:table-cell table:style-name="Tabla27.E1" office:value-type="string">
            <text:p text:style-name="P16">OBJ-0004 </text:p>
          </table:table-cell>
          <table:table-cell table:style-name="Tabla27.F1" office:value-type="string">
            <text:p text:style-name="P16">OBJ-0005 </text:p>
          </table:table-cell>
          <table:table-cell table:style-name="Tabla27.G1" office:value-type="string">
            <text:p text:style-name="P16">OBJ-0006 </text:p>
          </table:table-cell>
          <table:table-cell table:style-name="Tabla27.H1" office:value-type="string">
            <text:p text:style-name="P16">OBJ-0007 </text:p>
          </table:table-cell>
          <table:table-cell table:style-name="Tabla27.I1" office:value-type="string">
            <text:p text:style-name="P16">OBJ-0008 </text:p>
          </table:table-cell>
        </table:table-row>
        <table:table-row table:style-name="Tabla27.1">
          <table:table-cell table:style-name="Tabla27.A2" office:value-type="string">
            <text:p text:style-name="P15">IRQ-0001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3"><draw:frame draw:style-name="fr1" draw:name="gráficos2" text:anchor-type="as-char" svg:width="0.423cm" svg:height="0.423cm" draw:z-index="1"><draw:image xlink:href="../images/trace.gif" xlink:type="simple" xlink:show="embed" xlink:actuate="onLoad"/></draw:frame> <text:s/>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2">- </text:p>
          </table:table-cell>
          <table:table-cell table:style-name="Tabla27.H12" office:value-type="string">
            <text:p text:style-name="P12">- </text:p>
          </table:table-cell>
          <table:table-cell table:style-name="Tabla27.I12" office:value-type="string">
            <text:p text:style-name="P12">- </text:p>
          </table:table-cell>
        </table:table-row>
        <table:table-row table:style-name="Tabla27.1">
          <table:table-cell table:style-name="Tabla27.A3" office:value-type="string">
            <text:p text:style-name="P15">IRQ-0002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3"><draw:frame draw:style-name="fr1" draw:name="gráficos3" text:anchor-type="as-char" svg:width="0.423cm" svg:height="0.423cm" draw:z-index="2"><draw:image xlink:href="../images/trace.gif" xlink:type="simple" xlink:show="embed" xlink:actuate="onLoad"/></draw:frame> <text:s/></text:p>
          </table:table-cell>
          <table:table-cell table:style-name="Tabla27.E12" office:value-type="string">
            <text:p text:style-name="P13"><draw:frame draw:style-name="fr1" draw:name="gráficos4" text:anchor-type="as-char" svg:width="0.423cm" svg:height="0.423cm" draw:z-index="5"><draw:image xlink:href="../images/trace.gif" xlink:type="simple" xlink:show="embed" xlink:actuate="onLoad"/></draw:frame> <text:s/></text:p>
          </table:table-cell>
          <table:table-cell table:style-name="Tabla27.F12" office:value-type="string">
            <text:p text:style-name="P13"><draw:frame draw:style-name="fr1" draw:name="gráficos5" text:anchor-type="as-char" svg:width="0.423cm" svg:height="0.423cm" draw:z-index="6"><draw:image xlink:href="../images/trace.gif" xlink:type="simple" xlink:show="embed" xlink:actuate="onLoad"/></draw:frame> <text:s/></text:p>
          </table:table-cell>
          <table:table-cell table:style-name="Tabla27.G12" office:value-type="string">
            <text:p text:style-name="P13"><draw:frame draw:style-name="fr1" draw:name="gráficos6" text:anchor-type="as-char" svg:width="0.423cm" svg:height="0.423cm" draw:z-index="7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3"><draw:frame draw:style-name="fr1" draw:name="gráficos7" text:anchor-type="as-char" svg:width="0.423cm" svg:height="0.423cm" draw:z-index="8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8" text:anchor-type="as-char" svg:width="0.423cm" svg:height="0.423cm" draw:z-index="10"><draw:image xlink:href="../images/trace.gif" xlink:type="simple" xlink:show="embed" xlink:actuate="onLoad"/></draw:frame> <text:s/></text:p>
          </table:table-cell>
        </table:table-row>
        <text:soft-page-break/>
        <table:table-row table:style-name="Tabla27.1">
          <table:table-cell table:style-name="Tabla27.A4" office:value-type="string">
            <text:p text:style-name="P15">IRQ-0003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3"><draw:frame draw:style-name="fr1" draw:name="gráficos9" text:anchor-type="as-char" svg:width="0.423cm" svg:height="0.423cm" draw:z-index="11"><draw:image xlink:href="../images/trace.gif" xlink:type="simple" xlink:show="embed" xlink:actuate="onLoad"/></draw:frame> <text:s/>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2">- </text:p>
          </table:table-cell>
          <table:table-cell table:style-name="Tabla27.H12" office:value-type="string">
            <text:p text:style-name="P12">- </text:p>
          </table:table-cell>
          <table:table-cell table:style-name="Tabla27.I12" office:value-type="string">
            <text:p text:style-name="P12">- </text:p>
          </table:table-cell>
        </table:table-row>
        <table:table-row table:style-name="Tabla27.1">
          <table:table-cell table:style-name="Tabla27.A5" office:value-type="string">
            <text:p text:style-name="P15">IRQ-0004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3"><draw:frame draw:style-name="fr1" draw:name="gráficos10" text:anchor-type="as-char" svg:width="0.423cm" svg:height="0.423cm" draw:z-index="14"><draw:image xlink:href="../images/trace.gif" xlink:type="simple" xlink:show="embed" xlink:actuate="onLoad"/></draw:frame> <text:s/></text:p>
          </table:table-cell>
          <table:table-cell table:style-name="Tabla27.E12" office:value-type="string">
            <text:p text:style-name="P13"><draw:frame draw:style-name="fr1" draw:name="gráficos11" text:anchor-type="as-char" svg:width="0.423cm" svg:height="0.423cm" draw:z-index="15"><draw:image xlink:href="../images/trace.gif" xlink:type="simple" xlink:show="embed" xlink:actuate="onLoad"/></draw:frame> <text:s/></text:p>
          </table:table-cell>
          <table:table-cell table:style-name="Tabla27.F12" office:value-type="string">
            <text:p text:style-name="P13"><draw:frame draw:style-name="fr1" draw:name="gráficos12" text:anchor-type="as-char" svg:width="0.423cm" svg:height="0.423cm" draw:z-index="16"><draw:image xlink:href="../images/trace.gif" xlink:type="simple" xlink:show="embed" xlink:actuate="onLoad"/></draw:frame> <text:s/></text:p>
          </table:table-cell>
          <table:table-cell table:style-name="Tabla27.G12" office:value-type="string">
            <text:p text:style-name="P13"><draw:frame draw:style-name="fr1" draw:name="gráficos13" text:anchor-type="as-char" svg:width="0.423cm" svg:height="0.423cm" draw:z-index="17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3"><draw:frame draw:style-name="fr1" draw:name="gráficos14" text:anchor-type="as-char" svg:width="0.423cm" svg:height="0.423cm" draw:z-index="19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15" text:anchor-type="as-char" svg:width="0.423cm" svg:height="0.423cm" draw:z-index="20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6" office:value-type="string">
            <text:p text:style-name="P15">UC-0001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3"><draw:frame draw:style-name="fr1" draw:name="gráficos16" text:anchor-type="as-char" svg:width="0.423cm" svg:height="0.423cm" draw:z-index="22"><draw:image xlink:href="../images/trace.gif" xlink:type="simple" xlink:show="embed" xlink:actuate="onLoad"/></draw:frame> <text:s/></text:p>
          </table:table-cell>
          <table:table-cell table:style-name="Tabla27.D12" office:value-type="string">
            <text:p text:style-name="P13"><draw:frame draw:style-name="fr1" draw:name="gráficos17" text:anchor-type="as-char" svg:width="0.423cm" svg:height="0.423cm" draw:z-index="23"><draw:image xlink:href="../images/trace.gif" xlink:type="simple" xlink:show="embed" xlink:actuate="onLoad"/></draw:frame> <text:s/></text:p>
          </table:table-cell>
          <table:table-cell table:style-name="Tabla27.E12" office:value-type="string">
            <text:p text:style-name="P13"><draw:frame draw:style-name="fr1" draw:name="gráficos18" text:anchor-type="as-char" svg:width="0.423cm" svg:height="0.423cm" draw:z-index="25"><draw:image xlink:href="../images/trace.gif" xlink:type="simple" xlink:show="embed" xlink:actuate="onLoad"/></draw:frame> <text:s/></text:p>
          </table:table-cell>
          <table:table-cell table:style-name="Tabla27.F12" office:value-type="string">
            <text:p text:style-name="P13"><draw:frame draw:style-name="fr1" draw:name="gráficos19" text:anchor-type="as-char" svg:width="0.423cm" svg:height="0.423cm" draw:z-index="26"><draw:image xlink:href="../images/trace.gif" xlink:type="simple" xlink:show="embed" xlink:actuate="onLoad"/></draw:frame> <text:s/></text:p>
          </table:table-cell>
          <table:table-cell table:style-name="Tabla27.G12" office:value-type="string">
            <text:p text:style-name="P13"><draw:frame draw:style-name="fr1" draw:name="gráficos20" text:anchor-type="as-char" svg:width="0.423cm" svg:height="0.423cm" draw:z-index="28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3"><draw:frame draw:style-name="fr1" draw:name="gráficos21" text:anchor-type="as-char" svg:width="0.423cm" svg:height="0.423cm" draw:z-index="29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22" text:anchor-type="as-char" svg:width="0.423cm" svg:height="0.423cm" draw:z-index="31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7" office:value-type="string">
            <text:p text:style-name="P15">UC-0002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3"><draw:frame draw:style-name="fr1" draw:name="gráficos23" text:anchor-type="as-char" svg:width="0.423cm" svg:height="0.423cm" draw:z-index="33"><draw:image xlink:href="../images/trace.gif" xlink:type="simple" xlink:show="embed" xlink:actuate="onLoad"/></draw:frame> <text:s/></text:p>
          </table:table-cell>
          <table:table-cell table:style-name="Tabla27.E12" office:value-type="string">
            <text:p text:style-name="P13"><draw:frame draw:style-name="fr1" draw:name="gráficos24" text:anchor-type="as-char" svg:width="0.423cm" svg:height="0.423cm" draw:z-index="34"><draw:image xlink:href="../images/trace.gif" xlink:type="simple" xlink:show="embed" xlink:actuate="onLoad"/></draw:frame> <text:s/></text:p>
          </table:table-cell>
          <table:table-cell table:style-name="Tabla27.F12" office:value-type="string">
            <text:p text:style-name="P13"><draw:frame draw:style-name="fr1" draw:name="gráficos25" text:anchor-type="as-char" svg:width="0.423cm" svg:height="0.423cm" draw:z-index="36"><draw:image xlink:href="../images/trace.gif" xlink:type="simple" xlink:show="embed" xlink:actuate="onLoad"/></draw:frame> <text:s/></text:p>
          </table:table-cell>
          <table:table-cell table:style-name="Tabla27.G12" office:value-type="string">
            <text:p text:style-name="P13"><draw:frame draw:style-name="fr1" draw:name="gráficos26" text:anchor-type="as-char" svg:width="0.423cm" svg:height="0.423cm" draw:z-index="37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3"><draw:frame draw:style-name="fr1" draw:name="gráficos27" text:anchor-type="as-char" svg:width="0.423cm" svg:height="0.423cm" draw:z-index="38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28" text:anchor-type="as-char" svg:width="0.423cm" svg:height="0.423cm" draw:z-index="39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8" office:value-type="string">
            <text:p text:style-name="P15">UC-0003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3"><draw:frame draw:style-name="fr1" draw:name="gráficos29" text:anchor-type="as-char" svg:width="0.423cm" svg:height="0.423cm" draw:z-index="35"><draw:image xlink:href="../images/trace.gif" xlink:type="simple" xlink:show="embed" xlink:actuate="onLoad"/></draw:frame> <text:s/>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3"><draw:frame draw:style-name="fr1" draw:name="gráficos30" text:anchor-type="as-char" svg:width="0.423cm" svg:height="0.423cm" draw:z-index="30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2">- </text:p>
          </table:table-cell>
          <table:table-cell table:style-name="Tabla27.I12" office:value-type="string">
            <text:p text:style-name="P13"><draw:frame draw:style-name="fr1" draw:name="gráficos31" text:anchor-type="as-char" svg:width="0.423cm" svg:height="0.423cm" draw:z-index="32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9" office:value-type="string">
            <text:p text:style-name="P15">UC-0004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3"><draw:frame draw:style-name="fr1" draw:name="gráficos32" text:anchor-type="as-char" svg:width="0.423cm" svg:height="0.423cm" draw:z-index="27"><draw:image xlink:href="../images/trace.gif" xlink:type="simple" xlink:show="embed" xlink:actuate="onLoad"/></draw:frame> <text:s/></text:p>
          </table:table-cell>
          <table:table-cell table:style-name="Tabla27.G12" office:value-type="string">
            <text:p text:style-name="P13"><draw:frame draw:style-name="fr1" draw:name="gráficos33" text:anchor-type="as-char" svg:width="0.423cm" svg:height="0.423cm" draw:z-index="24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3"><draw:frame draw:style-name="fr1" draw:name="gráficos34" text:anchor-type="as-char" svg:width="0.423cm" svg:height="0.423cm" draw:z-index="21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35" text:anchor-type="as-char" svg:width="0.423cm" svg:height="0.423cm" draw:z-index="18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10" office:value-type="string">
            <text:p text:style-name="P15">UC-0005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3"><draw:frame draw:style-name="fr1" draw:name="gráficos36" text:anchor-type="as-char" svg:width="0.423cm" svg:height="0.423cm" draw:z-index="12"><draw:image xlink:href="../images/trace.gif" xlink:type="simple" xlink:show="embed" xlink:actuate="onLoad"/></draw:frame> <text:s/></text:p>
          </table:table-cell>
          <table:table-cell table:style-name="Tabla27.H12" office:value-type="string">
            <text:p text:style-name="P12">- </text:p>
          </table:table-cell>
          <table:table-cell table:style-name="Tabla27.I12" office:value-type="string">
            <text:p text:style-name="P13"><draw:frame draw:style-name="fr1" draw:name="gráficos37" text:anchor-type="as-char" svg:width="0.423cm" svg:height="0.423cm" draw:z-index="13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11" office:value-type="string">
            <text:p text:style-name="P15">UC-0006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2">- </text:p>
          </table:table-cell>
          <table:table-cell table:style-name="Tabla27.H12" office:value-type="string">
            <text:p text:style-name="P13"><draw:frame draw:style-name="fr1" draw:name="gráficos38" text:anchor-type="as-char" svg:width="0.423cm" svg:height="0.423cm" draw:z-index="9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2">- </text:p>
          </table:table-cell>
        </table:table-row>
        <table:table-row table:style-name="Tabla27.1">
          <table:table-cell table:style-name="Tabla27.A12" office:value-type="string">
            <text:p text:style-name="P15">UC-0007 </text:p>
          </table:table-cell>
          <table:table-cell table:style-name="Tabla27.B12" office:value-type="string">
            <text:p text:style-name="P12">- </text:p>
          </table:table-cell>
          <table:table-cell table:style-name="Tabla27.C12" office:value-type="string">
            <text:p text:style-name="P12">- </text:p>
          </table:table-cell>
          <table:table-cell table:style-name="Tabla27.D12" office:value-type="string">
            <text:p text:style-name="P12">- </text:p>
          </table:table-cell>
          <table:table-cell table:style-name="Tabla27.E12" office:value-type="string">
            <text:p text:style-name="P12">- </text:p>
          </table:table-cell>
          <table:table-cell table:style-name="Tabla27.F12" office:value-type="string">
            <text:p text:style-name="P12">- </text:p>
          </table:table-cell>
          <table:table-cell table:style-name="Tabla27.G12" office:value-type="string">
            <text:p text:style-name="P12">- </text:p>
          </table:table-cell>
          <table:table-cell table:style-name="Tabla27.H12" office:value-type="string">
            <text:p text:style-name="P13"><draw:frame draw:style-name="fr1" draw:name="gráficos39" text:anchor-type="as-char" svg:width="0.423cm" svg:height="0.423cm" draw:z-index="3"><draw:image xlink:href="../images/trace.gif" xlink:type="simple" xlink:show="embed" xlink:actuate="onLoad"/></draw:frame> <text:s/></text:p>
          </table:table-cell>
          <table:table-cell table:style-name="Tabla27.I12" office:value-type="string">
            <text:p text:style-name="P13"><draw:frame draw:style-name="fr1" draw:name="gráficos40" text:anchor-type="as-char" svg:width="0.423cm" svg:height="0.423cm" draw:z-index="4"><draw:image xlink:href="../images/trace.gif" xlink:type="simple" xlink:show="embed" xlink:actuate="onLoad"/></draw:frame> <text:s/></text:p>
          </table:table-cell>
        </table:table-row>
        <table:table-row table:style-name="Tabla27.1">
          <table:table-cell table:style-name="Tabla27.A13" office:value-type="string">
            <text:p text:style-name="P15">UC-0008 </text:p>
          </table:table-cell>
          <table:table-cell table:style-name="Tabla27.B13" office:value-type="string">
            <text:p text:style-name="P12">- </text:p>
          </table:table-cell>
          <table:table-cell table:style-name="Tabla27.C13" office:value-type="string">
            <text:p text:style-name="P12">- </text:p>
          </table:table-cell>
          <table:table-cell table:style-name="Tabla27.D13" office:value-type="string">
            <text:p text:style-name="P12">- </text:p>
          </table:table-cell>
          <table:table-cell table:style-name="Tabla27.E13" office:value-type="string">
            <text:p text:style-name="P13"><draw:frame draw:style-name="fr1" draw:name="gráficos41" text:anchor-type="as-char" svg:width="0.423cm" svg:height="0.423cm" draw:z-index="0"><draw:image xlink:href="../images/trace.gif" xlink:type="simple" xlink:show="embed" xlink:actuate="onLoad"/></draw:frame> <text:s/></text:p>
          </table:table-cell>
          <table:table-cell table:style-name="Tabla27.F13" office:value-type="string">
            <text:p text:style-name="P12">- </text:p>
          </table:table-cell>
          <table:table-cell table:style-name="Tabla27.G13" office:value-type="string">
            <text:p text:style-name="P12">- </text:p>
          </table:table-cell>
          <table:table-cell table:style-name="Tabla27.H13" office:value-type="string">
            <text:p text:style-name="P12">- </text:p>
          </table:table-cell>
          <table:table-cell table:style-name="Tabla27.I13" office:value-type="string">
            <text:p text:style-name="P12">- </text:p>
          </table:table-cell>
        </table:table-row>
      </table:table>
      <text:p text:style-name="P3"><text:span text:style-name="T1">Matriz de rastreabilidad</text:span>: Requisitos de información</text:p>
      <text:p text:style-name="P1"><text:bookmark text:name="TRM-0002"/></text:p>
      <table:table table:name="Tabla28" table:style-name="Tabla28">
        <table:table-column table:style-name="Tabla28.A" table:number-columns-repeated="13"/>
        <table:table-row table:style-name="Tabla28.1">
          <table:table-cell table:style-name="Tabla28.A1" office:value-type="string">
            <text:p text:style-name="Table_20_Heading">TRM-0002</text:p>
          </table:table-cell>
          <table:table-cell table:style-name="Tabla28.B1" office:value-type="string">
            <text:p text:style-name="P16">OBJ-0001 </text:p>
          </table:table-cell>
          <table:table-cell table:style-name="Tabla28.C1" office:value-type="string">
            <text:p text:style-name="P16">OBJ-0002 </text:p>
          </table:table-cell>
          <table:table-cell table:style-name="Tabla28.D1" office:value-type="string">
            <text:p text:style-name="P16">OBJ-0003 </text:p>
          </table:table-cell>
          <table:table-cell table:style-name="Tabla28.E1" office:value-type="string">
            <text:p text:style-name="P16">OBJ-0004 </text:p>
          </table:table-cell>
          <table:table-cell table:style-name="Tabla28.F1" office:value-type="string">
            <text:p text:style-name="P16">OBJ-0005 </text:p>
          </table:table-cell>
          <table:table-cell table:style-name="Tabla28.G1" office:value-type="string">
            <text:p text:style-name="P16">OBJ-0006 </text:p>
          </table:table-cell>
          <table:table-cell table:style-name="Tabla28.H1" office:value-type="string">
            <text:p text:style-name="P16">OBJ-0007 </text:p>
          </table:table-cell>
          <table:table-cell table:style-name="Tabla28.I1" office:value-type="string">
            <text:p text:style-name="P16">OBJ-0008 </text:p>
          </table:table-cell>
          <table:table-cell table:style-name="Tabla28.J1" office:value-type="string">
            <text:p text:style-name="P16">IRQ-0001 </text:p>
          </table:table-cell>
          <table:table-cell table:style-name="Tabla28.K1" office:value-type="string">
            <text:p text:style-name="P16">IRQ-0002 </text:p>
          </table:table-cell>
          <table:table-cell table:style-name="Tabla28.L1" office:value-type="string">
            <text:p text:style-name="P16">IRQ-0003 </text:p>
          </table:table-cell>
          <table:table-cell table:style-name="Tabla28.M1" office:value-type="string">
            <text:p text:style-name="P16">IRQ-0004 </text:p>
          </table:table-cell>
        </table:table-row>
        <table:table-row table:style-name="Tabla28.1">
          <table:table-cell table:style-name="Tabla28.A2" office:value-type="string">
            <text:p text:style-name="P15">UC-0001 </text:p>
          </table:table-cell>
          <table:table-cell table:style-name="Tabla28.B2" office:value-type="string">
            <text:p text:style-name="P12">- </text:p>
          </table:table-cell>
          <table:table-cell table:style-name="Tabla28.C2" office:value-type="string">
            <text:p text:style-name="P13"><draw:frame draw:style-name="fr1" draw:name="gráficos42" text:anchor-type="as-char" svg:width="0.423cm" svg:height="0.423cm" draw:z-index="41"><draw:image xlink:href="../images/trace.gif" xlink:type="simple" xlink:show="embed" xlink:actuate="onLoad"/></draw:frame> <text:s/></text:p>
          </table:table-cell>
          <table:table-cell table:style-name="Tabla28.D2" office:value-type="string">
            <text:p text:style-name="P13"><draw:frame draw:style-name="fr1" draw:name="gráficos43" text:anchor-type="as-char" svg:width="0.423cm" svg:height="0.423cm" draw:z-index="42"><draw:image xlink:href="../images/trace.gif" xlink:type="simple" xlink:show="embed" xlink:actuate="onLoad"/></draw:frame> <text:s/></text:p>
          </table:table-cell>
          <table:table-cell table:style-name="Tabla28.E2" office:value-type="string">
            <text:p text:style-name="P13"><draw:frame draw:style-name="fr1" draw:name="gráficos44" text:anchor-type="as-char" svg:width="0.423cm" svg:height="0.423cm" draw:z-index="44"><draw:image xlink:href="../images/trace.gif" xlink:type="simple" xlink:show="embed" xlink:actuate="onLoad"/></draw:frame> <text:s/></text:p>
          </table:table-cell>
          <table:table-cell table:style-name="Tabla28.F2" office:value-type="string">
            <text:p text:style-name="P13"><draw:frame draw:style-name="fr1" draw:name="gráficos45" text:anchor-type="as-char" svg:width="0.423cm" svg:height="0.423cm" draw:z-index="45"><draw:image xlink:href="../images/trace.gif" xlink:type="simple" xlink:show="embed" xlink:actuate="onLoad"/></draw:frame> <text:s/></text:p>
          </table:table-cell>
          <table:table-cell table:style-name="Tabla28.G2" office:value-type="string">
            <text:p text:style-name="P13"><draw:frame draw:style-name="fr1" draw:name="gráficos46" text:anchor-type="as-char" svg:width="0.423cm" svg:height="0.423cm" draw:z-index="47"><draw:image xlink:href="../images/trace.gif" xlink:type="simple" xlink:show="embed" xlink:actuate="onLoad"/></draw:frame> <text:s/></text:p>
          </table:table-cell>
          <table:table-cell table:style-name="Tabla28.H2" office:value-type="string">
            <text:p text:style-name="P13"><draw:frame draw:style-name="fr1" draw:name="gráficos47" text:anchor-type="as-char" svg:width="0.423cm" svg:height="0.423cm" draw:z-index="48"><draw:image xlink:href="../images/trace.gif" xlink:type="simple" xlink:show="embed" xlink:actuate="onLoad"/></draw:frame> <text:s/></text:p>
          </table:table-cell>
          <table:table-cell table:style-name="Tabla28.I2" office:value-type="string">
            <text:p text:style-name="P13"><draw:frame draw:style-name="fr1" draw:name="gráficos48" text:anchor-type="as-char" svg:width="0.423cm" svg:height="0.423cm" draw:z-index="50"><draw:image xlink:href="../images/trace.gif" xlink:type="simple" xlink:show="embed" xlink:actuate="onLoad"/></draw:frame> <text:s/></text:p>
          </table:table-cell>
          <table:table-cell table:style-name="Tabla28.J2" office:value-type="string">
            <text:p text:style-name="P12">- </text:p>
          </table:table-cell>
          <table:table-cell table:style-name="Tabla28.K2" office:value-type="string">
            <text:p text:style-name="P12">- </text:p>
          </table:table-cell>
          <table:table-cell table:style-name="Tabla28.L2" office:value-type="string">
            <text:p text:style-name="P12">- </text:p>
          </table:table-cell>
          <table:table-cell table:style-name="Tabla28.M2" office:value-type="string">
            <text:p text:style-name="P14"><draw:frame draw:style-name="fr1" draw:name="gráficos49" text:anchor-type="as-char" svg:width="0.423cm" svg:height="0.423cm" draw:z-index="51"><draw:image xlink:href="../images/trace.gif" xlink:type="simple" xlink:show="embed" xlink:actuate="onLoad"/></draw:frame> </text:p>
          </table:table-cell>
        </table:table-row>
        <table:table-row table:style-name="Tabla28.1">
          <table:table-cell table:style-name="Tabla28.A3" office:value-type="string">
            <text:p text:style-name="P15">UC-0002 </text:p>
          </table:table-cell>
          <table:table-cell table:style-name="Tabla28.B3" office:value-type="string">
            <text:p text:style-name="P12">- </text:p>
          </table:table-cell>
          <table:table-cell table:style-name="Tabla28.C3" office:value-type="string">
            <text:p text:style-name="P12">- </text:p>
          </table:table-cell>
          <table:table-cell table:style-name="Tabla28.D3" office:value-type="string">
            <text:p text:style-name="P13"><draw:frame draw:style-name="fr1" draw:name="gráficos50" text:anchor-type="as-char" svg:width="0.423cm" svg:height="0.423cm" draw:z-index="53"><draw:image xlink:href="../images/trace.gif" xlink:type="simple" xlink:show="embed" xlink:actuate="onLoad"/></draw:frame> <text:s/></text:p>
          </table:table-cell>
          <table:table-cell table:style-name="Tabla28.E3" office:value-type="string">
            <text:p text:style-name="P13"><draw:frame draw:style-name="fr1" draw:name="gráficos51" text:anchor-type="as-char" svg:width="0.423cm" svg:height="0.423cm" draw:z-index="54"><draw:image xlink:href="../images/trace.gif" xlink:type="simple" xlink:show="embed" xlink:actuate="onLoad"/></draw:frame> <text:s/></text:p>
          </table:table-cell>
          <table:table-cell table:style-name="Tabla28.F3" office:value-type="string">
            <text:p text:style-name="P13"><draw:frame draw:style-name="fr1" draw:name="gráficos52" text:anchor-type="as-char" svg:width="0.423cm" svg:height="0.423cm" draw:z-index="56"><draw:image xlink:href="../images/trace.gif" xlink:type="simple" xlink:show="embed" xlink:actuate="onLoad"/></draw:frame> <text:s/></text:p>
          </table:table-cell>
          <table:table-cell table:style-name="Tabla28.G3" office:value-type="string">
            <text:p text:style-name="P13"><draw:frame draw:style-name="fr1" draw:name="gráficos53" text:anchor-type="as-char" svg:width="0.423cm" svg:height="0.423cm" draw:z-index="57"><draw:image xlink:href="../images/trace.gif" xlink:type="simple" xlink:show="embed" xlink:actuate="onLoad"/></draw:frame> <text:s/></text:p>
          </table:table-cell>
          <table:table-cell table:style-name="Tabla28.H3" office:value-type="string">
            <text:p text:style-name="P13"><draw:frame draw:style-name="fr1" draw:name="gráficos54" text:anchor-type="as-char" svg:width="0.423cm" svg:height="0.423cm" draw:z-index="59"><draw:image xlink:href="../images/trace.gif" xlink:type="simple" xlink:show="embed" xlink:actuate="onLoad"/></draw:frame> <text:s/></text:p>
          </table:table-cell>
          <table:table-cell table:style-name="Tabla28.I3" office:value-type="string">
            <text:p text:style-name="P13"><draw:frame draw:style-name="fr1" draw:name="gráficos55" text:anchor-type="as-char" svg:width="0.423cm" svg:height="0.423cm" draw:z-index="60"><draw:image xlink:href="../images/trace.gif" xlink:type="simple" xlink:show="embed" xlink:actuate="onLoad"/></draw:frame> <text:s/></text:p>
          </table:table-cell>
          <table:table-cell table:style-name="Tabla28.J3" office:value-type="string">
            <text:p text:style-name="P12">- </text:p>
          </table:table-cell>
          <table:table-cell table:style-name="Tabla28.K3" office:value-type="string">
            <text:p text:style-name="P12">- </text:p>
          </table:table-cell>
          <table:table-cell table:style-name="Tabla28.L3" office:value-type="string">
            <text:p text:style-name="P12">- </text:p>
          </table:table-cell>
          <table:table-cell table:style-name="Tabla28.M3" office:value-type="string">
            <text:p text:style-name="P12">- </text:p>
          </table:table-cell>
        </table:table-row>
        <table:table-row table:style-name="Tabla28.1">
          <table:table-cell table:style-name="Tabla28.A4" office:value-type="string">
            <text:p text:style-name="P15">UC-0003 </text:p>
          </table:table-cell>
          <table:table-cell table:style-name="Tabla28.B4" office:value-type="string">
            <text:p text:style-name="P12">- </text:p>
          </table:table-cell>
          <table:table-cell table:style-name="Tabla28.C4" office:value-type="string">
            <text:p text:style-name="P12">- </text:p>
          </table:table-cell>
          <table:table-cell table:style-name="Tabla28.D4" office:value-type="string">
            <text:p text:style-name="P12">- </text:p>
          </table:table-cell>
          <table:table-cell table:style-name="Tabla28.E4" office:value-type="string">
            <text:p text:style-name="P13"><draw:frame draw:style-name="fr1" draw:name="gráficos56" text:anchor-type="as-char" svg:width="0.423cm" svg:height="0.423cm" draw:z-index="62"><draw:image xlink:href="../images/trace.gif" xlink:type="simple" xlink:show="embed" xlink:actuate="onLoad"/></draw:frame> <text:s/></text:p>
          </table:table-cell>
          <table:table-cell table:style-name="Tabla28.F4" office:value-type="string">
            <text:p text:style-name="P12">- </text:p>
          </table:table-cell>
          <table:table-cell table:style-name="Tabla28.G4" office:value-type="string">
            <text:p text:style-name="P13"><draw:frame draw:style-name="fr1" draw:name="gráficos57" text:anchor-type="as-char" svg:width="0.423cm" svg:height="0.423cm" draw:z-index="63"><draw:image xlink:href="../images/trace.gif" xlink:type="simple" xlink:show="embed" xlink:actuate="onLoad"/></draw:frame> <text:s/></text:p>
          </table:table-cell>
          <table:table-cell table:style-name="Tabla28.H4" office:value-type="string">
            <text:p text:style-name="P12">- </text:p>
          </table:table-cell>
          <table:table-cell table:style-name="Tabla28.I4" office:value-type="string">
            <text:p text:style-name="P13"><draw:frame draw:style-name="fr1" draw:name="gráficos58" text:anchor-type="as-char" svg:width="0.423cm" svg:height="0.423cm" draw:z-index="65"><draw:image xlink:href="../images/trace.gif" xlink:type="simple" xlink:show="embed" xlink:actuate="onLoad"/></draw:frame> <text:s/></text:p>
          </table:table-cell>
          <table:table-cell table:style-name="Tabla28.J4" office:value-type="string">
            <text:p text:style-name="P12">- </text:p>
          </table:table-cell>
          <table:table-cell table:style-name="Tabla28.K4" office:value-type="string">
            <text:p text:style-name="P12">- </text:p>
          </table:table-cell>
          <table:table-cell table:style-name="Tabla28.L4" office:value-type="string">
            <text:p text:style-name="P12">- </text:p>
          </table:table-cell>
          <table:table-cell table:style-name="Tabla28.M4" office:value-type="string">
            <text:p text:style-name="P12">- </text:p>
          </table:table-cell>
        </table:table-row>
        <table:table-row table:style-name="Tabla28.1">
          <table:table-cell table:style-name="Tabla28.A5" office:value-type="string">
            <text:p text:style-name="P15">UC-0004 </text:p>
          </table:table-cell>
          <table:table-cell table:style-name="Tabla28.B5" office:value-type="string">
            <text:p text:style-name="P12">- </text:p>
          </table:table-cell>
          <table:table-cell table:style-name="Tabla28.C5" office:value-type="string">
            <text:p text:style-name="P12">- </text:p>
          </table:table-cell>
          <table:table-cell table:style-name="Tabla28.D5" office:value-type="string">
            <text:p text:style-name="P12">- </text:p>
          </table:table-cell>
          <table:table-cell table:style-name="Tabla28.E5" office:value-type="string">
            <text:p text:style-name="P12">- </text:p>
          </table:table-cell>
          <table:table-cell table:style-name="Tabla28.F5" office:value-type="string">
            <text:p text:style-name="P13"><draw:frame draw:style-name="fr1" draw:name="gráficos59" text:anchor-type="as-char" svg:width="0.423cm" svg:height="0.423cm" draw:z-index="66"><draw:image xlink:href="../images/trace.gif" xlink:type="simple" xlink:show="embed" xlink:actuate="onLoad"/></draw:frame> <text:s/></text:p>
          </table:table-cell>
          <table:table-cell table:style-name="Tabla28.G5" office:value-type="string">
            <text:p text:style-name="P13"><draw:frame draw:style-name="fr1" draw:name="gráficos60" text:anchor-type="as-char" svg:width="0.423cm" svg:height="0.423cm" draw:z-index="64"><draw:image xlink:href="../images/trace.gif" xlink:type="simple" xlink:show="embed" xlink:actuate="onLoad"/></draw:frame> <text:s/></text:p>
          </table:table-cell>
          <table:table-cell table:style-name="Tabla28.H5" office:value-type="string">
            <text:p text:style-name="P12"><draw:frame draw:style-name="fr1" draw:name="gráficos61" text:anchor-type="as-char" svg:width="0.423cm" svg:height="0.423cm" draw:z-index="61"><draw:image xlink:href="../images/trace.gif" xlink:type="simple" xlink:show="embed" xlink:actuate="onLoad"/></draw:frame> </text:p>
          </table:table-cell>
          <table:table-cell table:style-name="Tabla28.I5" office:value-type="string">
            <text:p text:style-name="P12"><draw:frame draw:style-name="fr1" draw:name="gráficos62" text:anchor-type="as-char" svg:width="0.423cm" svg:height="0.423cm" draw:z-index="58"><draw:image xlink:href="../images/trace.gif" xlink:type="simple" xlink:show="embed" xlink:actuate="onLoad"/></draw:frame> </text:p>
          </table:table-cell>
          <table:table-cell table:style-name="Tabla28.J5" office:value-type="string">
            <text:p text:style-name="P12">- </text:p>
          </table:table-cell>
          <table:table-cell table:style-name="Tabla28.K5" office:value-type="string">
            <text:p text:style-name="P12">- </text:p>
          </table:table-cell>
          <table:table-cell table:style-name="Tabla28.L5" office:value-type="string">
            <text:p text:style-name="P12">- </text:p>
          </table:table-cell>
          <table:table-cell table:style-name="Tabla28.M5" office:value-type="string">
            <text:p text:style-name="P12">- </text:p>
          </table:table-cell>
        </table:table-row>
        <table:table-row table:style-name="Tabla28.1">
          <table:table-cell table:style-name="Tabla28.A6" office:value-type="string">
            <text:p text:style-name="P15">UC-0005 </text:p>
          </table:table-cell>
          <table:table-cell table:style-name="Tabla28.B6" office:value-type="string">
            <text:p text:style-name="P12">- </text:p>
          </table:table-cell>
          <table:table-cell table:style-name="Tabla28.C6" office:value-type="string">
            <text:p text:style-name="P12">- </text:p>
          </table:table-cell>
          <table:table-cell table:style-name="Tabla28.D6" office:value-type="string">
            <text:p text:style-name="P12">- </text:p>
          </table:table-cell>
          <table:table-cell table:style-name="Tabla28.E6" office:value-type="string">
            <text:p text:style-name="P12">- </text:p>
          </table:table-cell>
          <table:table-cell table:style-name="Tabla28.F6" office:value-type="string">
            <text:p text:style-name="P12">- </text:p>
          </table:table-cell>
          <table:table-cell table:style-name="Tabla28.G6" office:value-type="string">
            <text:p text:style-name="P12"><draw:frame draw:style-name="fr1" draw:name="gráficos63" text:anchor-type="as-char" svg:width="0.423cm" svg:height="0.423cm" draw:z-index="55"><draw:image xlink:href="../images/trace.gif" xlink:type="simple" xlink:show="embed" xlink:actuate="onLoad"/></draw:frame> </text:p>
          </table:table-cell>
          <table:table-cell table:style-name="Tabla28.H6" office:value-type="string">
            <text:p text:style-name="P12">- </text:p>
          </table:table-cell>
          <table:table-cell table:style-name="Tabla28.I6" office:value-type="string">
            <text:p text:style-name="P12"><draw:frame draw:style-name="fr1" draw:name="gráficos64" text:anchor-type="as-char" svg:width="0.423cm" svg:height="0.423cm" draw:z-index="52"><draw:image xlink:href="../images/trace.gif" xlink:type="simple" xlink:show="embed" xlink:actuate="onLoad"/></draw:frame> </text:p>
          </table:table-cell>
          <table:table-cell table:style-name="Tabla28.J6" office:value-type="string">
            <text:p text:style-name="P12">- </text:p>
          </table:table-cell>
          <table:table-cell table:style-name="Tabla28.K6" office:value-type="string">
            <text:p text:style-name="P12">- </text:p>
          </table:table-cell>
          <table:table-cell table:style-name="Tabla28.L6" office:value-type="string">
            <text:p text:style-name="P12">- </text:p>
          </table:table-cell>
          <table:table-cell table:style-name="Tabla28.M6" office:value-type="string">
            <text:p text:style-name="P12">- </text:p>
          </table:table-cell>
        </table:table-row>
        <table:table-row table:style-name="Tabla28.1">
          <table:table-cell table:style-name="Tabla28.A7" office:value-type="string">
            <text:p text:style-name="P15">UC-0006 </text:p>
          </table:table-cell>
          <table:table-cell table:style-name="Tabla28.B7" office:value-type="string">
            <text:p text:style-name="P12">- </text:p>
          </table:table-cell>
          <table:table-cell table:style-name="Tabla28.C7" office:value-type="string">
            <text:p text:style-name="P12">- </text:p>
          </table:table-cell>
          <table:table-cell table:style-name="Tabla28.D7" office:value-type="string">
            <text:p text:style-name="P12">- </text:p>
          </table:table-cell>
          <table:table-cell table:style-name="Tabla28.E7" office:value-type="string">
            <text:p text:style-name="P12">- </text:p>
          </table:table-cell>
          <table:table-cell table:style-name="Tabla28.F7" office:value-type="string">
            <text:p text:style-name="P12">- </text:p>
          </table:table-cell>
          <table:table-cell table:style-name="Tabla28.G7" office:value-type="string">
            <text:p text:style-name="P12">- </text:p>
          </table:table-cell>
          <table:table-cell table:style-name="Tabla28.H7" office:value-type="string">
            <text:p text:style-name="P12"><draw:frame draw:style-name="fr1" draw:name="gráficos65" text:anchor-type="as-char" svg:width="0.423cm" svg:height="0.423cm" draw:z-index="49"><draw:image xlink:href="../images/trace.gif" xlink:type="simple" xlink:show="embed" xlink:actuate="onLoad"/></draw:frame> </text:p>
          </table:table-cell>
          <table:table-cell table:style-name="Tabla28.I7" office:value-type="string">
            <text:p text:style-name="P12">- </text:p>
          </table:table-cell>
          <table:table-cell table:style-name="Tabla28.J7" office:value-type="string">
            <text:p text:style-name="P12">- </text:p>
          </table:table-cell>
          <table:table-cell table:style-name="Tabla28.K7" office:value-type="string">
            <text:p text:style-name="P12">- </text:p>
          </table:table-cell>
          <table:table-cell table:style-name="Tabla28.L7" office:value-type="string">
            <text:p text:style-name="P12">- </text:p>
          </table:table-cell>
          <table:table-cell table:style-name="Tabla28.M7" office:value-type="string">
            <text:p text:style-name="P12">- </text:p>
          </table:table-cell>
        </table:table-row>
        <table:table-row table:style-name="Tabla28.1">
          <table:table-cell table:style-name="Tabla28.A8" office:value-type="string">
            <text:p text:style-name="P15">UC-0007 </text:p>
          </table:table-cell>
          <table:table-cell table:style-name="Tabla28.B8" office:value-type="string">
            <text:p text:style-name="P12">- </text:p>
          </table:table-cell>
          <table:table-cell table:style-name="Tabla28.C8" office:value-type="string">
            <text:p text:style-name="P12">- </text:p>
          </table:table-cell>
          <table:table-cell table:style-name="Tabla28.D8" office:value-type="string">
            <text:p text:style-name="P12">- </text:p>
          </table:table-cell>
          <table:table-cell table:style-name="Tabla28.E8" office:value-type="string">
            <text:p text:style-name="P12">- </text:p>
          </table:table-cell>
          <table:table-cell table:style-name="Tabla28.F8" office:value-type="string">
            <text:p text:style-name="P12">- </text:p>
          </table:table-cell>
          <table:table-cell table:style-name="Tabla28.G8" office:value-type="string">
            <text:p text:style-name="P12">- </text:p>
          </table:table-cell>
          <table:table-cell table:style-name="Tabla28.H8" office:value-type="string">
            <text:p text:style-name="P12"><draw:frame draw:style-name="fr1" draw:name="gráficos66" text:anchor-type="as-char" svg:width="0.423cm" svg:height="0.423cm" draw:z-index="46"><draw:image xlink:href="../images/trace.gif" xlink:type="simple" xlink:show="embed" xlink:actuate="onLoad"/></draw:frame> </text:p>
          </table:table-cell>
          <table:table-cell table:style-name="Tabla28.I8" office:value-type="string">
            <text:p text:style-name="P12"><draw:frame draw:style-name="fr1" draw:name="gráficos67" text:anchor-type="as-char" svg:width="0.423cm" svg:height="0.423cm" draw:z-index="43"><draw:image xlink:href="../images/trace.gif" xlink:type="simple" xlink:show="embed" xlink:actuate="onLoad"/></draw:frame> </text:p>
          </table:table-cell>
          <table:table-cell table:style-name="Tabla28.J8" office:value-type="string">
            <text:p text:style-name="P12">- </text:p>
          </table:table-cell>
          <table:table-cell table:style-name="Tabla28.K8" office:value-type="string">
            <text:p text:style-name="P12">- </text:p>
          </table:table-cell>
          <table:table-cell table:style-name="Tabla28.L8" office:value-type="string">
            <text:p text:style-name="P12">- </text:p>
          </table:table-cell>
          <table:table-cell table:style-name="Tabla28.M8" office:value-type="string">
            <text:p text:style-name="P12">- </text:p>
          </table:table-cell>
        </table:table-row>
        <table:table-row table:style-name="Tabla28.1">
          <table:table-cell table:style-name="Tabla28.A9" office:value-type="string">
            <text:p text:style-name="P15">UC-0008 </text:p>
          </table:table-cell>
          <table:table-cell table:style-name="Tabla28.B9" office:value-type="string">
            <text:p text:style-name="P12">- </text:p>
          </table:table-cell>
          <table:table-cell table:style-name="Tabla28.C9" office:value-type="string">
            <text:p text:style-name="P12">- </text:p>
          </table:table-cell>
          <table:table-cell table:style-name="Tabla28.D9" office:value-type="string">
            <text:p text:style-name="P12">- </text:p>
          </table:table-cell>
          <table:table-cell table:style-name="Tabla28.E9" office:value-type="string">
            <text:p text:style-name="P12"><draw:frame draw:style-name="fr1" draw:name="gráficos68" text:anchor-type="as-char" svg:width="0.423cm" svg:height="0.423cm" draw:z-index="40"><draw:image xlink:href="../images/trace.gif" xlink:type="simple" xlink:show="embed" xlink:actuate="onLoad"/></draw:frame> </text:p>
          </table:table-cell>
          <table:table-cell table:style-name="Tabla28.F9" office:value-type="string">
            <text:p text:style-name="P12">- </text:p>
          </table:table-cell>
          <table:table-cell table:style-name="Tabla28.G9" office:value-type="string">
            <text:p text:style-name="P12">- </text:p>
          </table:table-cell>
          <table:table-cell table:style-name="Tabla28.H9" office:value-type="string">
            <text:p text:style-name="P12">- </text:p>
          </table:table-cell>
          <table:table-cell table:style-name="Tabla28.I9" office:value-type="string">
            <text:p text:style-name="P12">- </text:p>
          </table:table-cell>
          <table:table-cell table:style-name="Tabla28.J9" office:value-type="string">
            <text:p text:style-name="P12">- </text:p>
          </table:table-cell>
          <table:table-cell table:style-name="Tabla28.K9" office:value-type="string">
            <text:p text:style-name="P12">- </text:p>
          </table:table-cell>
          <table:table-cell table:style-name="Tabla28.L9" office:value-type="string">
            <text:p text:style-name="P12">- </text:p>
          </table:table-cell>
          <table:table-cell table:style-name="Tabla28.M9" office:value-type="string">
            <text:p text:style-name="P12">- </text:p>
          </table:table-cell>
        </table:table-row>
      </table:table>
      <text:p text:style-name="P3"><text:span text:style-name="T1">Matriz de rastreabilidad</text:span>: Requisitos funcional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8:53:58.25</meta:creation-date>
    <dc:date>2012-10-28T10:11:12.23</dc:date>
    <meta:editing-duration>PT5M59S</meta:editing-duration>
    <meta:editing-cycles>4</meta:editing-cycles>
    <meta:generator>LibreOffice/3.6$Windows_x86 LibreOffice_project/da8c1e6-fd468f4-454e206-f42a4a9-143cfd</meta:generator>
    <meta:document-statistic meta:table-count="28" meta:image-count="68" meta:object-count="0" meta:page-count="16" meta:paragraph-count="1122" meta:word-count="2982" meta:character-count="19446" meta:non-whitespace-character-count="17030"/>
  </office:meta>
</office:document-meta>
</file>